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Sans Serif" svg:font-family="'MS Sans Serif'" style:font-family-generic="roman" style:font-pitch="variable"/>
    <style:font-face style:name="MSI_BASMALAH" svg:font-family="MSI_BASMALAH"/>
    <style:font-face style:name="MSI_Z322" svg:font-family="MSI_Z322"/>
    <style:font-face style:name="MSI_Z323" svg:font-family="MSI_Z323" style:font-pitch="variable"/>
    <style:font-face style:name="MSI_Z324" svg:font-family="MSI_Z324" style:font-pitch="variable"/>
    <style:font-face style:name="MSI_Z325" svg:font-family="MSI_Z325" style:font-pitch="variable"/>
    <style:font-face style:name="MSI_Z326" svg:font-family="MSI_Z326" style:font-pitch="variable"/>
    <style:font-face style:name="MSI_Z327" svg:font-family="MSI_Z327" style:font-pitch="variable"/>
    <style:font-face style:name="MSI_Z328" svg:font-family="MSI_Z328" style:font-pitch="variable"/>
    <style:font-face style:name="MSI_Z329" svg:font-family="MSI_Z329" style:font-pitch="variable"/>
    <style:font-face style:name="MSI_Z330" svg:font-family="MSI_Z330" style:font-pitch="variable"/>
    <style:font-face style:name="MSI_Z331" svg:font-family="MSI_Z331" style:font-pitch="variable"/>
    <style:font-face style:name="MSI_Z332" svg:font-family="MSI_Z332" style:font-pitch="variable"/>
    <style:font-face style:name="MSI_Z333" svg:font-family="MSI_Z333" style:font-pitch="variable"/>
    <style:font-face style:name="MSI_Z334" svg:font-family="MSI_Z334" style:font-pitch="variable"/>
    <style:font-face style:name="MSI_Z335" svg:font-family="MSI_Z335" style:font-pitch="variable"/>
    <style:font-face style:name="MSI_Z336" svg:font-family="MSI_Z336" style:font-pitch="variable"/>
    <style:font-face style:name="MSI_Z337" svg:font-family="MSI_Z337" style:font-pitch="variable"/>
    <style:font-face style:name="MSI_Z338" svg:font-family="MSI_Z338" style:font-pitch="variable"/>
    <style:font-face style:name="MSI_Z339" svg:font-family="MSI_Z339" style:font-pitch="variable"/>
    <style:font-face style:name="MSI_Z340" svg:font-family="MSI_Z340" style:font-pitch="variable"/>
    <style:font-face style:name="MSI_Z341" svg:font-family="MSI_Z341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322" svg:font-family="QCF_P322" style:font-family-generic="roman" style:font-pitch="variable"/>
    <style:font-face style:name="QCF_P323" svg:font-family="QCF_P323" style:font-family-generic="roman" style:font-pitch="variable"/>
    <style:font-face style:name="QCF_P324" svg:font-family="QCF_P324" style:font-family-generic="roman" style:font-pitch="variable"/>
    <style:font-face style:name="QCF_P325" svg:font-family="QCF_P325" style:font-family-generic="roman" style:font-pitch="variable"/>
    <style:font-face style:name="QCF_P326" svg:font-family="QCF_P326" style:font-family-generic="roman" style:font-pitch="variable"/>
    <style:font-face style:name="QCF_P327" svg:font-family="QCF_P327" style:font-family-generic="roman" style:font-pitch="variable"/>
    <style:font-face style:name="QCF_P328" svg:font-family="QCF_P328" style:font-family-generic="roman" style:font-pitch="variable"/>
    <style:font-face style:name="QCF_P329" svg:font-family="QCF_P329" style:font-family-generic="roman" style:font-pitch="variable"/>
    <style:font-face style:name="QCF_P330" svg:font-family="QCF_P330" style:font-family-generic="roman" style:font-pitch="variable"/>
    <style:font-face style:name="QCF_P331" svg:font-family="QCF_P331" style:font-family-generic="roman" style:font-pitch="variable"/>
    <style:font-face style:name="QCF_P332" svg:font-family="QCF_P332" style:font-family-generic="roman" style:font-pitch="variable"/>
    <style:font-face style:name="QCF_P333" svg:font-family="QCF_P333" style:font-family-generic="roman" style:font-pitch="variable"/>
    <style:font-face style:name="QCF_P334" svg:font-family="QCF_P334" style:font-family-generic="roman" style:font-pitch="variable"/>
    <style:font-face style:name="QCF_P335" svg:font-family="QCF_P335" style:font-family-generic="roman" style:font-pitch="variable"/>
    <style:font-face style:name="QCF_P336" svg:font-family="QCF_P336" style:font-family-generic="roman" style:font-pitch="variable"/>
    <style:font-face style:name="QCF_P337" svg:font-family="QCF_P337" style:font-family-generic="roman" style:font-pitch="variable"/>
    <style:font-face style:name="QCF_P338" svg:font-family="QCF_P338" style:font-family-generic="roman" style:font-pitch="variable"/>
    <style:font-face style:name="QCF_P339" svg:font-family="QCF_P339" style:font-family-generic="roman" style:font-pitch="variable"/>
    <style:font-face style:name="QCF_P340" svg:font-family="QCF_P340" style:font-family-generic="roman" style:font-pitch="variable"/>
    <style:font-face style:name="QCF_P341" svg:font-family="QCF_P341" style:font-family-generic="roman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P3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P4" style:family="paragraph" style:parent-style-name="Header">
      <style:paragraph-properties fo:text-align="start" style:justify-single-word="false"/>
      <style:text-properties officeooo:paragraph-rsid="00c359f2"/>
    </style:style>
    <style:style style:name="P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Liberation Sans Narrow" fo:font-size="23.5pt" officeooo:paragraph-rsid="01290208" style:font-size-asian="23.5pt" style:font-name-complex="MSI_Z323" style:font-size-complex="23.5pt"/>
    </style:style>
    <style:style style:name="P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loext:opacity="0%" style:font-name="Liberation Sans Narrow" fo:font-size="23.5pt" officeooo:paragraph-rsid="012a3ca3" style:font-size-asian="23.5pt" style:font-name-complex="MSI_Z322" style:font-size-complex="23.5pt"/>
    </style:style>
    <style:style style:name="P7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loext:opacity="0%" style:font-name="Liberation Sans Narrow" fo:font-size="23.5pt" officeooo:rsid="012a3ca3" officeooo:paragraph-rsid="012a3ca3" style:font-size-asian="23.5pt" style:font-name-complex="MSI_BASMALAH" style:font-size-complex="23.5pt"/>
    </style:style>
    <style:style style:name="P8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loext:opacity="0%" style:font-name="MS Sans Serif" fo:font-size="23.5pt" officeooo:paragraph-rsid="013311c6" style:font-size-asian="23.5pt" style:font-name-complex="MSI_Z325" style:font-size-complex="23.5pt"/>
    </style:style>
    <style:style style:name="P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3311c6" style:font-size-asian="23.5pt" style:font-name-complex="MSI_Z325" style:font-size-complex="23.5pt"/>
    </style:style>
    <style:style style:name="P10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loext:opacity="0%" style:font-name="MS Sans Serif" fo:font-size="23.5pt" officeooo:paragraph-rsid="013311c6" style:font-size-asian="23.5pt" style:font-name-complex="MSI_Z328" style:font-size-complex="23.5pt"/>
    </style:style>
    <style:style style:name="P1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3311c6" style:font-size-asian="23.5pt" style:font-name-complex="MSI_Z328" style:font-size-complex="23.5pt"/>
    </style:style>
    <style:style style:name="P12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loext:opacity="0%" style:font-name="MS Sans Serif" fo:font-size="23.5pt" officeooo:paragraph-rsid="013311c6" style:font-size-asian="23.5pt" style:font-name-complex="MSI_Z329" style:font-size-complex="23.5pt"/>
    </style:style>
    <style:style style:name="P1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3311c6" style:font-size-asian="23.5pt" style:font-name-complex="MSI_Z329" style:font-size-complex="23.5pt"/>
    </style:style>
    <style:style style:name="P14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loext:opacity="0%" style:font-name="MS Sans Serif" fo:font-size="23.5pt" officeooo:rsid="013311c6" officeooo:paragraph-rsid="013311c6" style:font-size-asian="23.5pt" style:font-name-complex="MSI_Z331" style:font-size-complex="23.5pt"/>
    </style:style>
    <style:style style:name="P1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e04ea" style:font-size-asian="23.5pt" style:font-name-complex="MSI_Z331" style:font-size-complex="23.5pt"/>
    </style:style>
    <style:style style:name="P16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loext:opacity="0%" style:font-name="MS Sans Serif" fo:font-size="23.5pt" officeooo:paragraph-rsid="012e04ea" style:font-size-asian="23.5pt" style:font-name-complex="MSI_Z332" style:font-size-complex="23.5pt"/>
    </style:style>
    <style:style style:name="P17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loext:opacity="0%" style:font-name="MS Sans Serif" fo:font-size="23.5pt" officeooo:paragraph-rsid="0134606d" style:font-size-asian="23.5pt" style:font-name-complex="MSI_Z337" style:font-size-complex="23.5pt"/>
    </style:style>
    <style:style style:name="P1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34606d" style:font-size-asian="23.5pt" style:font-name-complex="MSI_Z337" style:font-size-complex="23.5pt"/>
    </style:style>
    <style:style style:name="P19" style:family="paragraph" style:parent-style-name="Standard">
      <style:paragraph-properties fo:text-align="justify" fo:text-align-last="justify" style:justify-single-word="true" style:writing-mode="rl-tb">
        <style:tab-stops/>
      </style:paragraph-properties>
      <style:text-properties style:use-window-font-color="true" loext:opacity="0%" style:font-name="MS Sans Serif" fo:font-size="23.5pt" officeooo:paragraph-rsid="0134606d" style:font-size-asian="23.5pt" style:font-name-complex="MSI_Z339" style:font-size-complex="23.5pt"/>
    </style:style>
    <style:style style:name="P2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34606d" style:font-size-asian="23.5pt" style:font-name-complex="MSI_Z339" style:font-size-complex="23.5pt"/>
    </style:style>
    <style:style style:name="P21" style:family="paragraph" style:parent-style-name="Standard">
      <style:paragraph-properties fo:text-align="center" style:justify-single-word="false" style:writing-mode="rl-tb">
        <style:tab-stops/>
      </style:paragraph-properties>
      <style:text-properties style:use-window-font-color="true" loext:opacity="0%" style:font-name="MS Sans Serif" fo:font-size="23.5pt" officeooo:rsid="0134ce9b" officeooo:paragraph-rsid="0134ce9b" style:font-size-asian="23.5pt" style:font-name-complex="MSI_Z341" style:font-size-complex="23.5pt"/>
    </style:style>
    <style:style style:name="P2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e04ea" style:font-size-asian="23.5pt" style:font-name-complex="MSI_Z341" style:font-size-complex="23.5pt"/>
    </style:style>
    <style:style style:name="P23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c24f2" style:font-size-asian="23.5pt" style:font-name-complex="MSI_Z324" style:font-size-complex="23.5pt"/>
    </style:style>
    <style:style style:name="P24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c24f2" style:font-size-asian="23.5pt" style:font-name-complex="MSI_Z326" style:font-size-complex="23.5pt"/>
    </style:style>
    <style:style style:name="P25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e04ea" style:font-size-asian="23.5pt" style:font-name-complex="MSI_Z327" style:font-size-complex="23.5pt"/>
    </style:style>
    <style:style style:name="P26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e04ea" style:font-size-asian="23.5pt" style:font-name-complex="MSI_Z330" style:font-size-complex="23.5pt"/>
    </style:style>
    <style:style style:name="P27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e04ea" style:font-size-asian="23.5pt" style:font-name-complex="MSI_Z333" style:font-size-complex="23.5pt"/>
    </style:style>
    <style:style style:name="P28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e04ea" style:font-size-asian="23.5pt" style:font-name-complex="MSI_Z334" style:font-size-complex="23.5pt"/>
    </style:style>
    <style:style style:name="P29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e04ea" style:font-size-asian="23.5pt" style:font-name-complex="MSI_Z335" style:font-size-complex="23.5pt"/>
    </style:style>
    <style:style style:name="P30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e04ea" style:font-size-asian="23.5pt" style:font-name-complex="MSI_Z336" style:font-size-complex="23.5pt"/>
    </style:style>
    <style:style style:name="P31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e04ea" style:font-size-asian="23.5pt" style:font-name-complex="MSI_Z338" style:font-size-complex="23.5pt"/>
    </style:style>
    <style:style style:name="P32" style:family="paragraph" style:parent-style-name="Standard">
      <style:paragraph-properties fo:text-align="justify" fo:text-align-last="justify" style:justify-single-word="true" fo:break-before="page" style:writing-mode="rl-tb">
        <style:tab-stops/>
      </style:paragraph-properties>
      <style:text-properties style:use-window-font-color="true" loext:opacity="0%" style:font-name="MS Sans Serif" fo:font-size="23.5pt" officeooo:paragraph-rsid="012e04ea" style:font-size-asian="23.5pt" style:font-name-complex="MSI_Z340" style:font-size-complex="23.5pt"/>
    </style:style>
    <style:style style:name="P33" style:family="paragraph" style:parent-style-name="Standard" style:master-page-name="Standard">
      <style:paragraph-properties fo:text-align="center" style:justify-single-word="false" style:page-number="322" fo:break-before="auto" fo:break-after="auto" style:writing-mode="rl-tb">
        <style:tab-stops/>
      </style:paragraph-properties>
      <style:text-properties style:use-window-font-color="true" loext:opacity="0%" style:font-name="Liberation Sans Narrow" fo:font-size="23.5pt" officeooo:rsid="012a3ca3" officeooo:paragraph-rsid="012a3ca3" style:font-size-asian="23.5pt" style:font-name-complex="MSI_Z322" style:font-size-complex="23.5pt"/>
    </style:style>
    <style:style style:name="P34" style:family="paragraph" style:parent-style-name="Standard" style:master-page-name="ganti_20_surat">
      <style:paragraph-properties fo:text-align="center" style:justify-single-word="false" style:page-number="auto" fo:break-before="page" style:writing-mode="rl-tb">
        <style:tab-stops/>
      </style:paragraph-properties>
      <style:text-properties style:use-window-font-color="true" loext:opacity="0%" style:font-name="MS Sans Serif" fo:font-size="23.5pt" officeooo:rsid="013311c6" officeooo:paragraph-rsid="013311c6" style:font-size-asian="23.5pt" style:font-name-complex="MSI_Z332" style:font-size-complex="23.5pt"/>
    </style:style>
    <style:style style:name="T1" style:family="text">
      <style:text-properties officeooo:rsid="012706cb"/>
    </style:style>
    <style:style style:name="T2" style:family="text">
      <style:text-properties officeooo:rsid="01267b88"/>
    </style:style>
    <style:style style:name="T3" style:family="text">
      <style:text-properties style:font-name="Liberation Sans Narrow"/>
    </style:style>
    <style:style style:name="T4" style:family="text">
      <style:text-properties style:font-name="Liberation Sans Narrow" fo:font-size="10pt" officeooo:rsid="0075019c" style:font-size-asian="10pt" style:font-size-complex="10pt"/>
    </style:style>
    <style:style style:name="T5" style:family="text">
      <style:text-properties style:font-name="Liberation Sans Narrow" fo:font-size="10pt" officeooo:rsid="0136b361" style:font-size-asian="10pt" style:font-size-complex="10pt"/>
    </style:style>
    <style:style style:name="T6" style:family="text">
      <style:text-properties style:font-name="Liberation Sans Narrow" fo:font-size="10pt" officeooo:rsid="00b43692" style:font-size-asian="10pt" style:font-size-complex="10pt"/>
    </style:style>
    <style:style style:name="T7" style:family="text">
      <style:text-properties officeooo:rsid="011f8199"/>
    </style:style>
    <style:style style:name="T8" style:family="text">
      <style:text-properties officeooo:rsid="00b43692"/>
    </style:style>
    <style:style style:name="T9" style:family="text">
      <style:text-properties style:font-name="QCF_P322"/>
    </style:style>
    <style:style style:name="T10" style:family="text">
      <style:text-properties style:font-name="QCF_P322" style:font-name-complex="MSI_BASMALAH"/>
    </style:style>
    <style:style style:name="T11" style:family="text">
      <style:text-properties style:font-name="QCF_P323"/>
    </style:style>
    <style:style style:name="T12" style:family="text">
      <style:text-properties style:font-name-complex="MSI_BASMALAH"/>
    </style:style>
    <style:style style:name="T13" style:family="text">
      <style:text-properties style:font-name="QCF_P324"/>
    </style:style>
    <style:style style:name="T14" style:family="text">
      <style:text-properties style:font-name="QCF_P325"/>
    </style:style>
    <style:style style:name="T15" style:family="text">
      <style:text-properties style:font-name="QCF_P326"/>
    </style:style>
    <style:style style:name="T16" style:family="text">
      <style:text-properties style:font-name="QCF_P327"/>
    </style:style>
    <style:style style:name="T17" style:family="text">
      <style:text-properties style:font-name="QCF_P328"/>
    </style:style>
    <style:style style:name="T18" style:family="text">
      <style:text-properties style:font-name="QCF_P329"/>
    </style:style>
    <style:style style:name="T19" style:family="text">
      <style:text-properties style:font-name="QCF_P330"/>
    </style:style>
    <style:style style:name="T20" style:family="text">
      <style:text-properties style:font-name="QCF_P331"/>
    </style:style>
    <style:style style:name="T21" style:family="text">
      <style:text-properties style:font-name="QCF_P331" style:font-name-complex="MSI_BASMALAH"/>
    </style:style>
    <style:style style:name="T22" style:family="text">
      <style:text-properties style:font-name="QCF_P332"/>
    </style:style>
    <style:style style:name="T23" style:family="text">
      <style:text-properties style:font-name="QCF_P332" style:font-name-complex="MSI_BASMALAH"/>
    </style:style>
    <style:style style:name="T24" style:family="text">
      <style:text-properties style:font-name="QCF_P333"/>
    </style:style>
    <style:style style:name="T25" style:family="text">
      <style:text-properties style:font-name="QCF_P334"/>
    </style:style>
    <style:style style:name="T26" style:family="text">
      <style:text-properties style:font-name="QCF_P335"/>
    </style:style>
    <style:style style:name="T27" style:family="text">
      <style:text-properties style:font-name="QCF_P336"/>
    </style:style>
    <style:style style:name="T28" style:family="text">
      <style:text-properties style:font-name="QCF_P337"/>
    </style:style>
    <style:style style:name="T29" style:family="text">
      <style:text-properties style:font-name="QCF_P338"/>
    </style:style>
    <style:style style:name="T30" style:family="text">
      <style:text-properties style:font-name="QCF_P339"/>
    </style:style>
    <style:style style:name="T31" style:family="text">
      <style:text-properties style:font-name="QCF_P340"/>
    </style:style>
    <style:style style:name="T32" style:family="text">
      <style:text-properties style:font-name="QCF_P341"/>
    </style:style>
    <style:style style:name="T33" style:family="text">
      <style:text-properties style:font-name="QCF_P341" style:font-name-complex="MSI_BASMALA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0">ﮌ</text:span><text:span text:style-name="T12">ﮡ</text:span></text:p>
      <text:p text:style-name="P7">ﭤﭥﭦ</text:p>
      <text:p text:style-name="P6"><text:span text:style-name="T9">ﭑ</text:span> <text:span text:style-name="T9">ﭒ</text:span> <text:span text:style-name="T9">ﭓ</text:span> <text:span text:style-name="T9">ﭔ</text:span> <text:span text:style-name="T9">ﭕ</text:span> <text:span text:style-name="T9">ﭖ</text:span> <text:span text:style-name="T9">ﭗ</text:span> <text:span text:style-name="T9">ﭘ</text:span></text:p>
      <text:p text:style-name="P6"><text:span text:style-name="T9">ﭙ</text:span><text:span text:style-name="T3"> </text:span><text:span text:style-name="T9">ﭚ</text:span><text:span text:style-name="T3"> </text:span><text:span text:style-name="T9">ﭛ</text:span><text:span text:style-name="T3"> </text:span><text:span text:style-name="T9">ﭜ</text:span><text:span text:style-name="T3"> </text:span><text:span text:style-name="T9">ﭝ</text:span><text:span text:style-name="T3"> </text:span><text:span text:style-name="T9">ﭞ</text:span><text:span text:style-name="T3"> </text:span><text:span text:style-name="T9">ﭟ</text:span><text:span text:style-name="T3"> </text:span><text:span text:style-name="T9">ﭠ</text:span><text:span text:style-name="T3"> </text:span><text:span text:style-name="T9">ﭡ</text:span><text:span text:style-name="T3"> </text:span><text:span text:style-name="T9">ﭢ</text:span><text:span text:style-name="T3"> </text:span><text:span text:style-name="T9">ﭣ</text:span><text:span text:style-name="T3"> </text:span><text:span text:style-name="T9">ﭤ</text:span><text:span text:style-name="T3"> </text:span><text:span text:style-name="T9">ﭥ</text:span><text:span text:style-name="T3"> </text:span><text:span text:style-name="T9">ﭦﭧ</text:span><text:span text:style-name="T3"> </text:span><text:span text:style-name="T9">ﭨ</text:span><text:span text:style-name="T3"> </text:span><text:span text:style-name="T9">ﭩ</text:span><text:span text:style-name="T3"> </text:span><text:span text:style-name="T9">ﭪ</text:span><text:span text:style-name="T3"> </text:span><text:span text:style-name="T9">ﭫ</text:span><text:span text:style-name="T3"> </text:span><text:span text:style-name="T9">ﭬ</text:span><text:span text:style-name="T3"> </text:span><text:span text:style-name="T9">ﭭ</text:span><text:span text:style-name="T3"> </text:span><text:span text:style-name="T9">ﭮ</text:span><text:span text:style-name="T3"> </text:span><text:span text:style-name="T9">ﭯ</text:span><text:span text:style-name="T3"> </text:span><text:span text:style-name="T9">ﭰﭱ</text:span><text:span text:style-name="T3"> </text:span><text:span text:style-name="T9">ﭲ</text:span><text:span text:style-name="T3"> </text:span><text:span text:style-name="T9">ﭳ</text:span><text:span text:style-name="T3"> </text:span><text:span text:style-name="T9">ﭴ</text:span><text:span text:style-name="T3"> </text:span><text:span text:style-name="T9">ﭵ</text:span><text:span text:style-name="T3"> </text:span><text:span text:style-name="T9">ﭶ</text:span><text:span text:style-name="T3"> </text:span><text:span text:style-name="T9">ﭷ</text:span><text:span text:style-name="T3"> </text:span><text:span text:style-name="T9">ﭸ</text:span><text:span text:style-name="T3"> </text:span><text:span text:style-name="T9">ﭹ</text:span><text:span text:style-name="T3"> </text:span><text:span text:style-name="T9">ﭺ</text:span><text:span text:style-name="T3"> </text:span><text:span text:style-name="T9">ﭻ</text:span><text:span text:style-name="T3"> </text:span><text:span text:style-name="T9">ﭼ</text:span><text:span text:style-name="T3"> </text:span><text:span text:style-name="T9">ﭽﭾ</text:span><text:span text:style-name="T3"> </text:span><text:span text:style-name="T9">ﭿ</text:span><text:span text:style-name="T3"> </text:span><text:span text:style-name="T9">ﮀ</text:span><text:span text:style-name="T3"> </text:span><text:span text:style-name="T9">ﮁ</text:span><text:span text:style-name="T3"> </text:span><text:span text:style-name="T9">ﮂ</text:span><text:span text:style-name="T3"> </text:span><text:span text:style-name="T9">ﮃ</text:span><text:span text:style-name="T3"> </text:span><text:span text:style-name="T9">ﮄ</text:span><text:span text:style-name="T3"> </text:span><text:span text:style-name="T9">ﮅ</text:span><text:span text:style-name="T3"> </text:span><text:span text:style-name="T9">ﮆ</text:span><text:span text:style-name="T3"> </text:span><text:span text:style-name="T9">ﮇ</text:span><text:span text:style-name="T3"> </text:span><text:span text:style-name="T9">ﮈ</text:span><text:span text:style-name="T3"> </text:span><text:span text:style-name="T9">ﮉ</text:span><text:span text:style-name="T3"> </text:span><text:span text:style-name="T9">ﮊ</text:span><text:span text:style-name="T3"> </text:span><text:span text:style-name="T9">ﮋ</text:span><text:span text:style-name="T3"> </text:span><text:span text:style-name="T9">ﮌ</text:span><text:span text:style-name="T3"> </text:span><text:span text:style-name="T9">ﮍ</text:span><text:span text:style-name="T3"> </text:span><text:span text:style-name="T9">ﮎ</text:span><text:span text:style-name="T3"> </text:span><text:span text:style-name="T9">ﮏ</text:span><text:span text:style-name="T3"> </text:span><text:span text:style-name="T9">ﮐ</text:span><text:span text:style-name="T3"> </text:span><text:span text:style-name="T9">ﮑ</text:span><text:span text:style-name="T3"> </text:span><text:span text:style-name="T9">ﮒ</text:span><text:span text:style-name="T3"> </text:span><text:span text:style-name="T9">ﮓ</text:span><text:span text:style-name="T3"> </text:span><text:span text:style-name="T9">ﮔ</text:span><text:span text:style-name="T3"> </text:span><text:span text:style-name="T9">ﮕ</text:span><text:span text:style-name="T3"> </text:span><text:span text:style-name="T9">ﮖ</text:span><text:span text:style-name="T3"> </text:span><text:span text:style-name="T9">ﮗﮘ</text:span><text:span text:style-name="T3"> </text:span><text:span text:style-name="T9">ﮙ</text:span><text:span text:style-name="T3"> </text:span><text:span text:style-name="T9">ﮚ</text:span><text:span text:style-name="T3"> </text:span><text:span text:style-name="T9">ﮛ</text:span><text:span text:style-name="T3"> </text:span><text:span text:style-name="T9">ﮜ</text:span><text:span text:style-name="T3"> </text:span><text:span text:style-name="T9">ﮝ</text:span><text:span text:style-name="T3"> </text:span><text:span text:style-name="T9">ﮞ</text:span><text:span text:style-name="T3"> </text:span><text:span text:style-name="T9">ﮟ</text:span><text:span text:style-name="T3"> </text:span><text:span text:style-name="T9">ﮠ</text:span><text:span text:style-name="T3"> </text:span><text:span text:style-name="T9">ﮡ</text:span><text:span text:style-name="T3"> </text:span><text:span text:style-name="T9">ﮢﮣ</text:span><text:span text:style-name="T3"> </text:span><text:span text:style-name="T9">ﮤ</text:span><text:span text:style-name="T3"> </text:span><text:span text:style-name="T9">ﮥ</text:span><text:span text:style-name="T3"> </text:span><text:span text:style-name="T9">ﮦ</text:span><text:span text:style-name="T3"> </text:span><text:span text:style-name="T9">ﮧ</text:span><text:span text:style-name="T3"> </text:span><text:span text:style-name="T9">ﮨ</text:span><text:span text:style-name="T3"> </text:span><text:span text:style-name="T9">ﮩ</text:span><text:span text:style-name="T3"> </text:span><text:span text:style-name="T9">ﮪ</text:span><text:span text:style-name="T3"> </text:span><text:span text:style-name="T9">ﮫ</text:span><text:span text:style-name="T3"> </text:span><text:span text:style-name="T9">ﮬ</text:span><text:span text:style-name="T3"> </text:span><text:span text:style-name="T9">ﮭ</text:span><text:span text:style-name="T3"> </text:span><text:span text:style-name="T9">ﮮ</text:span><text:span text:style-name="T3"> </text:span><text:span text:style-name="T9">ﮯ</text:span><text:span text:style-name="T3"> </text:span><text:span text:style-name="T9">ﮰ</text:span><text:span text:style-name="T3"> </text:span><text:span text:style-name="T9">ﮱ</text:span><text:span text:style-name="T3"> </text:span><text:span text:style-name="T9">ﯓ</text:span><text:span text:style-name="T3"> </text:span><text:span text:style-name="T9">ﯔ</text:span><text:span text:style-name="T3"> </text:span><text:span text:style-name="T9">ﯕ</text:span><text:span text:style-name="T3"> </text:span><text:span text:style-name="T9">ﯖ</text:span><text:span text:style-name="T3"> </text:span><text:span text:style-name="T9">ﯗ</text:span><text:span text:style-name="T3"> </text:span><text:span text:style-name="T9">ﯘ</text:span><text:span text:style-name="T3"> </text:span><text:span text:style-name="T9">ﯙ</text:span><text:span text:style-name="T3"> </text:span><text:span text:style-name="T9">ﯚ</text:span><text:span text:style-name="T3"> </text:span><text:span text:style-name="T9">ﯛ</text:span><text:span text:style-name="T3"> </text:span><text:span text:style-name="T9">ﯜ</text:span><text:span text:style-name="T3"> </text:span><text:span text:style-name="T9">ﯝ</text:span><text:span text:style-name="T3"> </text:span><text:span text:style-name="T9">ﯞ</text:span><text:span text:style-name="T3"> </text:span><text:span text:style-name="T9">ﯟ</text:span><text:span text:style-name="T3"> </text:span><text:span text:style-name="T9">ﯠ</text:span><text:span text:style-name="T3"> </text:span><text:span text:style-name="T9">ﯡ</text:span><text:span text:style-name="T3"> </text:span><text:span text:style-name="T9">ﯢ</text:span><text:span text:style-name="T3"> </text:span><text:span text:style-name="T9">ﯣ</text:span><text:span text:style-name="T3"> </text:span><text:span text:style-name="T9">ﯤ</text:span><text:span text:style-name="T3"> </text:span><text:span text:style-name="T9">ﯥﯦ</text:span><text:span text:style-name="T3"> </text:span><text:span text:style-name="T9">ﯧ</text:span><text:span text:style-name="T3"> </text:span><text:span text:style-name="T9">ﯨ</text:span><text:span text:style-name="T3"> </text:span><text:span text:style-name="T9">ﯩ</text:span></text:p>
      <text:p text:style-name="P5"><text:span text:style-name="T11">ﭑ</text:span><text:span text:style-name="T3"> </text:span><text:span text:style-name="T11">ﭒ</text:span><text:span text:style-name="T3"> </text:span><text:span text:style-name="T11">ﭓ</text:span><text:span text:style-name="T3"> </text:span><text:span text:style-name="T11">ﭔ</text:span><text:span text:style-name="T3"> </text:span><text:span text:style-name="T11">ﭕ</text:span><text:span text:style-name="T3"> </text:span><text:span text:style-name="T11">ﭖ</text:span><text:span text:style-name="T3"> </text:span><text:span text:style-name="T11">ﭗ</text:span><text:span text:style-name="T3"> </text:span><text:span text:style-name="T11">ﭘ</text:span><text:span text:style-name="T3"> </text:span><text:span text:style-name="T11">ﭙ</text:span><text:span text:style-name="T3"> </text:span><text:span text:style-name="T11">ﭚ</text:span><text:span text:style-name="T3"> </text:span><text:span text:style-name="T11">ﭛ</text:span><text:span text:style-name="T3"> </text:span><text:span text:style-name="T11">ﭜ</text:span><text:span text:style-name="T3"> </text:span><text:span text:style-name="T11">ﭝ</text:span><text:span text:style-name="T3"> </text:span><text:span text:style-name="T11">ﭞ</text:span><text:span text:style-name="T3"> </text:span><text:span text:style-name="T11">ﭟ</text:span><text:span text:style-name="T3"> </text:span><text:span text:style-name="T11">ﭠ</text:span><text:span text:style-name="T3"> </text:span><text:span text:style-name="T11">ﭡ</text:span><text:span text:style-name="T3"> </text:span><text:span text:style-name="T11">ﭢ</text:span><text:span text:style-name="T3"> </text:span><text:span text:style-name="T11">ﭣ</text:span><text:span text:style-name="T3"> </text:span><text:span text:style-name="T11">ﭤ</text:span><text:span text:style-name="T3"> </text:span><text:span text:style-name="T11">ﭥ</text:span><text:span text:style-name="T3"> </text:span><text:span text:style-name="T11">ﭦ</text:span><text:span text:style-name="T3"> </text:span><text:span text:style-name="T11">ﭧ</text:span><text:span text:style-name="T3"> </text:span><text:span text:style-name="T11">ﭨ</text:span><text:span text:style-name="T3"> </text:span><text:span text:style-name="T11">ﭩ</text:span><text:span text:style-name="T3"> </text:span><text:span text:style-name="T11">ﭪ</text:span><text:span text:style-name="T3"> </text:span><text:span text:style-name="T11">ﭫ</text:span><text:span text:style-name="T3"> </text:span><text:span text:style-name="T11">ﭬ</text:span><text:span text:style-name="T3"> </text:span><text:span text:style-name="T11">ﭭ</text:span><text:span text:style-name="T3"> </text:span><text:span text:style-name="T11">ﭮ</text:span><text:span text:style-name="T3"> </text:span><text:span text:style-name="T11">ﭯ</text:span><text:span text:style-name="T3"> </text:span><text:span text:style-name="T11">ﭰ</text:span><text:span text:style-name="T3"> </text:span><text:span text:style-name="T11">ﭱ</text:span><text:span text:style-name="T3"> </text:span><text:span text:style-name="T11">ﭲ</text:span><text:span text:style-name="T3"> </text:span><text:span text:style-name="T11">ﭳ</text:span><text:span text:style-name="T3"> </text:span><text:span text:style-name="T11">ﭴ</text:span><text:span text:style-name="T3"> </text:span><text:span text:style-name="T11">ﭵ</text:span><text:span text:style-name="T3"> </text:span><text:span text:style-name="T11">ﭶ</text:span><text:span text:style-name="T3"> </text:span><text:span text:style-name="T11">ﭷ</text:span><text:span text:style-name="T3"> </text:span><text:span text:style-name="T11">ﭸ</text:span><text:span text:style-name="T3"> </text:span><text:span text:style-name="T11">ﭹ</text:span><text:span text:style-name="T3"> </text:span><text:span text:style-name="T11">ﭺ</text:span><text:span text:style-name="T3"> </text:span><text:span text:style-name="T11">ﭻ</text:span><text:span text:style-name="T3"> </text:span><text:span text:style-name="T11">ﭼ</text:span><text:span text:style-name="T3"> </text:span><text:span text:style-name="T11">ﭽ</text:span><text:span text:style-name="T3"> </text:span><text:span text:style-name="T11">ﭾ</text:span><text:span text:style-name="T3"> </text:span><text:span text:style-name="T11">ﭿ</text:span><text:span text:style-name="T3"> </text:span><text:span text:style-name="T11">ﮀ</text:span><text:span text:style-name="T3"> </text:span><text:span text:style-name="T11">ﮁ</text:span><text:span text:style-name="T3"> </text:span><text:span text:style-name="T11">ﮂ</text:span><text:span text:style-name="T3"> </text:span><text:span text:style-name="T11">ﮃ</text:span><text:span text:style-name="T3"> </text:span><text:span text:style-name="T11">ﮄ</text:span><text:span text:style-name="T3"> </text:span><text:span text:style-name="T11">ﮅ</text:span><text:span text:style-name="T3"> </text:span><text:span text:style-name="T11">ﮆ</text:span><text:span text:style-name="T3"> </text:span><text:span text:style-name="T11">ﮇ</text:span><text:span text:style-name="T3"> </text:span><text:span text:style-name="T11">ﮈ</text:span><text:span text:style-name="T3"> </text:span><text:span text:style-name="T11">ﮉ</text:span><text:span text:style-name="T3"> </text:span><text:span text:style-name="T11">ﮊ</text:span><text:span text:style-name="T3"> </text:span><text:span text:style-name="T11">ﮋ</text:span><text:span text:style-name="T3"> </text:span><text:span text:style-name="T11">ﮌ</text:span><text:span text:style-name="T3"> </text:span><text:span text:style-name="T11">ﮍ</text:span><text:span text:style-name="T3"> </text:span><text:span text:style-name="T11">ﮎ</text:span><text:span text:style-name="T3"> </text:span><text:span text:style-name="T11">ﮏ</text:span><text:span text:style-name="T3"> </text:span><text:span text:style-name="T11">ﮐ</text:span><text:span text:style-name="T3"> </text:span><text:span text:style-name="T11">ﮑ</text:span><text:span text:style-name="T3"> </text:span><text:span text:style-name="T11">ﮒ</text:span><text:span text:style-name="T3"> </text:span><text:span text:style-name="T11">ﮓ</text:span><text:span text:style-name="T3"> </text:span><text:span text:style-name="T11">ﮔ</text:span><text:span text:style-name="T3"> </text:span><text:span text:style-name="T11">ﮕ</text:span><text:span text:style-name="T3"> </text:span><text:span text:style-name="T11">ﮖ</text:span><text:span text:style-name="T3"> </text:span><text:span text:style-name="T11">ﮗ</text:span><text:span text:style-name="T3"> </text:span><text:span text:style-name="T11">ﮘ</text:span><text:span text:style-name="T3"> </text:span><text:span text:style-name="T11">ﮙ</text:span><text:span text:style-name="T3"> </text:span><text:span text:style-name="T11">ﮚﮛ</text:span><text:span text:style-name="T3"> </text:span><text:span text:style-name="T11">ﮜ</text:span><text:span text:style-name="T3"> </text:span><text:span text:style-name="T11">ﮝ</text:span><text:span text:style-name="T3"> </text:span><text:span text:style-name="T11">ﮞ</text:span><text:span text:style-name="T3"> </text:span><text:span text:style-name="T11">ﮟ</text:span><text:span text:style-name="T3"> </text:span><text:span text:style-name="T11">ﮠ</text:span><text:span text:style-name="T3"> </text:span><text:span text:style-name="T11">ﮡ</text:span><text:span text:style-name="T3"> </text:span><text:span text:style-name="T11">ﮢ</text:span><text:span text:style-name="T3"> </text:span><text:span text:style-name="T11">ﮣ</text:span><text:span text:style-name="T3"> </text:span><text:span text:style-name="T11">ﮤ</text:span><text:span text:style-name="T3"> </text:span><text:span text:style-name="T11">ﮥﮦ</text:span><text:span text:style-name="T3"> </text:span><text:span text:style-name="T11">ﮧ</text:span><text:span text:style-name="T3"> </text:span><text:span text:style-name="T11">ﮨ</text:span><text:span text:style-name="T3"> </text:span><text:span text:style-name="T11">ﮩ</text:span><text:span text:style-name="T3"> </text:span><text:span text:style-name="T11">ﮪ</text:span><text:span text:style-name="T3"> </text:span><text:span text:style-name="T11">ﮫ</text:span><text:span text:style-name="T3"> </text:span><text:span text:style-name="T11">ﮬ</text:span><text:span text:style-name="T3"> </text:span><text:span text:style-name="T11">ﮭ</text:span><text:span text:style-name="T3"> </text:span><text:span text:style-name="T11">ﮮ</text:span><text:span text:style-name="T3"> </text:span><text:span text:style-name="T11">ﮯ</text:span><text:span text:style-name="T3"> </text:span><text:span text:style-name="T11">ﮰ</text:span><text:span text:style-name="T3"> </text:span><text:span text:style-name="T11">ﮱ</text:span><text:span text:style-name="T3"> </text:span><text:span text:style-name="T11">ﯓ</text:span><text:span text:style-name="T3"> </text:span><text:span text:style-name="T11">ﯔ</text:span><text:span text:style-name="T3"> </text:span><text:span text:style-name="T11">ﯕ</text:span><text:span text:style-name="T3"> </text:span><text:span text:style-name="T11">ﯖ</text:span><text:span text:style-name="T3"> </text:span><text:span text:style-name="T11">ﯗ</text:span><text:span text:style-name="T3"> </text:span><text:span text:style-name="T11">ﯘ</text:span><text:span text:style-name="T3"> </text:span><text:span text:style-name="T11">ﯙ</text:span><text:span text:style-name="T3"> </text:span><text:span text:style-name="T11">ﯚ</text:span><text:span text:style-name="T3"> </text:span><text:span text:style-name="T11">ﯛ</text:span><text:span text:style-name="T3"> </text:span><text:span text:style-name="T11">ﯜ</text:span><text:span text:style-name="T3"> </text:span><text:span text:style-name="T11">ﯝ</text:span><text:span text:style-name="T3"> </text:span><text:span text:style-name="T11">ﯞ</text:span><text:span text:style-name="T3"> </text:span><text:span text:style-name="T11">ﯟ</text:span><text:span text:style-name="T3"> </text:span><text:span text:style-name="T11">ﯠ</text:span><text:span text:style-name="T3"> </text:span><text:span text:style-name="T11">ﯡ</text:span><text:span text:style-name="T3"> </text:span><text:span text:style-name="T11">ﯢ</text:span><text:span text:style-name="T3"> </text:span><text:span text:style-name="T11">ﯣ</text:span><text:span text:style-name="T3"> </text:span><text:span text:style-name="T11">ﯤ</text:span><text:span text:style-name="T3"> </text:span><text:span text:style-name="T11">ﯥﯦ</text:span><text:span text:style-name="T3"> </text:span><text:span text:style-name="T11">ﯧ</text:span><text:span text:style-name="T3"> </text:span><text:span text:style-name="T11">ﯨ</text:span><text:span text:style-name="T3"> </text:span><text:span text:style-name="T11">ﯩ</text:span><text:span text:style-name="T3"> </text:span><text:span text:style-name="T11">ﯪ</text:span><text:span text:style-name="T3"> </text:span><text:span text:style-name="T11">ﯫ</text:span><text:span text:style-name="T3"> </text:span><text:span text:style-name="T11">ﯬ</text:span><text:span text:style-name="T3"> </text:span><text:span text:style-name="T11">ﯭ</text:span><text:span text:style-name="T3"> </text:span><text:span text:style-name="T11">ﯮﯯﯰﯱﯲﯳﯴﯵ</text:span><text:span text:style-name="T3"> </text:span><text:span text:style-name="T11">ﯶ</text:span><text:span text:style-name="T3"> </text:span><text:span text:style-name="T11">ﯷ</text:span><text:span text:style-name="T3"> </text:span><text:span text:style-name="T11">ﯸ</text:span><text:span text:style-name="T3"> </text:span><text:span text:style-name="T11">ﯹﯺ</text:span><text:span text:style-name="T3"> </text:span><text:span text:style-name="T11">ﯻ</text:span><text:span text:style-name="T3"> </text:span><text:span text:style-name="T11">ﯼ</text:span><text:span text:style-name="T3"> </text:span><text:span text:style-name="T11">ﯽﯾ</text:span><text:span text:style-name="T3"> </text:span><text:span text:style-name="T11">ﯿ</text:span><text:span text:style-name="T3"> </text:span><text:span text:style-name="T11">ﰀ</text:span><text:span text:style-name="T3"> </text:span><text:span text:style-name="T11">ﰁ</text:span><text:span text:style-name="T3"> </text:span><text:span text:style-name="T11">ﰂ</text:span><text:span text:style-name="T3"> </text:span><text:span text:style-name="T11">ﰃ</text:span><text:span text:style-name="T3"> </text:span><text:span text:style-name="T11">ﰄ</text:span><text:span text:style-name="T3"> </text:span><text:span text:style-name="T11">ﰅﰆ</text:span><text:span text:style-name="T3"> </text:span><text:span text:style-name="T11">ﰇ</text:span><text:span text:style-name="T3"> </text:span><text:span text:style-name="T11">ﰈ</text:span><text:span text:style-name="T3"> </text:span><text:span text:style-name="T11">ﰉ</text:span><text:span text:style-name="T3"> </text:span><text:span text:style-name="T11">ﰊ</text:span><text:span text:style-name="T3"> </text:span><text:span text:style-name="T11">ﰋﰌ</text:span><text:span text:style-name="T3"> </text:span><text:span text:style-name="T11">ﰍ</text:span><text:span text:style-name="T3"> </text:span><text:span text:style-name="T11">ﰎ</text:span></text:p>
      <text:p text:style-name="P23"><text:span text:style-name="T13">ﭑ</text:span><text:span text:style-name="T3"> </text:span><text:span text:style-name="T13">ﭒ</text:span><text:span text:style-name="T3"> </text:span><text:span text:style-name="T13">ﭓ</text:span><text:span text:style-name="T3"> </text:span><text:span text:style-name="T13">ﭔ</text:span><text:span text:style-name="T3"> </text:span><text:span text:style-name="T13">ﭕ</text:span><text:span text:style-name="T3"> </text:span><text:span text:style-name="T13">ﭖ</text:span><text:span text:style-name="T3"> </text:span><text:span text:style-name="T13">ﭗ</text:span><text:span text:style-name="T3"> </text:span><text:span text:style-name="T13">ﭘ</text:span><text:span text:style-name="T3"> </text:span><text:span text:style-name="T13">ﭙ</text:span><text:span text:style-name="T3"> </text:span><text:span text:style-name="T13">ﭚ</text:span><text:span text:style-name="T3"> </text:span><text:span text:style-name="T13">ﭛ</text:span><text:span text:style-name="T3"> </text:span><text:span text:style-name="T13">ﭜ</text:span><text:span text:style-name="T3"> </text:span><text:span text:style-name="T13">ﭝ</text:span><text:span text:style-name="T3"> </text:span><text:span text:style-name="T13">ﭞ</text:span><text:span text:style-name="T3"> </text:span><text:span text:style-name="T13">ﭟ</text:span><text:span text:style-name="T3"> </text:span><text:span text:style-name="T13">ﭠ</text:span><text:span text:style-name="T3"> </text:span><text:span text:style-name="T13">ﭡ</text:span><text:span text:style-name="T3"> </text:span><text:span text:style-name="T13">ﭢ</text:span><text:span text:style-name="T3"> </text:span><text:span text:style-name="T13">ﭣ</text:span><text:span text:style-name="T3"> </text:span><text:span text:style-name="T13">ﭤﭥ</text:span><text:span text:style-name="T3"> </text:span><text:span text:style-name="T13">ﭦﭧ</text:span><text:span text:style-name="T3"> </text:span><text:span text:style-name="T13">ﭨ</text:span><text:span text:style-name="T3"> </text:span><text:span text:style-name="T13">ﭩ</text:span><text:span text:style-name="T3"> </text:span><text:span text:style-name="T13">ﭪ</text:span><text:span text:style-name="T3"> </text:span><text:span text:style-name="T13">ﭫ</text:span><text:span text:style-name="T3"> </text:span><text:span text:style-name="T13">ﭬ</text:span><text:span text:style-name="T3"> </text:span><text:span text:style-name="T13">ﭭ</text:span><text:span text:style-name="T3"> </text:span><text:span text:style-name="T13">ﭮ</text:span><text:span text:style-name="T3"> </text:span><text:span text:style-name="T13">ﭯ</text:span><text:span text:style-name="T3"> </text:span><text:span text:style-name="T13">ﭰ</text:span><text:span text:style-name="T3"> </text:span><text:span text:style-name="T13">ﭱ</text:span><text:span text:style-name="T3"> </text:span><text:span text:style-name="T13">ﭲ</text:span><text:span text:style-name="T3"> </text:span><text:span text:style-name="T13">ﭳ</text:span><text:span text:style-name="T3"> </text:span><text:span text:style-name="T13">ﭴ</text:span><text:span text:style-name="T3"> </text:span><text:span text:style-name="T13">ﭵ</text:span><text:span text:style-name="T3"> </text:span><text:span text:style-name="T13">ﭶ</text:span><text:span text:style-name="T3"> </text:span><text:span text:style-name="T13">ﭷ</text:span><text:span text:style-name="T3"> </text:span><text:span text:style-name="T13">ﭸ</text:span><text:span text:style-name="T3"> </text:span><text:span text:style-name="T13">ﭹ</text:span><text:span text:style-name="T3"> </text:span><text:span text:style-name="T13">ﭺ</text:span><text:span text:style-name="T3"> </text:span><text:span text:style-name="T13">ﭻ</text:span><text:span text:style-name="T3"> </text:span><text:span text:style-name="T13">ﭼ</text:span><text:span text:style-name="T3"> </text:span><text:span text:style-name="T13">ﭽ</text:span><text:span text:style-name="T3"> </text:span><text:span text:style-name="T13">ﭾ</text:span><text:span text:style-name="T3"> </text:span><text:span text:style-name="T13">ﭿ</text:span><text:span text:style-name="T3"> </text:span><text:span text:style-name="T13">ﮀ</text:span><text:span text:style-name="T3"> </text:span><text:span text:style-name="T13">ﮁ</text:span><text:span text:style-name="T3"> </text:span><text:span text:style-name="T13">ﮂ</text:span><text:span text:style-name="T3"> </text:span><text:span text:style-name="T13">ﮃ</text:span><text:span text:style-name="T3"> </text:span><text:span text:style-name="T13">ﮄ</text:span><text:span text:style-name="T3"> </text:span><text:span text:style-name="T13">ﮅ</text:span><text:span text:style-name="T3"> </text:span><text:span text:style-name="T13">ﮆ</text:span><text:span text:style-name="T3"> </text:span><text:span text:style-name="T13">ﮇ</text:span><text:span text:style-name="T3"> </text:span><text:span text:style-name="T13">ﮈ</text:span><text:span text:style-name="T3"> </text:span><text:span text:style-name="T13">ﮉ</text:span><text:span text:style-name="T3"> </text:span><text:span text:style-name="T13">ﮊ</text:span><text:span text:style-name="T3"> </text:span><text:span text:style-name="T13">ﮋ</text:span><text:span text:style-name="T3"> </text:span><text:span text:style-name="T13">ﮌ</text:span><text:span text:style-name="T3"> </text:span><text:span text:style-name="T13">ﮍﮎ</text:span><text:span text:style-name="T3"> </text:span><text:span text:style-name="T13">ﮏ</text:span><text:span text:style-name="T3"> </text:span><text:span text:style-name="T13">ﮐ</text:span><text:span text:style-name="T3"> </text:span><text:span text:style-name="T13">ﮑ</text:span><text:span text:style-name="T3"> </text:span><text:span text:style-name="T13">ﮒ</text:span><text:span text:style-name="T3"> </text:span><text:span text:style-name="T13">ﮓ</text:span><text:span text:style-name="T3"> </text:span><text:span text:style-name="T13">ﮔ</text:span><text:span text:style-name="T3"> </text:span><text:span text:style-name="T13">ﮕ</text:span><text:span text:style-name="T3"> </text:span><text:span text:style-name="T13">ﮖ</text:span><text:span text:style-name="T3"> </text:span><text:span text:style-name="T13">ﮗ</text:span><text:span text:style-name="T3"> </text:span><text:span text:style-name="T13">ﮘ</text:span><text:span text:style-name="T3"> </text:span><text:span text:style-name="T13">ﮙ</text:span><text:span text:style-name="T3"> </text:span><text:span text:style-name="T13">ﮚ</text:span><text:span text:style-name="T3"> </text:span><text:span text:style-name="T13">ﮛ</text:span><text:span text:style-name="T3"> </text:span><text:span text:style-name="T13">ﮜﮝ</text:span><text:span text:style-name="T3"> </text:span><text:span text:style-name="T13">ﮞ</text:span><text:span text:style-name="T3"> </text:span><text:span text:style-name="T13">ﮟ</text:span><text:span text:style-name="T3"> </text:span><text:span text:style-name="T13">ﮠ</text:span><text:span text:style-name="T3"> </text:span><text:span text:style-name="T13">ﮡ</text:span><text:span text:style-name="T3"> </text:span><text:span text:style-name="T13">ﮢ</text:span><text:span text:style-name="T3"> </text:span><text:span text:style-name="T13">ﮣﮤ</text:span><text:span text:style-name="T3"> </text:span><text:span text:style-name="T13">ﮥ</text:span><text:span text:style-name="T3"> </text:span><text:span text:style-name="T13">ﮦ</text:span><text:span text:style-name="T3"> </text:span><text:span text:style-name="T13">ﮧ</text:span><text:span text:style-name="T3"> </text:span><text:span text:style-name="T13">ﮨ</text:span><text:span text:style-name="T3"> </text:span><text:span text:style-name="T13">ﮩ</text:span><text:span text:style-name="T3"> </text:span><text:span text:style-name="T13">ﮪ</text:span><text:span text:style-name="T3"> </text:span><text:span text:style-name="T13">ﮫ</text:span><text:span text:style-name="T3"> </text:span><text:span text:style-name="T13">ﮬ</text:span><text:span text:style-name="T3"> </text:span><text:span text:style-name="T13">ﮭ</text:span><text:span text:style-name="T3"> </text:span><text:span text:style-name="T13">ﮮ</text:span><text:span text:style-name="T3"> </text:span><text:span text:style-name="T13">ﮯ</text:span><text:span text:style-name="T3"> </text:span><text:span text:style-name="T13">ﮰ</text:span><text:span text:style-name="T3"> </text:span><text:span text:style-name="T13">ﮱ</text:span><text:span text:style-name="T3"> </text:span><text:span text:style-name="T13">ﯓ</text:span><text:span text:style-name="T3"> </text:span><text:span text:style-name="T13">ﯔ</text:span><text:span text:style-name="T3"> </text:span><text:span text:style-name="T13">ﯕ</text:span><text:span text:style-name="T3"> </text:span><text:span text:style-name="T13">ﯖ</text:span><text:span text:style-name="T3"> </text:span><text:span text:style-name="T13">ﯗ</text:span><text:span text:style-name="T3"> </text:span><text:span text:style-name="T13">ﯘ</text:span><text:span text:style-name="T3"> </text:span><text:span text:style-name="T13">ﯙ</text:span><text:span text:style-name="T3"> </text:span><text:span text:style-name="T13">ﯚﯛ</text:span><text:span text:style-name="T3"> </text:span><text:span text:style-name="T13">ﯜ</text:span><text:span text:style-name="T3"> </text:span><text:span text:style-name="T13">ﯝ</text:span><text:span text:style-name="T3"> </text:span><text:span text:style-name="T13">ﯞ</text:span><text:span text:style-name="T3"> </text:span><text:span text:style-name="T13">ﯟ</text:span><text:span text:style-name="T3"> </text:span><text:span text:style-name="T13">ﯠ</text:span><text:span text:style-name="T3"> </text:span><text:span text:style-name="T13">ﯡ</text:span><text:span text:style-name="T3"> </text:span><text:span text:style-name="T13">ﯢ</text:span><text:span text:style-name="T3"> </text:span><text:span text:style-name="T13">ﯣ</text:span><text:span text:style-name="T3"> </text:span><text:span text:style-name="T13">ﯤ</text:span><text:span text:style-name="T3"> </text:span><text:span text:style-name="T13">ﯥ</text:span><text:span text:style-name="T3"> </text:span><text:span text:style-name="T13">ﯦ</text:span><text:span text:style-name="T3"> </text:span><text:span text:style-name="T13">ﯧﯨ</text:span><text:span text:style-name="T3"> </text:span><text:span text:style-name="T13">ﯩ</text:span><text:span text:style-name="T3"> </text:span><text:span text:style-name="T13">ﯪ</text:span><text:span text:style-name="T3"> </text:span><text:span text:style-name="T13">ﯫ</text:span><text:span text:style-name="T3"> </text:span><text:span text:style-name="T13">ﯬﯭﯮﯯﯰﯱ</text:span><text:span text:style-name="T3"> </text:span><text:span text:style-name="T13">ﯲ</text:span><text:span text:style-name="T3"> </text:span><text:span text:style-name="T13">ﯳﯴ</text:span><text:span text:style-name="T3"> </text:span><text:span text:style-name="T13">ﯵ</text:span><text:span text:style-name="T3"> </text:span><text:span text:style-name="T13">ﯶ</text:span><text:span text:style-name="T3"> </text:span><text:span text:style-name="T13">ﯷ</text:span><text:span text:style-name="T3"> </text:span><text:span text:style-name="T13">ﯸ</text:span><text:span text:style-name="T3"> </text:span><text:span text:style-name="T13">ﯹ</text:span><text:span text:style-name="T3"> </text:span><text:span text:style-name="T13">ﯺ</text:span><text:span text:style-name="T3"> </text:span><text:span text:style-name="T13">ﯻ</text:span><text:span text:style-name="T3"> </text:span><text:span text:style-name="T13">ﯼ</text:span><text:span text:style-name="T3"> </text:span><text:span text:style-name="T13">ﯽﯾ</text:span><text:span text:style-name="T3"> </text:span><text:span text:style-name="T13">ﯿ</text:span><text:span text:style-name="T3"> </text:span><text:span text:style-name="T13">ﰀ</text:span><text:span text:style-name="T3"> </text:span><text:span text:style-name="T13">ﰁ</text:span><text:span text:style-name="T3"> </text:span><text:span text:style-name="T13">ﰂﰃ</text:span><text:span text:style-name="T3"> </text:span><text:span text:style-name="T13">ﰄ</text:span><text:span text:style-name="T3"> </text:span><text:span text:style-name="T13">ﰅ</text:span><text:span text:style-name="T3"> </text:span><text:span text:style-name="T13">ﰆ</text:span></text:p>
      <text:p text:style-name="P9"><text:span text:style-name="T14">ﭑ</text:span><text:span text:style-name="T3"> </text:span><text:span text:style-name="T14">ﭒ</text:span><text:span text:style-name="T3"> </text:span><text:span text:style-name="T14">ﭓ</text:span><text:span text:style-name="T3"> </text:span><text:span text:style-name="T14">ﭔ</text:span><text:span text:style-name="T3"> </text:span><text:span text:style-name="T14">ﭕ</text:span><text:span text:style-name="T3"> </text:span><text:span text:style-name="T14">ﭖ</text:span><text:span text:style-name="T3"> </text:span><text:span text:style-name="T14">ﭗ</text:span><text:span text:style-name="T3"> </text:span><text:span text:style-name="T14">ﭘ</text:span><text:span text:style-name="T3"> </text:span><text:span text:style-name="T14">ﭙ</text:span><text:span text:style-name="T3"> </text:span><text:span text:style-name="T14">ﭚ</text:span><text:span text:style-name="T3"> </text:span><text:span text:style-name="T14">ﭛ</text:span><text:span text:style-name="T3"> </text:span><text:span text:style-name="T14">ﭜ</text:span><text:span text:style-name="T3"> </text:span><text:span text:style-name="T14">ﭝ</text:span><text:span text:style-name="T3"> </text:span><text:span text:style-name="T14">ﭞ</text:span><text:span text:style-name="T3"> </text:span><text:span text:style-name="T14">ﭟ</text:span><text:span text:style-name="T3"> </text:span><text:span text:style-name="T14">ﭠ</text:span><text:span text:style-name="T3"> </text:span><text:span text:style-name="T14">ﭡ</text:span><text:span text:style-name="T3"> </text:span><text:span text:style-name="T14">ﭢ</text:span><text:span text:style-name="T3"> </text:span><text:span text:style-name="T14">ﭣ</text:span><text:span text:style-name="T3"> </text:span><text:span text:style-name="T14">ﭤ</text:span><text:span text:style-name="T3"> </text:span><text:span text:style-name="T14">ﭥ</text:span><text:span text:style-name="T3"> </text:span><text:span text:style-name="T14">ﭦﭧ</text:span><text:span text:style-name="T3"> </text:span><text:span text:style-name="T14">ﭨ</text:span><text:span text:style-name="T3"> </text:span><text:span text:style-name="T14">ﭩ</text:span><text:span text:style-name="T3"> </text:span><text:span text:style-name="T14">ﭪ</text:span><text:span text:style-name="T3"> </text:span><text:span text:style-name="T14">ﭫ</text:span><text:span text:style-name="T3"> </text:span><text:span text:style-name="T14">ﭬ</text:span><text:span text:style-name="T3"> </text:span><text:span text:style-name="T14">ﭭ</text:span><text:span text:style-name="T3"> </text:span><text:span text:style-name="T14">ﭮ</text:span><text:span text:style-name="T3"> </text:span><text:span text:style-name="T14">ﭯ</text:span><text:span text:style-name="T3"> </text:span><text:span text:style-name="T14">ﭰ</text:span></text:p>
      <text:p text:style-name="P8"><text:span text:style-name="T14">ﭱ</text:span><text:span text:style-name="T3"> </text:span><text:span text:style-name="T14">ﭲ</text:span><text:span text:style-name="T3"> </text:span><text:span text:style-name="T14">ﭳ</text:span><text:span text:style-name="T3"> </text:span><text:span text:style-name="T14">ﭴ</text:span><text:span text:style-name="T3"> </text:span><text:span text:style-name="T14">ﭵ</text:span><text:span text:style-name="T3"> </text:span><text:span text:style-name="T14">ﭶ</text:span><text:span text:style-name="T3"> </text:span><text:span text:style-name="T14">ﭷ</text:span><text:span text:style-name="T3"> </text:span><text:span text:style-name="T14">ﭸ</text:span><text:span text:style-name="T3"> </text:span><text:span text:style-name="T14">ﭹ</text:span><text:span text:style-name="T3"> </text:span><text:span text:style-name="T14">ﭺ</text:span><text:span text:style-name="T3"> </text:span><text:span text:style-name="T14">ﭻ</text:span><text:span text:style-name="T3"> </text:span><text:span text:style-name="T14">ﭼ</text:span><text:span text:style-name="T3"> </text:span><text:span text:style-name="T14">ﭽ</text:span><text:span text:style-name="T3"> </text:span><text:span text:style-name="T14">ﭾ</text:span><text:span text:style-name="T3"> </text:span><text:span text:style-name="T14">ﭿ</text:span><text:span text:style-name="T3"> </text:span><text:span text:style-name="T14">ﮀ</text:span><text:span text:style-name="T3"> </text:span><text:span text:style-name="T14">ﮁ</text:span><text:span text:style-name="T3"> </text:span><text:span text:style-name="T14">ﮂ</text:span><text:span text:style-name="T3"> </text:span><text:span text:style-name="T14">ﮃ</text:span><text:span text:style-name="T3"> </text:span><text:span text:style-name="T14">ﮄ</text:span><text:span text:style-name="T3"> </text:span><text:span text:style-name="T14">ﮅ</text:span><text:span text:style-name="T3"> </text:span><text:span text:style-name="T14">ﮆ</text:span><text:span text:style-name="T3"> </text:span><text:span text:style-name="T14">ﮇ</text:span><text:span text:style-name="T3"> </text:span><text:span text:style-name="T14">ﮈ</text:span><text:span text:style-name="T3"> </text:span><text:span text:style-name="T14">ﮉ</text:span><text:span text:style-name="T3"> </text:span><text:span text:style-name="T14">ﮊ</text:span><text:span text:style-name="T3"> </text:span><text:span text:style-name="T14">ﮋ</text:span><text:span text:style-name="T3"> </text:span><text:span text:style-name="T14">ﮌ</text:span><text:span text:style-name="T3"> </text:span><text:span text:style-name="T14">ﮍ</text:span><text:span text:style-name="T3"> </text:span><text:span text:style-name="T14">ﮎ</text:span><text:span text:style-name="T3"> </text:span><text:span text:style-name="T14">ﮏ</text:span><text:span text:style-name="T3"> </text:span><text:span text:style-name="T14">ﮐ</text:span><text:span text:style-name="T3"> </text:span><text:span text:style-name="T14">ﮑ</text:span><text:span text:style-name="T3"> </text:span><text:span text:style-name="T14">ﮒ</text:span><text:span text:style-name="T3"> </text:span><text:span text:style-name="T14">ﮓ</text:span><text:span text:style-name="T3"> </text:span><text:span text:style-name="T14">ﮔ</text:span><text:span text:style-name="T3"> </text:span><text:span text:style-name="T14">ﮕ</text:span><text:span text:style-name="T3"> </text:span><text:span text:style-name="T14">ﮖ</text:span><text:span text:style-name="T3"> </text:span><text:span text:style-name="T14">ﮗ</text:span><text:span text:style-name="T3"> </text:span><text:span text:style-name="T14">ﮘ</text:span><text:span text:style-name="T3"> </text:span><text:span text:style-name="T14">ﮙ</text:span><text:span text:style-name="T3"> </text:span><text:span text:style-name="T14">ﮚ</text:span><text:span text:style-name="T3"> </text:span><text:span text:style-name="T14">ﮛ</text:span><text:span text:style-name="T3"> </text:span><text:span text:style-name="T14">ﮜ</text:span><text:span text:style-name="T3"> </text:span><text:span text:style-name="T14">ﮝ</text:span><text:span text:style-name="T3"> </text:span><text:span text:style-name="T14">ﮞ</text:span><text:span text:style-name="T3"> </text:span><text:span text:style-name="T14">ﮟ</text:span><text:span text:style-name="T3"> </text:span><text:span text:style-name="T14">ﮠ</text:span><text:span text:style-name="T3"> </text:span><text:span text:style-name="T14">ﮡ</text:span><text:span text:style-name="T3"> </text:span><text:span text:style-name="T14">ﮢ</text:span><text:span text:style-name="T3"> </text:span><text:span text:style-name="T14">ﮣ</text:span><text:span text:style-name="T3"> </text:span><text:span text:style-name="T14">ﮤ</text:span><text:span text:style-name="T3"> </text:span><text:span text:style-name="T14">ﮥﮦ</text:span><text:span text:style-name="T3"> </text:span><text:span text:style-name="T14">ﮧ</text:span><text:span text:style-name="T3"> </text:span><text:span text:style-name="T14">ﮨ</text:span><text:span text:style-name="T3"> </text:span><text:span text:style-name="T14">ﮩ</text:span><text:span text:style-name="T3"> </text:span><text:span text:style-name="T14">ﮪ</text:span><text:span text:style-name="T3"> </text:span><text:span text:style-name="T14">ﮫ</text:span><text:span text:style-name="T3"> </text:span><text:span text:style-name="T14">ﮬ</text:span><text:span text:style-name="T3"> </text:span><text:span text:style-name="T14">ﮭ</text:span><text:span text:style-name="T3"> </text:span><text:span text:style-name="T14">ﮮ</text:span><text:span text:style-name="T3"> </text:span><text:span text:style-name="T14">ﮯ</text:span><text:span text:style-name="T3"> </text:span><text:span text:style-name="T14">ﮰ</text:span><text:span text:style-name="T3"> </text:span><text:span text:style-name="T14">ﮱ</text:span><text:span text:style-name="T3"> </text:span><text:span text:style-name="T14">ﯓ</text:span><text:span text:style-name="T3"> </text:span><text:span text:style-name="T14">ﯔﯕ</text:span><text:span text:style-name="T3"> </text:span><text:span text:style-name="T14">ﯖ</text:span><text:span text:style-name="T3"> </text:span><text:span text:style-name="T14">ﯗ</text:span><text:span text:style-name="T3"> </text:span><text:span text:style-name="T14">ﯘ</text:span><text:span text:style-name="T3"> </text:span><text:span text:style-name="T14">ﯙ</text:span><text:span text:style-name="T3"> </text:span><text:span text:style-name="T14">ﯚ</text:span><text:span text:style-name="T3"> </text:span><text:span text:style-name="T14">ﯛ</text:span><text:span text:style-name="T3"> </text:span><text:span text:style-name="T14">ﯜ</text:span><text:span text:style-name="T3"> </text:span><text:span text:style-name="T14">ﯝ</text:span><text:span text:style-name="T3"> </text:span><text:span text:style-name="T14">ﯞ</text:span><text:span text:style-name="T3"> </text:span><text:span text:style-name="T14">ﯟ</text:span><text:span text:style-name="T3"> </text:span><text:span text:style-name="T14">ﯠ</text:span><text:span text:style-name="T3"> </text:span><text:span text:style-name="T14">ﯡ</text:span><text:span text:style-name="T3"> </text:span><text:span text:style-name="T14">ﯢ</text:span><text:span text:style-name="T3"> </text:span><text:span text:style-name="T14">ﯣ</text:span><text:span text:style-name="T3"> </text:span><text:span text:style-name="T14">ﯤ</text:span><text:span text:style-name="T3"> </text:span><text:span text:style-name="T14">ﯥ</text:span><text:span text:style-name="T3"> </text:span><text:span text:style-name="T14">ﯦﯧ</text:span><text:span text:style-name="T3"> </text:span><text:span text:style-name="T14">ﯨ</text:span><text:span text:style-name="T3"> </text:span><text:span text:style-name="T14">ﯩ</text:span><text:span text:style-name="T3"> </text:span><text:span text:style-name="T14">ﯪ</text:span><text:span text:style-name="T3"> </text:span><text:span text:style-name="T14">ﯫ</text:span><text:span text:style-name="T3"> </text:span><text:span text:style-name="T14">ﯬ</text:span><text:span text:style-name="T3"> </text:span><text:span text:style-name="T14">ﯭ</text:span><text:span text:style-name="T3"> </text:span><text:span text:style-name="T14">ﯮ</text:span><text:span text:style-name="T3"> </text:span><text:span text:style-name="T14">ﯯﯰ</text:span><text:span text:style-name="T3"> </text:span><text:span text:style-name="T14">ﯱ</text:span><text:span text:style-name="T3"> </text:span><text:span text:style-name="T14">ﯲ</text:span><text:span text:style-name="T3"> </text:span><text:span text:style-name="T14">ﯳ</text:span></text:p>
      <text:p text:style-name="P24"><text:span text:style-name="T15">ﭑ</text:span><text:span text:style-name="T3"> </text:span><text:span text:style-name="T15">ﭒ</text:span><text:span text:style-name="T3"> </text:span><text:span text:style-name="T15">ﭓ</text:span><text:span text:style-name="T3"> </text:span><text:span text:style-name="T15">ﭔﭕ</text:span><text:span text:style-name="T3"> </text:span><text:span text:style-name="T15">ﭖ</text:span><text:span text:style-name="T3"> </text:span><text:span text:style-name="T15">ﭗ</text:span><text:span text:style-name="T3"> </text:span><text:span text:style-name="T15">ﭘ</text:span><text:span text:style-name="T3"> </text:span><text:span text:style-name="T15">ﭙ</text:span><text:span text:style-name="T3"> </text:span><text:span text:style-name="T15">ﭚ</text:span><text:span text:style-name="T3"> </text:span><text:span text:style-name="T15">ﭛ</text:span><text:span text:style-name="T3"> </text:span><text:span text:style-name="T15">ﭜ</text:span><text:span text:style-name="T3"> </text:span><text:span text:style-name="T15">ﭝ</text:span><text:span text:style-name="T3"> </text:span><text:span text:style-name="T15">ﭞ</text:span><text:span text:style-name="T3"> </text:span><text:span text:style-name="T15">ﭟ</text:span><text:span text:style-name="T3"> </text:span><text:span text:style-name="T15">ﭠ</text:span><text:span text:style-name="T3"> </text:span><text:span text:style-name="T15">ﭡ</text:span><text:span text:style-name="T3"> </text:span><text:span text:style-name="T15">ﭢ</text:span><text:span text:style-name="T3"> </text:span><text:span text:style-name="T15">ﭣ</text:span><text:span text:style-name="T3"> </text:span><text:span text:style-name="T15">ﭤ</text:span><text:span text:style-name="T3"> </text:span><text:span text:style-name="T15">ﭥ</text:span><text:span text:style-name="T3"> </text:span><text:span text:style-name="T15">ﭦ</text:span><text:span text:style-name="T3"> </text:span><text:span text:style-name="T15">ﭧ</text:span><text:span text:style-name="T3"> </text:span><text:span text:style-name="T15">ﭨ</text:span><text:span text:style-name="T3"> </text:span><text:span text:style-name="T15">ﭩ</text:span><text:span text:style-name="T3"> </text:span><text:span text:style-name="T15">ﭪ</text:span><text:span text:style-name="T3"> </text:span><text:span text:style-name="T15">ﭫ</text:span><text:span text:style-name="T3"> </text:span><text:span text:style-name="T15">ﭬ</text:span><text:span text:style-name="T3"> </text:span><text:span text:style-name="T15">ﭭ</text:span><text:span text:style-name="T3"> </text:span><text:span text:style-name="T15">ﭮ</text:span><text:span text:style-name="T3"> </text:span><text:span text:style-name="T15">ﭯ</text:span><text:span text:style-name="T3"> </text:span><text:span text:style-name="T15">ﭰ</text:span><text:span text:style-name="T3"> </text:span><text:span text:style-name="T15">ﭱ</text:span><text:span text:style-name="T3"> </text:span><text:span text:style-name="T15">ﭲﭳ</text:span><text:span text:style-name="T3"> </text:span><text:span text:style-name="T15">ﭴ</text:span><text:span text:style-name="T3"> </text:span><text:span text:style-name="T15">ﭵ</text:span><text:span text:style-name="T3"> </text:span><text:span text:style-name="T15">ﭶ</text:span><text:span text:style-name="T3"> </text:span><text:span text:style-name="T15">ﭷ</text:span><text:span text:style-name="T3"> </text:span><text:span text:style-name="T15">ﭸ</text:span><text:span text:style-name="T3"> </text:span><text:span text:style-name="T15">ﭹ</text:span><text:span text:style-name="T3"> </text:span><text:span text:style-name="T15">ﭺ</text:span><text:span text:style-name="T3"> </text:span><text:span text:style-name="T15">ﭻﭼ</text:span><text:span text:style-name="T3"> </text:span><text:span text:style-name="T15">ﭽ</text:span><text:span text:style-name="T3"> </text:span><text:span text:style-name="T15">ﭾ</text:span><text:span text:style-name="T3"> </text:span><text:span text:style-name="T15">ﭿ</text:span><text:span text:style-name="T3"> </text:span><text:span text:style-name="T15">ﮀ</text:span><text:span text:style-name="T3"> </text:span><text:span text:style-name="T15">ﮁ</text:span><text:span text:style-name="T3"> </text:span><text:span text:style-name="T15">ﮂ</text:span><text:span text:style-name="T3"> </text:span><text:span text:style-name="T15">ﮃ</text:span><text:span text:style-name="T3"> </text:span><text:span text:style-name="T15">ﮄ</text:span><text:span text:style-name="T3"> </text:span><text:span text:style-name="T15">ﮅ</text:span><text:span text:style-name="T3"> </text:span><text:span text:style-name="T15">ﮆ</text:span><text:span text:style-name="T3"> </text:span><text:span text:style-name="T15">ﮇ</text:span><text:span text:style-name="T3"> </text:span><text:span text:style-name="T15">ﮈ</text:span><text:span text:style-name="T3"> </text:span><text:span text:style-name="T15">ﮉ</text:span><text:span text:style-name="T3"> </text:span><text:span text:style-name="T15">ﮊ</text:span><text:span text:style-name="T3"> </text:span><text:span text:style-name="T15">ﮋ</text:span><text:span text:style-name="T3"> </text:span><text:span text:style-name="T15">ﮌ</text:span><text:span text:style-name="T3"> </text:span><text:span text:style-name="T15">ﮍ</text:span><text:span text:style-name="T3"> </text:span><text:span text:style-name="T15">ﮎ</text:span><text:span text:style-name="T3"> </text:span><text:span text:style-name="T15">ﮏ</text:span><text:span text:style-name="T3"> </text:span><text:span text:style-name="T15">ﮐ</text:span><text:span text:style-name="T3"> </text:span><text:span text:style-name="T15">ﮑ</text:span><text:span text:style-name="T3"> </text:span><text:span text:style-name="T15">ﮒ</text:span><text:span text:style-name="T3"> </text:span><text:span text:style-name="T15">ﮓ</text:span><text:span text:style-name="T3"> </text:span><text:span text:style-name="T15">ﮔ</text:span><text:span text:style-name="T3"> </text:span><text:span text:style-name="T15">ﮕ</text:span><text:span text:style-name="T3"> </text:span><text:span text:style-name="T15">ﮖﮗ</text:span><text:span text:style-name="T3"> </text:span><text:span text:style-name="T15">ﮘ</text:span><text:span text:style-name="T3"> </text:span><text:span text:style-name="T15">ﮙ</text:span><text:span text:style-name="T3"> </text:span><text:span text:style-name="T15">ﮚ</text:span><text:span text:style-name="T3"> </text:span><text:span text:style-name="T15">ﮛ</text:span><text:span text:style-name="T3"> </text:span><text:span text:style-name="T15">ﮜ</text:span><text:span text:style-name="T3"> </text:span><text:span text:style-name="T15">ﮝ</text:span><text:span text:style-name="T3"> </text:span><text:span text:style-name="T15">ﮞ</text:span><text:span text:style-name="T3"> </text:span><text:span text:style-name="T15">ﮟ</text:span><text:span text:style-name="T3"> </text:span><text:span text:style-name="T15">ﮠ</text:span><text:span text:style-name="T3"> </text:span><text:span text:style-name="T15">ﮡ</text:span><text:span text:style-name="T3"> </text:span><text:span text:style-name="T15">ﮢ</text:span><text:span text:style-name="T3"> </text:span><text:span text:style-name="T15">ﮣ</text:span><text:span text:style-name="T3"> </text:span><text:span text:style-name="T15">ﮤ</text:span><text:span text:style-name="T3"> </text:span><text:span text:style-name="T15">ﮥ</text:span><text:span text:style-name="T3"> </text:span><text:span text:style-name="T15">ﮦ</text:span><text:span text:style-name="T3"> </text:span><text:span text:style-name="T15">ﮧ</text:span><text:span text:style-name="T3"> </text:span><text:span text:style-name="T15">ﮨ</text:span><text:span text:style-name="T3"> </text:span><text:span text:style-name="T15">ﮩ</text:span><text:span text:style-name="T3"> </text:span><text:span text:style-name="T15">ﮪ</text:span><text:span text:style-name="T3"> </text:span><text:span text:style-name="T15">ﮫ</text:span><text:span text:style-name="T3"> </text:span><text:span text:style-name="T15">ﮬ</text:span><text:span text:style-name="T3"> </text:span><text:span text:style-name="T15">ﮭ</text:span><text:span text:style-name="T3"> </text:span><text:span text:style-name="T15">ﮮ</text:span><text:span text:style-name="T3"> </text:span><text:span text:style-name="T15">ﮯ</text:span><text:span text:style-name="T3"> </text:span><text:span text:style-name="T15">ﮰ</text:span><text:span text:style-name="T3"> </text:span><text:span text:style-name="T15">ﮱ</text:span><text:span text:style-name="T3"> </text:span><text:span text:style-name="T15">ﯓ</text:span><text:span text:style-name="T3"> </text:span><text:span text:style-name="T15">ﯔ</text:span><text:span text:style-name="T3"> </text:span><text:span text:style-name="T15">ﯕ</text:span><text:span text:style-name="T3"> </text:span><text:span text:style-name="T15">ﯖ</text:span><text:span text:style-name="T3"> </text:span><text:span text:style-name="T15">ﯗ</text:span><text:span text:style-name="T3"> </text:span><text:span text:style-name="T15">ﯘ</text:span><text:span text:style-name="T3"> </text:span><text:span text:style-name="T15">ﯙ</text:span><text:span text:style-name="T3"> </text:span><text:span text:style-name="T15">ﯚ</text:span><text:span text:style-name="T3"> </text:span><text:span text:style-name="T15">ﯛ</text:span><text:span text:style-name="T3"> </text:span><text:span text:style-name="T15">ﯜ</text:span><text:span text:style-name="T3"> </text:span><text:span text:style-name="T15">ﯝ</text:span><text:span text:style-name="T3"> </text:span><text:span text:style-name="T15">ﯞ</text:span><text:span text:style-name="T3"> </text:span><text:span text:style-name="T15">ﯟ</text:span><text:span text:style-name="T3"> </text:span><text:span text:style-name="T15">ﯠ</text:span><text:span text:style-name="T3"> </text:span><text:span text:style-name="T15">ﯡ</text:span><text:span text:style-name="T3"> </text:span><text:span text:style-name="T15">ﯢ</text:span><text:span text:style-name="T3"> </text:span><text:span text:style-name="T15">ﯣ</text:span><text:span text:style-name="T3"> </text:span><text:span text:style-name="T15">ﯤ</text:span><text:span text:style-name="T3"> </text:span><text:span text:style-name="T15">ﯥ</text:span><text:span text:style-name="T3"> </text:span><text:span text:style-name="T15">ﯦ</text:span><text:span text:style-name="T3"> </text:span><text:span text:style-name="T15">ﯧ</text:span><text:span text:style-name="T3"> </text:span><text:span text:style-name="T15">ﯨ</text:span><text:span text:style-name="T3"> </text:span><text:span text:style-name="T15">ﯩ</text:span><text:span text:style-name="T3"> </text:span><text:span text:style-name="T15">ﯪ</text:span><text:span text:style-name="T3"> </text:span><text:span text:style-name="T15">ﯫ</text:span><text:span text:style-name="T3"> </text:span><text:span text:style-name="T15">ﯬ</text:span><text:span text:style-name="T3"> </text:span><text:span text:style-name="T15">ﯭ</text:span><text:span text:style-name="T3"> </text:span><text:span text:style-name="T15">ﯮ</text:span><text:span text:style-name="T3"> </text:span><text:span text:style-name="T15">ﯯ</text:span><text:span text:style-name="T3"> </text:span><text:span text:style-name="T15">ﯰ</text:span><text:span text:style-name="T3"> </text:span><text:span text:style-name="T15">ﯱ</text:span><text:span text:style-name="T3"> </text:span><text:span text:style-name="T15">ﯲ</text:span><text:span text:style-name="T3"> </text:span><text:span text:style-name="T15">ﯳ</text:span><text:span text:style-name="T3"> </text:span><text:span text:style-name="T15">ﯴ</text:span><text:span text:style-name="T3"> </text:span><text:span text:style-name="T15">ﯵ</text:span><text:span text:style-name="T3"> </text:span><text:span text:style-name="T15">ﯶ</text:span><text:span text:style-name="T3"> </text:span><text:span text:style-name="T15">ﯷ</text:span><text:span text:style-name="T3"> </text:span><text:span text:style-name="T15">ﯸ</text:span><text:span text:style-name="T3"> </text:span><text:span text:style-name="T15">ﯹ</text:span><text:span text:style-name="T3"> </text:span><text:span text:style-name="T15">ﯺ</text:span><text:span text:style-name="T3"> </text:span><text:span text:style-name="T15">ﯻ</text:span><text:span text:style-name="T3"> </text:span><text:span text:style-name="T15">ﯼ</text:span><text:span text:style-name="T3"> </text:span><text:span text:style-name="T15">ﯽ</text:span><text:span text:style-name="T3"> </text:span><text:span text:style-name="T15">ﯾ</text:span><text:span text:style-name="T3"> </text:span><text:span text:style-name="T15">ﯿ</text:span><text:span text:style-name="T3"> </text:span><text:span text:style-name="T15">ﰀ</text:span></text:p>
      <text:p text:style-name="P25"><text:span text:style-name="T16">ﭑ</text:span><text:span text:style-name="T3"> </text:span><text:span text:style-name="T16">ﭒ</text:span><text:span text:style-name="T3"> </text:span><text:span text:style-name="T16">ﭓ</text:span><text:span text:style-name="T3"> </text:span><text:span text:style-name="T16">ﭔ</text:span><text:span text:style-name="T3"> </text:span><text:span text:style-name="T16">ﭕ</text:span><text:span text:style-name="T3"> </text:span><text:span text:style-name="T16">ﭖ</text:span><text:span text:style-name="T3"> </text:span><text:span text:style-name="T16">ﭗ</text:span><text:span text:style-name="T3"> </text:span><text:span text:style-name="T16">ﭘ</text:span><text:span text:style-name="T3"> </text:span><text:span text:style-name="T16">ﭙ</text:span><text:span text:style-name="T3"> </text:span><text:span text:style-name="T16">ﭚ</text:span><text:span text:style-name="T3"> </text:span><text:span text:style-name="T16">ﭛ</text:span><text:span text:style-name="T3"> </text:span><text:span text:style-name="T16">ﭜ</text:span><text:span text:style-name="T3"> </text:span><text:span text:style-name="T16">ﭝ</text:span><text:span text:style-name="T3"> </text:span><text:span text:style-name="T16">ﭞ</text:span><text:span text:style-name="T3"> </text:span><text:span text:style-name="T16">ﭟ</text:span><text:span text:style-name="T3"> </text:span><text:span text:style-name="T16">ﭠ</text:span><text:span text:style-name="T3"> </text:span><text:span text:style-name="T16">ﭡ</text:span><text:span text:style-name="T3"> </text:span><text:span text:style-name="T16">ﭢ</text:span><text:span text:style-name="T3"> </text:span><text:span text:style-name="T16">ﭣ</text:span><text:span text:style-name="T3"> </text:span><text:span text:style-name="T16">ﭤ</text:span><text:span text:style-name="T3"> </text:span><text:span text:style-name="T16">ﭥ</text:span><text:span text:style-name="T3"> </text:span><text:span text:style-name="T16">ﭦ</text:span><text:span text:style-name="T3"> </text:span><text:span text:style-name="T16">ﭧ</text:span><text:span text:style-name="T3"> </text:span><text:span text:style-name="T16">ﭨ</text:span><text:span text:style-name="T3"> </text:span><text:span text:style-name="T16">ﭩ</text:span><text:span text:style-name="T3"> </text:span><text:span text:style-name="T16">ﭪ</text:span><text:span text:style-name="T3"> </text:span><text:span text:style-name="T16">ﭫ</text:span><text:span text:style-name="T3"> </text:span><text:span text:style-name="T16">ﭬ</text:span><text:span text:style-name="T3"> </text:span><text:span text:style-name="T16">ﭭ</text:span><text:span text:style-name="T3"> </text:span><text:span text:style-name="T16">ﭮ</text:span><text:span text:style-name="T3"> </text:span><text:span text:style-name="T16">ﭯ</text:span><text:span text:style-name="T3"> </text:span><text:span text:style-name="T16">ﭰ</text:span><text:span text:style-name="T3"> </text:span><text:span text:style-name="T16">ﭱ</text:span><text:span text:style-name="T3"> </text:span><text:span text:style-name="T16">ﭲ</text:span><text:span text:style-name="T3"> </text:span><text:span text:style-name="T16">ﭳ</text:span><text:span text:style-name="T3"> </text:span><text:span text:style-name="T16">ﭴ</text:span><text:span text:style-name="T3"> </text:span><text:span text:style-name="T16">ﭵ</text:span><text:span text:style-name="T3"> </text:span><text:span text:style-name="T16">ﭶ</text:span><text:span text:style-name="T3"> </text:span><text:span text:style-name="T16">ﭷ</text:span><text:span text:style-name="T3"> </text:span><text:span text:style-name="T16">ﭸ</text:span><text:span text:style-name="T3"> </text:span><text:span text:style-name="T16">ﭹ</text:span><text:span text:style-name="T3"> </text:span><text:span text:style-name="T16">ﭺ</text:span><text:span text:style-name="T3"> </text:span><text:span text:style-name="T16">ﭻ</text:span><text:span text:style-name="T3"> </text:span><text:span text:style-name="T16">ﭼ</text:span><text:span text:style-name="T3"> </text:span><text:span text:style-name="T16">ﭽ</text:span><text:span text:style-name="T3"> </text:span><text:span text:style-name="T16">ﭾ</text:span><text:span text:style-name="T3"> </text:span><text:span text:style-name="T16">ﭿ</text:span><text:span text:style-name="T3"> </text:span><text:span text:style-name="T16">ﮀ</text:span><text:span text:style-name="T3"> </text:span><text:span text:style-name="T16">ﮁ</text:span><text:span text:style-name="T3"> </text:span><text:span text:style-name="T16">ﮂ</text:span><text:span text:style-name="T3"> </text:span><text:span text:style-name="T16">ﮃ</text:span><text:span text:style-name="T3"> </text:span><text:span text:style-name="T16">ﮄ</text:span><text:span text:style-name="T3"> </text:span><text:span text:style-name="T16">ﮅ</text:span><text:span text:style-name="T3"> </text:span><text:span text:style-name="T16">ﮆ</text:span><text:span text:style-name="T3"> </text:span><text:span text:style-name="T16">ﮇ</text:span><text:span text:style-name="T3"> </text:span><text:span text:style-name="T16">ﮈ</text:span><text:span text:style-name="T3"> </text:span><text:span text:style-name="T16">ﮉ</text:span><text:span text:style-name="T3"> </text:span><text:span text:style-name="T16">ﮊ</text:span><text:span text:style-name="T3"> </text:span><text:span text:style-name="T16">ﮋ</text:span><text:span text:style-name="T3"> </text:span><text:span text:style-name="T16">ﮌ</text:span><text:span text:style-name="T3"> </text:span><text:span text:style-name="T16">ﮍ</text:span><text:span text:style-name="T3"> </text:span><text:span text:style-name="T16">ﮎ</text:span><text:span text:style-name="T3"> </text:span><text:span text:style-name="T16">ﮏ</text:span><text:span text:style-name="T3"> </text:span><text:span text:style-name="T16">ﮐ</text:span><text:span text:style-name="T3"> </text:span><text:span text:style-name="T16">ﮑ</text:span><text:span text:style-name="T3"> </text:span><text:span text:style-name="T16">ﮒ</text:span><text:span text:style-name="T3"> </text:span><text:span text:style-name="T16">ﮓ</text:span><text:span text:style-name="T3"> </text:span><text:span text:style-name="T16">ﮔ</text:span><text:span text:style-name="T3"> </text:span><text:span text:style-name="T16">ﮕ</text:span><text:span text:style-name="T3"> </text:span><text:span text:style-name="T16">ﮖ</text:span><text:span text:style-name="T3"> </text:span><text:span text:style-name="T16">ﮗ</text:span><text:span text:style-name="T3"> </text:span><text:span text:style-name="T16">ﮘ</text:span><text:span text:style-name="T3"> </text:span><text:span text:style-name="T16">ﮙ</text:span><text:span text:style-name="T3"> </text:span><text:span text:style-name="T16">ﮚ</text:span><text:span text:style-name="T3"> </text:span><text:span text:style-name="T16">ﮛ</text:span><text:span text:style-name="T3"> </text:span><text:span text:style-name="T16">ﮜ</text:span><text:span text:style-name="T3"> </text:span><text:span text:style-name="T16">ﮝ</text:span><text:span text:style-name="T3"> </text:span><text:span text:style-name="T16">ﮞ</text:span><text:span text:style-name="T3"> </text:span><text:span text:style-name="T16">ﮟ</text:span><text:span text:style-name="T3"> </text:span><text:span text:style-name="T16">ﮠ</text:span><text:span text:style-name="T3"> </text:span><text:span text:style-name="T16">ﮡ</text:span><text:span text:style-name="T3"> </text:span><text:span text:style-name="T16">ﮢ</text:span><text:span text:style-name="T3"> </text:span><text:span text:style-name="T16">ﮣ</text:span><text:span text:style-name="T3"> </text:span><text:span text:style-name="T16">ﮤ</text:span><text:span text:style-name="T3"> </text:span><text:span text:style-name="T16">ﮥ</text:span><text:span text:style-name="T3"> </text:span><text:span text:style-name="T16">ﮦ</text:span><text:span text:style-name="T3"> </text:span><text:span text:style-name="T16">ﮧ</text:span><text:span text:style-name="T3"> </text:span><text:span text:style-name="T16">ﮨ</text:span><text:span text:style-name="T3"> </text:span><text:span text:style-name="T16">ﮩﮪ</text:span><text:span text:style-name="T3"> </text:span><text:span text:style-name="T16">ﮫ</text:span><text:span text:style-name="T3"> </text:span><text:span text:style-name="T16">ﮬ</text:span><text:span text:style-name="T3"> </text:span><text:span text:style-name="T16">ﮭ</text:span><text:span text:style-name="T3"> </text:span><text:span text:style-name="T16">ﮮ</text:span><text:span text:style-name="T3"> </text:span><text:span text:style-name="T16">ﮯ</text:span><text:span text:style-name="T3"> </text:span><text:span text:style-name="T16">ﮰ</text:span><text:span text:style-name="T3"> </text:span><text:span text:style-name="T16">ﮱ</text:span><text:span text:style-name="T3"> </text:span><text:span text:style-name="T16">ﯓ</text:span><text:span text:style-name="T3"> </text:span><text:span text:style-name="T16">ﯔ</text:span><text:span text:style-name="T3"> </text:span><text:span text:style-name="T16">ﯕ</text:span><text:span text:style-name="T3"> </text:span><text:span text:style-name="T16">ﯖ</text:span><text:span text:style-name="T3"> </text:span><text:span text:style-name="T16">ﯗ</text:span><text:span text:style-name="T3"> </text:span><text:span text:style-name="T16">ﯘ</text:span><text:span text:style-name="T3"> </text:span><text:span text:style-name="T16">ﯙ</text:span><text:span text:style-name="T3"> </text:span><text:span text:style-name="T16">ﯚ</text:span><text:span text:style-name="T3"> </text:span><text:span text:style-name="T16">ﯛ</text:span><text:span text:style-name="T3"> </text:span><text:span text:style-name="T16">ﯜ</text:span><text:span text:style-name="T3"> </text:span><text:span text:style-name="T16">ﯝ</text:span><text:span text:style-name="T3"> </text:span><text:span text:style-name="T16">ﯞ</text:span><text:span text:style-name="T3"> </text:span><text:span text:style-name="T16">ﯟ</text:span><text:span text:style-name="T3"> </text:span><text:span text:style-name="T16">ﯠ</text:span><text:span text:style-name="T3"> </text:span><text:span text:style-name="T16">ﯡ</text:span><text:span text:style-name="T3"> </text:span><text:span text:style-name="T16">ﯢ</text:span><text:span text:style-name="T3"> </text:span><text:span text:style-name="T16">ﯣ</text:span><text:span text:style-name="T3"> </text:span><text:span text:style-name="T16">ﯤ</text:span><text:span text:style-name="T3"> </text:span><text:span text:style-name="T16">ﯥ</text:span><text:span text:style-name="T3"> </text:span><text:span text:style-name="T16">ﯦ</text:span><text:span text:style-name="T3"> </text:span><text:span text:style-name="T16">ﯧ</text:span><text:span text:style-name="T3"> </text:span><text:span text:style-name="T16">ﯨ</text:span><text:span text:style-name="T3"> </text:span><text:span text:style-name="T16">ﯩ</text:span><text:span text:style-name="T3"> </text:span><text:span text:style-name="T16">ﯪ</text:span><text:span text:style-name="T3"> </text:span><text:span text:style-name="T16">ﯫ</text:span><text:span text:style-name="T3"> </text:span><text:span text:style-name="T16">ﯬ</text:span><text:span text:style-name="T3"> </text:span><text:span text:style-name="T16">ﯭ</text:span><text:span text:style-name="T3"> </text:span><text:span text:style-name="T16">ﯮ</text:span><text:span text:style-name="T3"> </text:span><text:span text:style-name="T16">ﯯ</text:span><text:span text:style-name="T3"> </text:span><text:span text:style-name="T16">ﯰ</text:span><text:span text:style-name="T3"> </text:span><text:span text:style-name="T16">ﯱ</text:span><text:span text:style-name="T3"> </text:span><text:span text:style-name="T16">ﯲﯳ</text:span><text:span text:style-name="T3"> </text:span><text:span text:style-name="T16">ﯴ</text:span><text:span text:style-name="T3"> </text:span><text:span text:style-name="T16">ﯵ</text:span><text:span text:style-name="T3"> </text:span><text:span text:style-name="T16">ﯶ</text:span><text:span text:style-name="T3"> </text:span><text:span text:style-name="T16">ﯷ</text:span></text:p>
      <text:p text:style-name="P11"><text:span text:style-name="T17">ﭑ</text:span><text:span text:style-name="T3"> </text:span><text:span text:style-name="T17">ﭒ</text:span><text:span text:style-name="T3"> </text:span><text:span text:style-name="T17">ﭓ</text:span><text:span text:style-name="T3"> </text:span><text:span text:style-name="T17">ﭔ</text:span><text:span text:style-name="T3"> </text:span><text:span text:style-name="T17">ﭕ</text:span><text:span text:style-name="T3"> </text:span><text:span text:style-name="T17">ﭖ</text:span><text:span text:style-name="T3"> </text:span><text:span text:style-name="T17">ﭗ</text:span><text:span text:style-name="T3"> </text:span><text:span text:style-name="T17">ﭘ</text:span><text:span text:style-name="T3"> </text:span><text:span text:style-name="T17">ﭙ</text:span><text:span text:style-name="T3"> </text:span><text:span text:style-name="T17">ﭚ</text:span><text:span text:style-name="T3"> </text:span><text:span text:style-name="T17">ﭛ</text:span><text:span text:style-name="T3"> </text:span><text:span text:style-name="T17">ﭜﭝ</text:span><text:span text:style-name="T3"> </text:span><text:span text:style-name="T17">ﭞ</text:span><text:span text:style-name="T3"> </text:span><text:span text:style-name="T17">ﭟ</text:span><text:span text:style-name="T3"> </text:span><text:span text:style-name="T17">ﭠ</text:span><text:span text:style-name="T3"> </text:span><text:span text:style-name="T17">ﭡ</text:span><text:span text:style-name="T3"> </text:span><text:span text:style-name="T17">ﭢ</text:span><text:span text:style-name="T3"> </text:span><text:span text:style-name="T17">ﭣ</text:span><text:span text:style-name="T3"> </text:span><text:span text:style-name="T17">ﭤ</text:span><text:span text:style-name="T3"> </text:span><text:span text:style-name="T17">ﭥ</text:span><text:span text:style-name="T3"> </text:span><text:span text:style-name="T17">ﭦ</text:span><text:span text:style-name="T3"> </text:span><text:span text:style-name="T17">ﭧ</text:span><text:span text:style-name="T3"> </text:span><text:span text:style-name="T17">ﭨ</text:span><text:span text:style-name="T3"> </text:span><text:span text:style-name="T17">ﭩ</text:span><text:span text:style-name="T3"> </text:span><text:span text:style-name="T17">ﭪ</text:span><text:span text:style-name="T3"> </text:span><text:span text:style-name="T17">ﭫ</text:span><text:span text:style-name="T3"> </text:span><text:span text:style-name="T17">ﭬﭭ</text:span><text:span text:style-name="T3"> </text:span><text:span text:style-name="T17">ﭮ</text:span><text:span text:style-name="T3"> </text:span><text:span text:style-name="T17">ﭯ</text:span><text:span text:style-name="T3"> </text:span><text:span text:style-name="T17">ﭰ</text:span><text:span text:style-name="T3"> </text:span><text:span text:style-name="T17">ﭱ</text:span><text:span text:style-name="T3"> </text:span><text:span text:style-name="T17">ﭲ</text:span><text:span text:style-name="T3"> </text:span><text:span text:style-name="T17">ﭳ</text:span><text:span text:style-name="T3"> </text:span><text:span text:style-name="T17">ﭴ</text:span><text:span text:style-name="T3"> </text:span><text:span text:style-name="T17">ﭵ</text:span><text:span text:style-name="T3"> </text:span><text:span text:style-name="T17">ﭶﭷ</text:span><text:span text:style-name="T3"> </text:span><text:span text:style-name="T17">ﭸ</text:span><text:span text:style-name="T3"> </text:span><text:span text:style-name="T17">ﭹ</text:span><text:span text:style-name="T3"> </text:span><text:span text:style-name="T17">ﭺ</text:span><text:span text:style-name="T3"> </text:span><text:span text:style-name="T17">ﭻ</text:span><text:span text:style-name="T3"> </text:span><text:span text:style-name="T17">ﭼ</text:span><text:span text:style-name="T3"> </text:span><text:span text:style-name="T17">ﭽ</text:span><text:span text:style-name="T3"> </text:span><text:span text:style-name="T17">ﭾ</text:span><text:span text:style-name="T3"> </text:span><text:span text:style-name="T17">ﭿ</text:span><text:span text:style-name="T3"> </text:span><text:span text:style-name="T17">ﮀ</text:span><text:span text:style-name="T3"> </text:span><text:span text:style-name="T17">ﮁ</text:span><text:span text:style-name="T3"> </text:span><text:span text:style-name="T17">ﮂ</text:span><text:span text:style-name="T3"> </text:span><text:span text:style-name="T17">ﮃ</text:span><text:span text:style-name="T3"> </text:span><text:span text:style-name="T17">ﮄ</text:span><text:span text:style-name="T3"> </text:span><text:span text:style-name="T17">ﮅ</text:span><text:span text:style-name="T3"> </text:span><text:span text:style-name="T17">ﮆ</text:span><text:span text:style-name="T3"> </text:span><text:span text:style-name="T17">ﮇ</text:span><text:span text:style-name="T3"> </text:span><text:span text:style-name="T17">ﮈ</text:span><text:span text:style-name="T3"> </text:span><text:span text:style-name="T17">ﮉ</text:span><text:span text:style-name="T3"> </text:span><text:span text:style-name="T17">ﮊ</text:span><text:span text:style-name="T3"> </text:span><text:span text:style-name="T17">ﮋ</text:span><text:span text:style-name="T3"> </text:span><text:span text:style-name="T17">ﮌ</text:span><text:span text:style-name="T3"> </text:span><text:span text:style-name="T17">ﮍ</text:span><text:span text:style-name="T3"> </text:span><text:span text:style-name="T17">ﮎﮏ</text:span><text:span text:style-name="T3"> </text:span><text:span text:style-name="T17">ﮐ</text:span><text:span text:style-name="T3"> </text:span><text:span text:style-name="T17">ﮑ</text:span><text:span text:style-name="T3"> </text:span><text:span text:style-name="T17">ﮒ</text:span><text:span text:style-name="T3"> </text:span><text:span text:style-name="T17">ﮓ</text:span><text:span text:style-name="T3"> </text:span><text:span text:style-name="T17">ﮔ</text:span><text:span text:style-name="T3"> </text:span><text:span text:style-name="T17">ﮕ</text:span><text:span text:style-name="T3"> </text:span><text:span text:style-name="T17">ﮖ</text:span><text:span text:style-name="T3"> </text:span><text:span text:style-name="T17">ﮗ</text:span><text:span text:style-name="T3"> </text:span><text:span text:style-name="T17">ﮘ</text:span><text:span text:style-name="T3"> </text:span><text:span text:style-name="T17">ﮙ</text:span><text:span text:style-name="T3"> </text:span><text:span text:style-name="T17">ﮚ</text:span><text:span text:style-name="T3"> </text:span><text:span text:style-name="T17">ﮛ</text:span><text:span text:style-name="T3"> </text:span><text:span text:style-name="T17">ﮜ</text:span></text:p>
      <text:p text:style-name="P10"><text:span text:style-name="T17">ﮝ</text:span><text:span text:style-name="T3"> </text:span><text:span text:style-name="T17">ﮞ</text:span><text:span text:style-name="T3"> </text:span><text:span text:style-name="T17">ﮟ</text:span><text:span text:style-name="T3"> </text:span><text:span text:style-name="T17">ﮠ</text:span><text:span text:style-name="T3"> </text:span><text:span text:style-name="T17">ﮡ</text:span><text:span text:style-name="T3"> </text:span><text:span text:style-name="T17">ﮢ</text:span><text:span text:style-name="T3"> </text:span><text:span text:style-name="T17">ﮣ</text:span><text:span text:style-name="T3"> </text:span><text:span text:style-name="T17">ﮤ</text:span><text:span text:style-name="T3"> </text:span><text:span text:style-name="T17">ﮥ</text:span><text:span text:style-name="T3"> </text:span><text:span text:style-name="T17">ﮦ</text:span><text:span text:style-name="T3"> </text:span><text:span text:style-name="T17">ﮧﮨ</text:span><text:span text:style-name="T3"> </text:span><text:span text:style-name="T17">ﮩ</text:span><text:span text:style-name="T3"> </text:span><text:span text:style-name="T17">ﮪ</text:span><text:span text:style-name="T3"> </text:span><text:span text:style-name="T17">ﮫ</text:span><text:span text:style-name="T3"> </text:span><text:span text:style-name="T17">ﮬﮭ</text:span><text:span text:style-name="T3"> </text:span><text:span text:style-name="T17">ﮮ</text:span><text:span text:style-name="T3"> </text:span><text:span text:style-name="T17">ﮯ</text:span><text:span text:style-name="T3"> </text:span><text:span text:style-name="T17">ﮰ</text:span><text:span text:style-name="T3"> </text:span><text:span text:style-name="T17">ﮱ</text:span><text:span text:style-name="T3"> </text:span><text:span text:style-name="T17">ﯓ</text:span><text:span text:style-name="T3"> </text:span><text:span text:style-name="T17">ﯔﯕ</text:span><text:span text:style-name="T3"> </text:span><text:span text:style-name="T17">ﯖ</text:span><text:span text:style-name="T3"> </text:span><text:span text:style-name="T17">ﯗ</text:span><text:span text:style-name="T3"> </text:span><text:span text:style-name="T17">ﯘ</text:span><text:span text:style-name="T3"> </text:span><text:span text:style-name="T17">ﯙ</text:span><text:span text:style-name="T3"> </text:span><text:span text:style-name="T17">ﯚ</text:span><text:span text:style-name="T3"> </text:span><text:span text:style-name="T17">ﯛ</text:span><text:span text:style-name="T3"> </text:span><text:span text:style-name="T17">ﯜ</text:span><text:span text:style-name="T3"> </text:span><text:span text:style-name="T17">ﯝ</text:span><text:span text:style-name="T3"> </text:span><text:span text:style-name="T17">ﯞ</text:span><text:span text:style-name="T3"> </text:span><text:span text:style-name="T17">ﯟﯠ</text:span><text:span text:style-name="T3"> </text:span><text:span text:style-name="T17">ﯡ</text:span><text:span text:style-name="T3"> </text:span><text:span text:style-name="T17">ﯢ</text:span><text:span text:style-name="T3"> </text:span><text:span text:style-name="T17">ﯣ</text:span><text:span text:style-name="T3"> </text:span><text:span text:style-name="T17">ﯤ</text:span><text:span text:style-name="T3"> </text:span><text:span text:style-name="T17">ﯥ</text:span><text:span text:style-name="T3"> </text:span><text:span text:style-name="T17">ﯦ</text:span><text:span text:style-name="T3"> </text:span><text:span text:style-name="T17">ﯧ</text:span><text:span text:style-name="T3"> </text:span><text:span text:style-name="T17">ﯨ</text:span><text:span text:style-name="T3"> </text:span><text:span text:style-name="T17">ﯩ</text:span><text:span text:style-name="T3"> </text:span><text:span text:style-name="T17">ﯪ</text:span><text:span text:style-name="T3"> </text:span><text:span text:style-name="T17">ﯫ</text:span><text:span text:style-name="T3"> </text:span><text:span text:style-name="T17">ﯬ</text:span><text:span text:style-name="T3"> </text:span><text:span text:style-name="T17">ﯭ</text:span><text:span text:style-name="T3"> </text:span><text:span text:style-name="T17">ﯮﯯ</text:span><text:span text:style-name="T3"> </text:span><text:span text:style-name="T17">ﯰ</text:span><text:span text:style-name="T3"> </text:span><text:span text:style-name="T17">ﯱ</text:span><text:span text:style-name="T3"> </text:span><text:span text:style-name="T17">ﯲ</text:span><text:span text:style-name="T3"> </text:span><text:span text:style-name="T17">ﯳ</text:span><text:span text:style-name="T3"> </text:span><text:span text:style-name="T17">ﯴ</text:span></text:p>
      <text:p text:style-name="P13"><text:span text:style-name="T18">ﭑ</text:span><text:span text:style-name="T3"> </text:span><text:span text:style-name="T18">ﭒ</text:span><text:span text:style-name="T3"> </text:span><text:span text:style-name="T18">ﭓ</text:span><text:span text:style-name="T3"> </text:span><text:span text:style-name="T18">ﭔ</text:span><text:span text:style-name="T3"> </text:span><text:span text:style-name="T18">ﭕ</text:span><text:span text:style-name="T3"> </text:span><text:span text:style-name="T18">ﭖ</text:span><text:span text:style-name="T3"> </text:span><text:span text:style-name="T18">ﭗ</text:span><text:span text:style-name="T3"> </text:span><text:span text:style-name="T18">ﭘ</text:span><text:span text:style-name="T3"> </text:span><text:span text:style-name="T18">ﭙﭚ</text:span><text:span text:style-name="T3"> </text:span><text:span text:style-name="T18">ﭛ</text:span><text:span text:style-name="T3"> </text:span><text:span text:style-name="T18">ﭜ</text:span><text:span text:style-name="T3"> </text:span><text:span text:style-name="T18">ﭝ</text:span><text:span text:style-name="T3"> </text:span><text:span text:style-name="T18">ﭞ</text:span><text:span text:style-name="T3"> </text:span><text:span text:style-name="T18">ﭟ</text:span><text:span text:style-name="T3"> </text:span><text:span text:style-name="T18">ﭠ</text:span><text:span text:style-name="T3"> </text:span><text:span text:style-name="T18">ﭡ</text:span><text:span text:style-name="T3"> </text:span><text:span text:style-name="T18">ﭢ</text:span><text:span text:style-name="T3"> </text:span><text:span text:style-name="T18">ﭣ</text:span><text:span text:style-name="T3"> </text:span><text:span text:style-name="T18">ﭤ</text:span><text:span text:style-name="T3"> </text:span><text:span text:style-name="T18">ﭥ</text:span><text:span text:style-name="T3"> </text:span><text:span text:style-name="T18">ﭦ</text:span><text:span text:style-name="T3"> </text:span><text:span text:style-name="T18">ﭧ</text:span><text:span text:style-name="T3"> </text:span><text:span text:style-name="T18">ﭨ</text:span><text:span text:style-name="T3"> </text:span><text:span text:style-name="T18">ﭩ</text:span><text:span text:style-name="T3"> </text:span><text:span text:style-name="T18">ﭪ</text:span><text:span text:style-name="T3"> </text:span><text:span text:style-name="T18">ﭫ</text:span><text:span text:style-name="T3"> </text:span><text:span text:style-name="T18">ﭬ</text:span><text:span text:style-name="T3"> </text:span><text:span text:style-name="T18">ﭭ</text:span><text:span text:style-name="T3"> </text:span><text:span text:style-name="T18">ﭮ</text:span><text:span text:style-name="T3"> </text:span><text:span text:style-name="T18">ﭯ</text:span><text:span text:style-name="T3"> </text:span><text:span text:style-name="T18">ﭰ</text:span><text:span text:style-name="T3"> </text:span><text:span text:style-name="T18">ﭱﭲ</text:span><text:span text:style-name="T3"> </text:span><text:span text:style-name="T18">ﭳ</text:span><text:span text:style-name="T3"> </text:span><text:span text:style-name="T18">ﭴ</text:span><text:span text:style-name="T3"> </text:span><text:span text:style-name="T18">ﭵ</text:span><text:span text:style-name="T3"> </text:span><text:span text:style-name="T18">ﭶ</text:span><text:span text:style-name="T3"> </text:span><text:span text:style-name="T18">ﭷ</text:span><text:span text:style-name="T3"> </text:span><text:span text:style-name="T18">ﭸ</text:span><text:span text:style-name="T3"> </text:span><text:span text:style-name="T18">ﭹ</text:span><text:span text:style-name="T3"> </text:span><text:span text:style-name="T18">ﭺ</text:span><text:span text:style-name="T3"> </text:span><text:span text:style-name="T18">ﭻ</text:span><text:span text:style-name="T3"> </text:span><text:span text:style-name="T18">ﭼ</text:span><text:span text:style-name="T3"> </text:span><text:span text:style-name="T18">ﭽ</text:span><text:span text:style-name="T3"> </text:span><text:span text:style-name="T18">ﭾ</text:span><text:span text:style-name="T3"> </text:span><text:span text:style-name="T18">ﭿ</text:span><text:span text:style-name="T3"> </text:span><text:span text:style-name="T18">ﮀﮁ</text:span><text:span text:style-name="T3"> </text:span><text:span text:style-name="T18">ﮂ</text:span><text:span text:style-name="T3"> </text:span><text:span text:style-name="T18">ﮃ</text:span><text:span text:style-name="T3"> </text:span><text:span text:style-name="T18">ﮄ</text:span><text:span text:style-name="T3"> </text:span><text:span text:style-name="T18">ﮅ</text:span><text:span text:style-name="T3"> </text:span><text:span text:style-name="T18">ﮆ</text:span><text:span text:style-name="T3"> </text:span><text:span text:style-name="T18">ﮇ</text:span><text:span text:style-name="T3"> </text:span><text:span text:style-name="T18">ﮈﮉ</text:span><text:span text:style-name="T3"> </text:span><text:span text:style-name="T18">ﮊ</text:span><text:span text:style-name="T3"> </text:span><text:span text:style-name="T18">ﮋ</text:span><text:span text:style-name="T3"> </text:span><text:span text:style-name="T18">ﮌ</text:span><text:span text:style-name="T3"> </text:span><text:span text:style-name="T18">ﮍ</text:span><text:span text:style-name="T3"> </text:span><text:span text:style-name="T18">ﮎ</text:span><text:span text:style-name="T3"> </text:span><text:span text:style-name="T18">ﮏ</text:span><text:span text:style-name="T3"> </text:span><text:span text:style-name="T18">ﮐ</text:span><text:span text:style-name="T3"> </text:span><text:span text:style-name="T18">ﮑ</text:span><text:span text:style-name="T3"> </text:span><text:span text:style-name="T18">ﮒ</text:span><text:span text:style-name="T3"> </text:span><text:span text:style-name="T18">ﮓ</text:span><text:span text:style-name="T3"> </text:span><text:span text:style-name="T18">ﮔ</text:span><text:span text:style-name="T3"> </text:span><text:span text:style-name="T18">ﮕ</text:span><text:span text:style-name="T3"> </text:span><text:span text:style-name="T18">ﮖ</text:span><text:span text:style-name="T3"> </text:span><text:span text:style-name="T18">ﮗ</text:span><text:span text:style-name="T3"> </text:span><text:span text:style-name="T18">ﮘ</text:span><text:span text:style-name="T3"> </text:span><text:span text:style-name="T18">ﮙ</text:span><text:span text:style-name="T3"> </text:span><text:span text:style-name="T18">ﮚ</text:span><text:span text:style-name="T3"> </text:span><text:span text:style-name="T18">ﮛ</text:span><text:span text:style-name="T3"> </text:span><text:span text:style-name="T18">ﮜ</text:span><text:span text:style-name="T3"> </text:span><text:span text:style-name="T18">ﮝ</text:span><text:span text:style-name="T3"> </text:span><text:span text:style-name="T18">ﮞ</text:span><text:span text:style-name="T3"> </text:span><text:span text:style-name="T18">ﮟ</text:span><text:span text:style-name="T3"> </text:span><text:span text:style-name="T18">ﮠ</text:span><text:span text:style-name="T3"> </text:span><text:span text:style-name="T18">ﮡ</text:span><text:span text:style-name="T3"> </text:span><text:span text:style-name="T18">ﮢ</text:span><text:span text:style-name="T3"> </text:span><text:span text:style-name="T18">ﮣ</text:span><text:span text:style-name="T3"> </text:span><text:span text:style-name="T18">ﮤ</text:span><text:span text:style-name="T3"> </text:span><text:span text:style-name="T18">ﮥ</text:span><text:span text:style-name="T3"> </text:span><text:span text:style-name="T18">ﮦ</text:span><text:span text:style-name="T3"> </text:span><text:span text:style-name="T18">ﮧ</text:span><text:span text:style-name="T3"> </text:span><text:span text:style-name="T18">ﮨ</text:span><text:span text:style-name="T3"> </text:span><text:span text:style-name="T18">ﮩ</text:span><text:span text:style-name="T3"> </text:span><text:span text:style-name="T18">ﮪﮫ</text:span><text:span text:style-name="T3"> </text:span><text:span text:style-name="T18">ﮬ</text:span><text:span text:style-name="T3"> </text:span><text:span text:style-name="T18">ﮭ</text:span><text:span text:style-name="T3"> </text:span><text:span text:style-name="T18">ﮮ</text:span><text:span text:style-name="T3"> </text:span><text:span text:style-name="T18">ﮯ</text:span><text:span text:style-name="T3"> </text:span><text:span text:style-name="T18">ﮰ</text:span></text:p>
      <text:p text:style-name="P12"><text:span text:style-name="T18">ﮱ</text:span><text:span text:style-name="T3"> </text:span><text:span text:style-name="T18">ﯓ</text:span><text:span text:style-name="T3"> </text:span><text:span text:style-name="T18">ﯔ</text:span><text:span text:style-name="T3"> </text:span><text:span text:style-name="T18">ﯕ</text:span><text:span text:style-name="T3"> </text:span><text:span text:style-name="T18">ﯖ</text:span><text:span text:style-name="T3"> </text:span><text:span text:style-name="T18">ﯗ</text:span><text:span text:style-name="T3"> </text:span><text:span text:style-name="T18">ﯘ</text:span><text:span text:style-name="T3"> </text:span><text:span text:style-name="T18">ﯙ</text:span><text:span text:style-name="T3"> </text:span><text:span text:style-name="T18">ﯚ</text:span><text:span text:style-name="T3"> </text:span><text:span text:style-name="T18">ﯛ</text:span><text:span text:style-name="T3"> </text:span><text:span text:style-name="T18">ﯜ</text:span><text:span text:style-name="T3"> </text:span><text:span text:style-name="T18">ﯝ</text:span><text:span text:style-name="T3"> </text:span><text:span text:style-name="T18">ﯞ</text:span><text:span text:style-name="T3"> </text:span><text:span text:style-name="T18">ﯟ</text:span><text:span text:style-name="T3"> </text:span><text:span text:style-name="T18">ﯠ</text:span><text:span text:style-name="T3"> </text:span><text:span text:style-name="T18">ﯡ</text:span><text:span text:style-name="T3"> </text:span><text:span text:style-name="T18">ﯢ</text:span></text:p>
      <text:p text:style-name="P12"><text:span text:style-name="T18">ﯣ</text:span><text:span text:style-name="T3"> </text:span><text:span text:style-name="T18">ﯤﯥ</text:span><text:span text:style-name="T3"> </text:span><text:span text:style-name="T18">ﯦ</text:span><text:span text:style-name="T3"> </text:span><text:span text:style-name="T18">ﯧ</text:span><text:span text:style-name="T3"> </text:span><text:span text:style-name="T18">ﯨ</text:span><text:span text:style-name="T3"> </text:span><text:span text:style-name="T18">ﯩ</text:span><text:span text:style-name="T3"> </text:span><text:span text:style-name="T18">ﯪ</text:span><text:span text:style-name="T3"> </text:span><text:span text:style-name="T18">ﯫ</text:span><text:span text:style-name="T3"> </text:span><text:span text:style-name="T18">ﯬ</text:span><text:span text:style-name="T3"> </text:span><text:span text:style-name="T18">ﯭﯮ</text:span><text:span text:style-name="T3"> </text:span><text:span text:style-name="T18">ﯯ</text:span><text:span text:style-name="T3"> </text:span><text:span text:style-name="T18">ﯰ</text:span><text:span text:style-name="T3"> </text:span><text:span text:style-name="T18">ﯱ</text:span><text:span text:style-name="T3"> </text:span><text:span text:style-name="T18">ﯲ</text:span></text:p>
      <text:p text:style-name="P26"><text:span text:style-name="T19">ﭑ</text:span><text:span text:style-name="T3"> </text:span><text:span text:style-name="T19">ﭒ</text:span><text:span text:style-name="T3"> </text:span><text:span text:style-name="T19">ﭓ</text:span><text:span text:style-name="T3"> </text:span><text:span text:style-name="T19">ﭔ</text:span><text:span text:style-name="T3"> </text:span><text:span text:style-name="T19">ﭕ</text:span><text:span text:style-name="T3"> </text:span><text:span text:style-name="T19">ﭖ</text:span><text:span text:style-name="T3"> </text:span><text:span text:style-name="T19">ﭗ</text:span><text:span text:style-name="T3"> </text:span><text:span text:style-name="T19">ﭘ</text:span><text:span text:style-name="T3"> </text:span><text:span text:style-name="T19">ﭙ</text:span><text:span text:style-name="T3"> </text:span><text:span text:style-name="T19">ﭚ</text:span><text:span text:style-name="T3"> </text:span><text:span text:style-name="T19">ﭛ</text:span><text:span text:style-name="T3"> </text:span><text:span text:style-name="T19">ﭜ</text:span><text:span text:style-name="T3"> </text:span><text:span text:style-name="T19">ﭝ</text:span><text:span text:style-name="T3"> </text:span><text:span text:style-name="T19">ﭞ</text:span><text:span text:style-name="T3"> </text:span><text:span text:style-name="T19">ﭟ</text:span><text:span text:style-name="T3"> </text:span><text:span text:style-name="T19">ﭠ</text:span><text:span text:style-name="T3"> </text:span><text:span text:style-name="T19">ﭡ</text:span><text:span text:style-name="T3"> </text:span><text:span text:style-name="T19">ﭢ</text:span><text:span text:style-name="T3"> </text:span><text:span text:style-name="T19">ﭣ</text:span><text:span text:style-name="T3"> </text:span><text:span text:style-name="T19">ﭤ</text:span><text:span text:style-name="T3"> </text:span><text:span text:style-name="T19">ﭥ</text:span><text:span text:style-name="T3"> </text:span><text:span text:style-name="T19">ﭦ</text:span><text:span text:style-name="T3"> </text:span><text:span text:style-name="T19">ﭧ</text:span><text:span text:style-name="T3"> </text:span><text:span text:style-name="T19">ﭨﭩ</text:span><text:span text:style-name="T3"> </text:span><text:span text:style-name="T19">ﭪ</text:span><text:span text:style-name="T3"> </text:span><text:span text:style-name="T19">ﭫ</text:span><text:span text:style-name="T3"> </text:span><text:span text:style-name="T19">ﭬ</text:span><text:span text:style-name="T3"> </text:span><text:span text:style-name="T19">ﭭ</text:span><text:span text:style-name="T3"> </text:span><text:span text:style-name="T19">ﭮ</text:span><text:span text:style-name="T3"> </text:span><text:span text:style-name="T19">ﭯ</text:span><text:span text:style-name="T3"> </text:span><text:span text:style-name="T19">ﭰ</text:span><text:span text:style-name="T3"> </text:span><text:span text:style-name="T19">ﭱ</text:span><text:span text:style-name="T3"> </text:span><text:span text:style-name="T19">ﭲ</text:span><text:span text:style-name="T3"> </text:span><text:span text:style-name="T19">ﭳ</text:span><text:span text:style-name="T3"> </text:span><text:span text:style-name="T19">ﭴ</text:span><text:span text:style-name="T3"> </text:span><text:span text:style-name="T19">ﭵ</text:span><text:span text:style-name="T3"> </text:span><text:span text:style-name="T19">ﭶ</text:span><text:span text:style-name="T3"> </text:span><text:span text:style-name="T19">ﭷ</text:span><text:span text:style-name="T3"> </text:span><text:span text:style-name="T19">ﭸ</text:span><text:span text:style-name="T3"> </text:span><text:span text:style-name="T19">ﭹ</text:span><text:span text:style-name="T3"> </text:span><text:span text:style-name="T19">ﭺ</text:span><text:span text:style-name="T3"> </text:span><text:span text:style-name="T19">ﭻ</text:span><text:span text:style-name="T3"> </text:span><text:span text:style-name="T19">ﭼ</text:span><text:span text:style-name="T3"> </text:span><text:span text:style-name="T19">ﭽ</text:span><text:span text:style-name="T3"> </text:span><text:span text:style-name="T19">ﭾ</text:span><text:span text:style-name="T3"> </text:span><text:span text:style-name="T19">ﭿ</text:span><text:span text:style-name="T3"> </text:span><text:span text:style-name="T19">ﮀ</text:span><text:span text:style-name="T3"> </text:span><text:span text:style-name="T19">ﮁ</text:span><text:span text:style-name="T3"> </text:span><text:span text:style-name="T19">ﮂ</text:span><text:span text:style-name="T3"> </text:span><text:span text:style-name="T19">ﮃ</text:span><text:span text:style-name="T3"> </text:span><text:span text:style-name="T19">ﮄ</text:span><text:span text:style-name="T3"> </text:span><text:span text:style-name="T19">ﮅ</text:span><text:span text:style-name="T3"> </text:span><text:span text:style-name="T19">ﮆ</text:span><text:span text:style-name="T3"> </text:span><text:span text:style-name="T19">ﮇ</text:span><text:span text:style-name="T3"> </text:span><text:span text:style-name="T19">ﮈ</text:span><text:span text:style-name="T3"> </text:span><text:span text:style-name="T19">ﮉ</text:span><text:span text:style-name="T3"> </text:span><text:span text:style-name="T19">ﮊ</text:span><text:span text:style-name="T3"> </text:span><text:span text:style-name="T19">ﮋ</text:span><text:span text:style-name="T3"> </text:span><text:span text:style-name="T19">ﮌ</text:span><text:span text:style-name="T3"> </text:span><text:span text:style-name="T19">ﮍ</text:span><text:span text:style-name="T3"> </text:span><text:span text:style-name="T19">ﮎ</text:span><text:span text:style-name="T3"> </text:span><text:span text:style-name="T19">ﮏ</text:span><text:span text:style-name="T3"> </text:span><text:span text:style-name="T19">ﮐ</text:span><text:span text:style-name="T3"> </text:span><text:span text:style-name="T19">ﮑ</text:span><text:span text:style-name="T3"> </text:span><text:span text:style-name="T19">ﮒ</text:span><text:span text:style-name="T3"> </text:span><text:span text:style-name="T19">ﮓ</text:span><text:span text:style-name="T3"> </text:span><text:span text:style-name="T19">ﮔ</text:span><text:span text:style-name="T3"> </text:span><text:span text:style-name="T19">ﮕ</text:span><text:span text:style-name="T3"> </text:span><text:span text:style-name="T19">ﮖ</text:span><text:span text:style-name="T3"> </text:span><text:span text:style-name="T19">ﮗ</text:span><text:span text:style-name="T3"> </text:span><text:span text:style-name="T19">ﮘ</text:span><text:span text:style-name="T3"> </text:span><text:span text:style-name="T19">ﮙ</text:span><text:span text:style-name="T3"> </text:span><text:span text:style-name="T19">ﮚ</text:span><text:span text:style-name="T3"> </text:span><text:span text:style-name="T19">ﮛ</text:span><text:span text:style-name="T3"> </text:span><text:span text:style-name="T19">ﮜ</text:span><text:span text:style-name="T3"> </text:span><text:span text:style-name="T19">ﮝ</text:span><text:span text:style-name="T3"> </text:span><text:span text:style-name="T19">ﮞ</text:span><text:span text:style-name="T3"> </text:span><text:span text:style-name="T19">ﮟ</text:span><text:span text:style-name="T3"> </text:span><text:span text:style-name="T19">ﮠ</text:span><text:span text:style-name="T3"> </text:span><text:span text:style-name="T19">ﮡ</text:span><text:span text:style-name="T3"> </text:span><text:span text:style-name="T19">ﮢ</text:span><text:span text:style-name="T3"> </text:span><text:span text:style-name="T19">ﮣ</text:span><text:span text:style-name="T3"> </text:span><text:span text:style-name="T19">ﮤ</text:span><text:span text:style-name="T3"> </text:span><text:span text:style-name="T19">ﮥ</text:span><text:span text:style-name="T3"> </text:span><text:span text:style-name="T19">ﮦ</text:span><text:span text:style-name="T3"> </text:span><text:span text:style-name="T19">ﮧ</text:span><text:span text:style-name="T3"> </text:span><text:span text:style-name="T19">ﮨ</text:span><text:span text:style-name="T3"> </text:span><text:span text:style-name="T19">ﮩ</text:span><text:span text:style-name="T3"> </text:span><text:span text:style-name="T19">ﮪ</text:span><text:span text:style-name="T3"> </text:span><text:span text:style-name="T19">ﮫ</text:span><text:span text:style-name="T3"> </text:span><text:span text:style-name="T19">ﮬ</text:span><text:span text:style-name="T3"> </text:span><text:span text:style-name="T19">ﮭ</text:span><text:span text:style-name="T3"> </text:span><text:span text:style-name="T19">ﮮ</text:span><text:span text:style-name="T3"> </text:span><text:span text:style-name="T19">ﮯ</text:span><text:span text:style-name="T3"> </text:span><text:span text:style-name="T19">ﮰ</text:span><text:span text:style-name="T3"> </text:span><text:span text:style-name="T19">ﮱ</text:span><text:span text:style-name="T3"> </text:span><text:span text:style-name="T19">ﯓ</text:span><text:span text:style-name="T3"> </text:span><text:span text:style-name="T19">ﯔﯕ</text:span><text:span text:style-name="T3"> </text:span><text:span text:style-name="T19">ﯖ</text:span><text:span text:style-name="T3"> </text:span><text:span text:style-name="T19">ﯗ</text:span><text:span text:style-name="T3"> </text:span><text:span text:style-name="T19">ﯘ</text:span><text:span text:style-name="T3"> </text:span><text:span text:style-name="T19">ﯙ</text:span><text:span text:style-name="T3"> </text:span><text:span text:style-name="T19">ﯚ</text:span><text:span text:style-name="T3"> </text:span><text:span text:style-name="T19">ﯛ</text:span><text:span text:style-name="T3"> </text:span><text:span text:style-name="T19">ﯜ</text:span><text:span text:style-name="T3"> </text:span><text:span text:style-name="T19">ﯝ</text:span><text:span text:style-name="T3"> </text:span><text:span text:style-name="T19">ﯞ</text:span><text:span text:style-name="T3"> </text:span><text:span text:style-name="T19">ﯟ</text:span><text:span text:style-name="T3"> </text:span><text:span text:style-name="T19">ﯠ</text:span><text:span text:style-name="T3"> </text:span><text:span text:style-name="T19">ﯡ</text:span><text:span text:style-name="T3"> </text:span><text:span text:style-name="T19">ﯢ</text:span><text:span text:style-name="T3"> </text:span><text:span text:style-name="T19">ﯣ</text:span><text:span text:style-name="T3"> </text:span><text:span text:style-name="T19">ﯤ</text:span><text:span text:style-name="T3"> </text:span><text:span text:style-name="T19">ﯥ</text:span><text:span text:style-name="T3"> </text:span><text:span text:style-name="T19">ﯦ</text:span><text:span text:style-name="T3"> </text:span><text:span text:style-name="T19">ﯧ</text:span><text:span text:style-name="T3"> </text:span><text:span text:style-name="T19">ﯨ</text:span><text:span text:style-name="T3"> </text:span><text:span text:style-name="T19">ﯩ</text:span><text:span text:style-name="T3"> </text:span><text:span text:style-name="T19">ﯪ</text:span><text:span text:style-name="T3"> </text:span><text:span text:style-name="T19">ﯫ</text:span></text:p>
      <text:p text:style-name="P15"><text:span text:style-name="T20">ﭑ</text:span><text:span text:style-name="T3"> </text:span><text:span text:style-name="T20">ﭒ</text:span><text:span text:style-name="T3"> </text:span><text:span text:style-name="T20">ﭓﭔ</text:span><text:span text:style-name="T3"> </text:span><text:span text:style-name="T20">ﭕ</text:span><text:span text:style-name="T3"> </text:span><text:span text:style-name="T20">ﭖ</text:span><text:span text:style-name="T3"> </text:span><text:span text:style-name="T20">ﭗ</text:span><text:span text:style-name="T3"> </text:span><text:span text:style-name="T20">ﭘ</text:span><text:span text:style-name="T3"> </text:span><text:span text:style-name="T20">ﭙ</text:span><text:span text:style-name="T3"> </text:span><text:span text:style-name="T20">ﭚ</text:span><text:span text:style-name="T3"> </text:span><text:span text:style-name="T20">ﭛ</text:span><text:span text:style-name="T3"> </text:span><text:span text:style-name="T20">ﭜ</text:span><text:span text:style-name="T3"> </text:span><text:span text:style-name="T20">ﭝ</text:span><text:span text:style-name="T3"> </text:span><text:span text:style-name="T20">ﭞ</text:span><text:span text:style-name="T3"> </text:span><text:span text:style-name="T20">ﭟ</text:span><text:span text:style-name="T3"> </text:span><text:span text:style-name="T20">ﭠ</text:span><text:span text:style-name="T3"> </text:span><text:span text:style-name="T20">ﭡ</text:span><text:span text:style-name="T3"> </text:span><text:span text:style-name="T20">ﭢ</text:span><text:span text:style-name="T3"> </text:span><text:span text:style-name="T20">ﭣ</text:span><text:span text:style-name="T3"> </text:span><text:span text:style-name="T20">ﭤ</text:span><text:span text:style-name="T3"> </text:span><text:span text:style-name="T20">ﭥ</text:span><text:span text:style-name="T3"> </text:span><text:span text:style-name="T20">ﭦ</text:span><text:span text:style-name="T3"> </text:span><text:span text:style-name="T20">ﭧ</text:span><text:span text:style-name="T3"> </text:span><text:span text:style-name="T20">ﭨ</text:span><text:span text:style-name="T3"> </text:span><text:span text:style-name="T20">ﭩ</text:span><text:span text:style-name="T3"> </text:span><text:span text:style-name="T20">ﭪ</text:span><text:span text:style-name="T3"> </text:span><text:span text:style-name="T20">ﭫ</text:span><text:span text:style-name="T3"> </text:span><text:span text:style-name="T20">ﭬ</text:span><text:span text:style-name="T3"> </text:span><text:span text:style-name="T20">ﭭﭮ</text:span><text:span text:style-name="T3"> </text:span><text:span text:style-name="T20">ﭯ</text:span><text:span text:style-name="T3"> </text:span><text:span text:style-name="T20">ﭰ</text:span><text:span text:style-name="T3"> </text:span><text:span text:style-name="T20">ﭱ</text:span><text:span text:style-name="T3"> </text:span><text:span text:style-name="T20">ﭲ</text:span><text:span text:style-name="T3"> </text:span><text:span text:style-name="T20">ﭳﭴ</text:span><text:span text:style-name="T3"> </text:span><text:span text:style-name="T20">ﭵ</text:span><text:span text:style-name="T3"> </text:span><text:span text:style-name="T20">ﭶﭷ</text:span><text:span text:style-name="T3"> </text:span><text:span text:style-name="T20">ﭸ</text:span><text:span text:style-name="T3"> </text:span><text:span text:style-name="T20">ﭹ</text:span><text:span text:style-name="T3"> </text:span><text:span text:style-name="T20">ﭺ</text:span><text:span text:style-name="T3"> </text:span><text:span text:style-name="T20">ﭻ</text:span><text:span text:style-name="T3"> </text:span><text:span text:style-name="T20">ﭼ</text:span><text:span text:style-name="T3"> </text:span><text:span text:style-name="T20">ﭽ</text:span><text:span text:style-name="T3"> </text:span><text:span text:style-name="T20">ﭾ</text:span><text:span text:style-name="T3"> </text:span><text:span text:style-name="T20">ﭿ</text:span><text:span text:style-name="T3"> </text:span><text:span text:style-name="T20">ﮀ</text:span><text:span text:style-name="T3"> </text:span><text:span text:style-name="T20">ﮁ</text:span><text:span text:style-name="T3"> </text:span><text:span text:style-name="T20">ﮂ</text:span><text:span text:style-name="T3"> </text:span><text:span text:style-name="T20">ﮃ</text:span><text:span text:style-name="T3"> </text:span><text:span text:style-name="T20">ﮄ</text:span><text:span text:style-name="T3"> </text:span><text:span text:style-name="T20">ﮅ</text:span><text:span text:style-name="T3"> </text:span><text:span text:style-name="T20">ﮆ</text:span><text:span text:style-name="T3"> </text:span><text:span text:style-name="T20">ﮇ</text:span><text:span text:style-name="T3"> </text:span><text:span text:style-name="T20">ﮈ</text:span><text:span text:style-name="T3"> </text:span><text:span text:style-name="T20">ﮉ</text:span><text:span text:style-name="T3"> </text:span><text:span text:style-name="T20">ﮊ</text:span><text:span text:style-name="T3"> </text:span><text:span text:style-name="T20">ﮋ</text:span><text:span text:style-name="T3"> </text:span><text:span text:style-name="T20">ﮌ</text:span><text:span text:style-name="T3"> </text:span><text:span text:style-name="T20">ﮍ</text:span><text:span text:style-name="T3"> </text:span><text:span text:style-name="T20">ﮎ</text:span><text:span text:style-name="T3"> </text:span><text:span text:style-name="T20">ﮏ</text:span><text:span text:style-name="T3"> </text:span><text:span text:style-name="T20">ﮐ</text:span><text:span text:style-name="T3"> </text:span><text:span text:style-name="T20">ﮑ</text:span><text:span text:style-name="T3"> </text:span><text:span text:style-name="T20">ﮒ</text:span><text:span text:style-name="T3"> </text:span><text:span text:style-name="T20">ﮓ</text:span><text:span text:style-name="T3"> </text:span><text:span text:style-name="T20">ﮔ</text:span><text:span text:style-name="T3"> </text:span><text:span text:style-name="T20">ﮕ</text:span><text:span text:style-name="T3"> </text:span><text:span text:style-name="T20">ﮖ</text:span><text:span text:style-name="T3"> </text:span><text:span text:style-name="T20">ﮗ</text:span><text:span text:style-name="T3"> </text:span><text:span text:style-name="T20">ﮘ</text:span><text:span text:style-name="T3"> </text:span><text:span text:style-name="T20">ﮙ</text:span><text:span text:style-name="T3"> </text:span><text:span text:style-name="T20">ﮚ</text:span><text:span text:style-name="T3"> </text:span><text:span text:style-name="T20">ﮛ</text:span><text:span text:style-name="T3"> </text:span><text:span text:style-name="T20">ﮜ</text:span><text:span text:style-name="T3"> </text:span><text:span text:style-name="T20">ﮝﮞ</text:span><text:span text:style-name="T3"> </text:span><text:span text:style-name="T20">ﮟ</text:span><text:span text:style-name="T3"> </text:span><text:span text:style-name="T20">ﮠ</text:span><text:span text:style-name="T3"> </text:span><text:span text:style-name="T20">ﮡ</text:span><text:span text:style-name="T3"> </text:span><text:span text:style-name="T20">ﮢ</text:span><text:span text:style-name="T3"> </text:span><text:span text:style-name="T20">ﮣ</text:span><text:span text:style-name="T3"> </text:span><text:span text:style-name="T20">ﮤ</text:span><text:span text:style-name="T3"> </text:span><text:span text:style-name="T20">ﮥ</text:span><text:span text:style-name="T3"> </text:span><text:span text:style-name="T20">ﮦ</text:span><text:span text:style-name="T3"> </text:span><text:span text:style-name="T20">ﮧ</text:span><text:span text:style-name="T3"> </text:span><text:span text:style-name="T20">ﮨﮩ</text:span><text:span text:style-name="T3"> </text:span><text:span text:style-name="T20">ﮪ</text:span><text:span text:style-name="T3"> </text:span><text:span text:style-name="T20">ﮫ</text:span><text:span text:style-name="T3"> </text:span><text:span text:style-name="T20">ﮬ</text:span><text:span text:style-name="T3"> </text:span><text:span text:style-name="T20">ﮭ</text:span><text:span text:style-name="T3"> </text:span><text:span text:style-name="T20">ﮮ</text:span><text:span text:style-name="T3"> </text:span><text:span text:style-name="T20">ﮯ</text:span><text:span text:style-name="T3"> </text:span><text:span text:style-name="T20">ﮰ</text:span><text:span text:style-name="T3"> </text:span><text:span text:style-name="T20">ﮱ</text:span><text:span text:style-name="T3"> </text:span><text:span text:style-name="T20">ﯓ</text:span><text:span text:style-name="T3"> </text:span><text:span text:style-name="T20">ﯔ</text:span><text:span text:style-name="T3"> </text:span><text:span text:style-name="T20">ﯕ</text:span><text:span text:style-name="T3"> </text:span><text:span text:style-name="T20">ﯖ</text:span><text:span text:style-name="T3"> </text:span><text:span text:style-name="T20">ﯗ</text:span><text:span text:style-name="T3"> </text:span><text:span text:style-name="T20">ﯘ</text:span><text:span text:style-name="T3"> </text:span><text:span text:style-name="T20">ﯙ</text:span><text:span text:style-name="T3"> </text:span><text:span text:style-name="T20">ﯚ</text:span><text:span text:style-name="T3"> </text:span><text:span text:style-name="T20">ﯛ</text:span><text:span text:style-name="T3"> </text:span><text:span text:style-name="T20">ﯜ</text:span><text:span text:style-name="T3"> </text:span><text:span text:style-name="T20">ﯝ</text:span><text:span text:style-name="T3"> </text:span><text:span text:style-name="T20">ﯞ</text:span><text:span text:style-name="T3"> </text:span><text:span text:style-name="T20">ﯟ</text:span><text:span text:style-name="T3"> </text:span><text:span text:style-name="T20">ﯠ</text:span><text:span text:style-name="T3"> </text:span><text:span text:style-name="T20">ﯡ</text:span><text:span text:style-name="T3"> </text:span><text:span text:style-name="T20">ﯢ</text:span><text:span text:style-name="T3"> </text:span><text:span text:style-name="T20">ﯣ</text:span><text:span text:style-name="T3"> </text:span><text:span text:style-name="T20">ﯤ</text:span><text:span text:style-name="T3"> </text:span><text:span text:style-name="T20">ﯥ</text:span><text:span text:style-name="T3"> </text:span><text:span text:style-name="T20">ﯦ</text:span><text:span text:style-name="T3"> </text:span><text:span text:style-name="T20">ﯧ</text:span><text:span text:style-name="T3"> </text:span><text:span text:style-name="T20">ﯨﯩ</text:span><text:span text:style-name="T3"> </text:span><text:span text:style-name="T20">ﯪ</text:span><text:span text:style-name="T3"> </text:span><text:span text:style-name="T20">ﯫ</text:span><text:span text:style-name="T3"> </text:span><text:span text:style-name="T20">ﯬ</text:span><text:span text:style-name="T3"> </text:span><text:span text:style-name="T20">ﯭ</text:span><text:span text:style-name="T3"> </text:span><text:span text:style-name="T20">ﯮ</text:span><text:span text:style-name="T3"> </text:span><text:span text:style-name="T20">ﯯ</text:span><text:span text:style-name="T3"> </text:span><text:span text:style-name="T20">ﯰ</text:span></text:p>
      <text:p text:style-name="P14"><text:span text:style-name="T21">ﮌ</text:span><text:span text:style-name="T12">ﮢ</text:span></text:p>
      <text:p text:style-name="P34"><text:span text:style-name="T23">ﭤ</text:span><text:span text:style-name="T12">ﭥﭦ</text:span></text:p>
      <text:p text:style-name="P16"><text:span text:style-name="T22">ﭑ</text:span><text:span text:style-name="T3"> </text:span><text:span text:style-name="T22">ﭒ</text:span><text:span text:style-name="T3"> </text:span><text:span text:style-name="T22">ﭓ</text:span><text:span text:style-name="T3"> </text:span><text:span text:style-name="T22">ﭔﭕ</text:span><text:span text:style-name="T3"> </text:span><text:span text:style-name="T22">ﭖ</text:span><text:span text:style-name="T3"> </text:span><text:span text:style-name="T22">ﭗ</text:span><text:span text:style-name="T3"> </text:span><text:span text:style-name="T22">ﭘ</text:span><text:span text:style-name="T3"> </text:span><text:span text:style-name="T22">ﭙ</text:span><text:span text:style-name="T3"> </text:span><text:span text:style-name="T22">ﭚ</text:span><text:span text:style-name="T3"> </text:span><text:span text:style-name="T22">ﭛ</text:span><text:span text:style-name="T3"> </text:span><text:span text:style-name="T22">ﭜ</text:span><text:span text:style-name="T3"> </text:span><text:span text:style-name="T22">ﭝ</text:span><text:span text:style-name="T3"> </text:span><text:span text:style-name="T22">ﭞ</text:span><text:span text:style-name="T3"> </text:span><text:span text:style-name="T22">ﭟ</text:span><text:span text:style-name="T3"> </text:span><text:span text:style-name="T22">ﭠ</text:span><text:span text:style-name="T3"> </text:span><text:span text:style-name="T22">ﭡ</text:span><text:span text:style-name="T3"> </text:span><text:span text:style-name="T22">ﭢ</text:span><text:span text:style-name="T3"> </text:span><text:span text:style-name="T22">ﭣ</text:span><text:span text:style-name="T3"> </text:span><text:span text:style-name="T22">ﭤ</text:span><text:span text:style-name="T3"> </text:span><text:span text:style-name="T22">ﭥ</text:span><text:span text:style-name="T3"> </text:span><text:span text:style-name="T22">ﭦ</text:span><text:span text:style-name="T3"> </text:span><text:span text:style-name="T22">ﭧ</text:span><text:span text:style-name="T3"> </text:span><text:span text:style-name="T22">ﭨ</text:span><text:span text:style-name="T3"> </text:span><text:span text:style-name="T22">ﭩ</text:span><text:span text:style-name="T3"> </text:span><text:span text:style-name="T22">ﭪ</text:span><text:span text:style-name="T3"> </text:span><text:span text:style-name="T22">ﭫ</text:span><text:span text:style-name="T3"> </text:span><text:span text:style-name="T22">ﭬ</text:span><text:span text:style-name="T3"> </text:span><text:span text:style-name="T22">ﭭ</text:span><text:span text:style-name="T3"> </text:span><text:span text:style-name="T22">ﭮ</text:span><text:span text:style-name="T3"> </text:span><text:span text:style-name="T22">ﭯ</text:span><text:span text:style-name="T3"> </text:span><text:span text:style-name="T22">ﭰ</text:span><text:span text:style-name="T3"> </text:span><text:span text:style-name="T22">ﭱ</text:span><text:span text:style-name="T3"> </text:span><text:span text:style-name="T22">ﭲ</text:span><text:span text:style-name="T3"> </text:span><text:span text:style-name="T22">ﭳ</text:span><text:span text:style-name="T3"> </text:span><text:span text:style-name="T22">ﭴ</text:span><text:span text:style-name="T3"> </text:span><text:span text:style-name="T22">ﭵ</text:span><text:span text:style-name="T3"> </text:span><text:span text:style-name="T22">ﭶ</text:span><text:span text:style-name="T3"> </text:span><text:span text:style-name="T22">ﭷ</text:span><text:span text:style-name="T3"> </text:span><text:span text:style-name="T22">ﭸ</text:span><text:span text:style-name="T3"> </text:span><text:span text:style-name="T22">ﭹ</text:span><text:span text:style-name="T3"> </text:span><text:span text:style-name="T22">ﭺ</text:span><text:span text:style-name="T3"> </text:span><text:span text:style-name="T22">ﭻ</text:span><text:span text:style-name="T3"> </text:span><text:span text:style-name="T22">ﭼ</text:span><text:span text:style-name="T3"> </text:span><text:span text:style-name="T22">ﭽ</text:span><text:span text:style-name="T3"> </text:span><text:span text:style-name="T22">ﭾ</text:span><text:span text:style-name="T3"> </text:span><text:span text:style-name="T22">ﭿ</text:span><text:span text:style-name="T3"> </text:span><text:span text:style-name="T22">ﮀ</text:span><text:span text:style-name="T3"> </text:span><text:span text:style-name="T22">ﮁ</text:span><text:span text:style-name="T3"> </text:span><text:span text:style-name="T22">ﮂ</text:span><text:span text:style-name="T3"> </text:span><text:span text:style-name="T22">ﮃ</text:span><text:span text:style-name="T3"> </text:span><text:span text:style-name="T22">ﮄ</text:span><text:span text:style-name="T3"> </text:span><text:span text:style-name="T22">ﮅ</text:span><text:span text:style-name="T3"> </text:span><text:span text:style-name="T22">ﮆ</text:span><text:span text:style-name="T3"> </text:span><text:span text:style-name="T22">ﮇ</text:span><text:span text:style-name="T3"> </text:span><text:span text:style-name="T22">ﮈ</text:span><text:span text:style-name="T3"> </text:span><text:span text:style-name="T22">ﮉ</text:span><text:span text:style-name="T3"> </text:span><text:span text:style-name="T22">ﮊ</text:span><text:span text:style-name="T3"> </text:span><text:span text:style-name="T22">ﮋ</text:span><text:span text:style-name="T3"> </text:span><text:span text:style-name="T22">ﮌ</text:span><text:span text:style-name="T3"> </text:span><text:span text:style-name="T22">ﮍ</text:span><text:span text:style-name="T3"> </text:span><text:span text:style-name="T22">ﮎ</text:span><text:span text:style-name="T3"> </text:span><text:span text:style-name="T22">ﮏ</text:span><text:span text:style-name="T3"> </text:span><text:span text:style-name="T22">ﮐ</text:span><text:span text:style-name="T3"> </text:span><text:span text:style-name="T22">ﮑ</text:span><text:span text:style-name="T3"> </text:span><text:span text:style-name="T22">ﮒ</text:span><text:span text:style-name="T3"> </text:span><text:span text:style-name="T22">ﮓ</text:span><text:span text:style-name="T3"> </text:span><text:span text:style-name="T22">ﮔ</text:span><text:span text:style-name="T3"> </text:span><text:span text:style-name="T22">ﮕ</text:span><text:span text:style-name="T3"> </text:span><text:span text:style-name="T22">ﮖ</text:span><text:span text:style-name="T3"> </text:span><text:span text:style-name="T22">ﮗ</text:span><text:span text:style-name="T3"> </text:span><text:span text:style-name="T22">ﮘ</text:span><text:span text:style-name="T3"> </text:span><text:span text:style-name="T22">ﮙ</text:span><text:span text:style-name="T3"> </text:span><text:span text:style-name="T22">ﮚ</text:span><text:span text:style-name="T3"> </text:span><text:span text:style-name="T22">ﮛ</text:span><text:span text:style-name="T3"> </text:span><text:span text:style-name="T22">ﮜ</text:span><text:span text:style-name="T3"> </text:span><text:span text:style-name="T22">ﮝ</text:span><text:span text:style-name="T3"> </text:span><text:span text:style-name="T22">ﮞ</text:span><text:span text:style-name="T3"> </text:span><text:span text:style-name="T22">ﮟ</text:span><text:span text:style-name="T3"> </text:span><text:span text:style-name="T22">ﮠ</text:span><text:span text:style-name="T3"> </text:span><text:span text:style-name="T22">ﮡ</text:span><text:span text:style-name="T3"> </text:span><text:span text:style-name="T22">ﮢ</text:span><text:span text:style-name="T3"> </text:span><text:span text:style-name="T22">ﮣ</text:span><text:span text:style-name="T3"> </text:span><text:span text:style-name="T22">ﮤ</text:span><text:span text:style-name="T3"> </text:span><text:span text:style-name="T22">ﮥﮦ</text:span><text:span text:style-name="T3"> </text:span><text:span text:style-name="T22">ﮧ</text:span><text:span text:style-name="T3"> </text:span><text:span text:style-name="T22">ﮨ</text:span><text:span text:style-name="T3"> </text:span><text:span text:style-name="T22">ﮩ</text:span><text:span text:style-name="T3"> </text:span><text:span text:style-name="T22">ﮪ</text:span><text:span text:style-name="T3"> </text:span><text:span text:style-name="T22">ﮫ</text:span><text:span text:style-name="T3"> </text:span><text:span text:style-name="T22">ﮬ</text:span><text:span text:style-name="T3"> </text:span><text:span text:style-name="T22">ﮭ</text:span><text:span text:style-name="T3"> </text:span><text:span text:style-name="T22">ﮮ</text:span><text:span text:style-name="T3"> </text:span><text:span text:style-name="T22">ﮯ</text:span><text:span text:style-name="T3"> </text:span><text:span text:style-name="T22">ﮰ</text:span><text:span text:style-name="T3"> </text:span><text:span text:style-name="T22">ﮱ</text:span><text:span text:style-name="T3"> </text:span><text:span text:style-name="T22">ﯓ</text:span><text:span text:style-name="T3"> </text:span><text:span text:style-name="T22">ﯔ</text:span><text:span text:style-name="T3"> </text:span><text:span text:style-name="T22">ﯕﯖ</text:span><text:span text:style-name="T3"> </text:span><text:span text:style-name="T22">ﯗ</text:span><text:span text:style-name="T3"> </text:span><text:span text:style-name="T22">ﯘ</text:span><text:span text:style-name="T3"> </text:span><text:span text:style-name="T22">ﯙ</text:span><text:span text:style-name="T3"> </text:span><text:span text:style-name="T22">ﯚ</text:span><text:span text:style-name="T3"> </text:span><text:span text:style-name="T22">ﯛ</text:span><text:span text:style-name="T3"> </text:span><text:span text:style-name="T22">ﯜ</text:span><text:span text:style-name="T3"> </text:span><text:span text:style-name="T22">ﯝ</text:span><text:span text:style-name="T3"> </text:span><text:span text:style-name="T22">ﯞ</text:span><text:span text:style-name="T3"> </text:span><text:span text:style-name="T22">ﯟ</text:span><text:span text:style-name="T3"> </text:span><text:span text:style-name="T22">ﯠ</text:span><text:span text:style-name="T3"> </text:span><text:span text:style-name="T22">ﯡ</text:span><text:span text:style-name="T3"> </text:span><text:span text:style-name="T22">ﯢ</text:span><text:span text:style-name="T3"> </text:span><text:span text:style-name="T22">ﯣ</text:span><text:span text:style-name="T3"> </text:span><text:span text:style-name="T22">ﯤ</text:span><text:span text:style-name="T3"> </text:span><text:span text:style-name="T22">ﯥﯦ</text:span><text:span text:style-name="T3"> </text:span><text:span text:style-name="T22">ﯧ</text:span><text:span text:style-name="T3"> </text:span><text:span text:style-name="T22">ﯨ</text:span><text:span text:style-name="T3"> </text:span><text:span text:style-name="T22">ﯩ</text:span><text:span text:style-name="T3"> </text:span><text:span text:style-name="T22">ﯪ</text:span><text:span text:style-name="T3"> </text:span><text:span text:style-name="T22">ﯫ</text:span><text:span text:style-name="T3"> </text:span><text:span text:style-name="T22">ﯬ</text:span><text:span text:style-name="T3"> </text:span><text:span text:style-name="T22">ﯭ</text:span><text:span text:style-name="T3"> </text:span><text:span text:style-name="T22">ﯮ</text:span><text:span text:style-name="T3"> </text:span><text:span text:style-name="T22">ﯯ</text:span><text:span text:style-name="T3"> </text:span><text:span text:style-name="T22">ﯰ</text:span><text:span text:style-name="T3"> </text:span><text:span text:style-name="T22">ﯱ</text:span><text:span text:style-name="T3"> </text:span><text:span text:style-name="T22">ﯲ</text:span><text:span text:style-name="T3"> </text:span><text:span text:style-name="T22">ﯳ</text:span><text:span text:style-name="T3"> </text:span><text:span text:style-name="T22">ﯴ</text:span><text:span text:style-name="T3"> </text:span><text:span text:style-name="T22">ﯵ</text:span></text:p>
      <text:p text:style-name="P27"><text:span text:style-name="T24">ﭑ</text:span><text:span text:style-name="T3"> </text:span><text:span text:style-name="T24">ﭒ</text:span><text:span text:style-name="T3"> </text:span><text:span text:style-name="T24">ﭓ</text:span><text:span text:style-name="T3"> </text:span><text:span text:style-name="T24">ﭔ</text:span><text:span text:style-name="T3"> </text:span><text:span text:style-name="T24">ﭕ</text:span><text:span text:style-name="T3"> </text:span><text:span text:style-name="T24">ﭖ</text:span><text:span text:style-name="T3"> </text:span><text:span text:style-name="T24">ﭗ</text:span><text:span text:style-name="T3"> </text:span><text:span text:style-name="T24">ﭘ</text:span><text:span text:style-name="T3"> </text:span><text:span text:style-name="T24">ﭙ</text:span><text:span text:style-name="T3"> </text:span><text:span text:style-name="T24">ﭚ</text:span><text:span text:style-name="T3"> </text:span><text:span text:style-name="T24">ﭛ</text:span><text:span text:style-name="T3"> </text:span><text:span text:style-name="T24">ﭜ</text:span><text:span text:style-name="T3"> </text:span><text:span text:style-name="T24">ﭝ</text:span><text:span text:style-name="T3"> </text:span><text:span text:style-name="T24">ﭞ</text:span><text:span text:style-name="T3"> </text:span><text:span text:style-name="T24">ﭟ</text:span><text:span text:style-name="T3"> </text:span><text:span text:style-name="T24">ﭠ</text:span><text:span text:style-name="T3"> </text:span><text:span text:style-name="T24">ﭡ</text:span><text:span text:style-name="T3"> </text:span><text:span text:style-name="T24">ﭢ</text:span><text:span text:style-name="T3"> </text:span><text:span text:style-name="T24">ﭣ</text:span><text:span text:style-name="T3"> </text:span><text:span text:style-name="T24">ﭤ</text:span><text:span text:style-name="T3"> </text:span><text:span text:style-name="T24">ﭥ</text:span><text:span text:style-name="T3"> </text:span><text:span text:style-name="T24">ﭦ</text:span><text:span text:style-name="T3"> </text:span><text:span text:style-name="T24">ﭧ</text:span><text:span text:style-name="T3"> </text:span><text:span text:style-name="T24">ﭨ</text:span><text:span text:style-name="T3"> </text:span><text:span text:style-name="T24">ﭩ</text:span><text:span text:style-name="T3"> </text:span><text:span text:style-name="T24">ﭪ</text:span><text:span text:style-name="T3"> </text:span><text:span text:style-name="T24">ﭫ</text:span><text:span text:style-name="T3"> </text:span><text:span text:style-name="T24">ﭬ</text:span><text:span text:style-name="T3"> </text:span><text:span text:style-name="T24">ﭭ</text:span><text:span text:style-name="T3"> </text:span><text:span text:style-name="T24">ﭮ</text:span><text:span text:style-name="T3"> </text:span><text:span text:style-name="T24">ﭯ</text:span><text:span text:style-name="T3"> </text:span><text:span text:style-name="T24">ﭰ</text:span><text:span text:style-name="T3"> </text:span><text:span text:style-name="T24">ﭱ</text:span><text:span text:style-name="T3"> </text:span><text:span text:style-name="T24">ﭲ</text:span><text:span text:style-name="T3"> </text:span><text:span text:style-name="T24">ﭳ</text:span><text:span text:style-name="T3"> </text:span><text:span text:style-name="T24">ﭴ</text:span><text:span text:style-name="T3"> </text:span><text:span text:style-name="T24">ﭵ</text:span><text:span text:style-name="T3"> </text:span><text:span text:style-name="T24">ﭶ</text:span><text:span text:style-name="T3"> </text:span><text:span text:style-name="T24">ﭷ</text:span><text:span text:style-name="T3"> </text:span><text:span text:style-name="T24">ﭸ</text:span><text:span text:style-name="T3"> </text:span><text:span text:style-name="T24">ﭹ</text:span><text:span text:style-name="T3"> </text:span><text:span text:style-name="T24">ﭺ</text:span><text:span text:style-name="T3"> </text:span><text:span text:style-name="T24">ﭻ</text:span><text:span text:style-name="T3"> </text:span><text:span text:style-name="T24">ﭼ</text:span><text:span text:style-name="T3"> </text:span><text:span text:style-name="T24">ﭽ</text:span><text:span text:style-name="T3"> </text:span><text:span text:style-name="T24">ﭾ</text:span><text:span text:style-name="T3"> </text:span><text:span text:style-name="T24">ﭿﮀ</text:span><text:span text:style-name="T3"> </text:span><text:span text:style-name="T24">ﮁ</text:span><text:span text:style-name="T3"> </text:span><text:span text:style-name="T24">ﮂ</text:span><text:span text:style-name="T3"> </text:span><text:span text:style-name="T24">ﮃ</text:span><text:span text:style-name="T3"> </text:span><text:span text:style-name="T24">ﮄﮅ</text:span><text:span text:style-name="T3"> </text:span><text:span text:style-name="T24">ﮆ</text:span><text:span text:style-name="T3"> </text:span><text:span text:style-name="T24">ﮇ</text:span><text:span text:style-name="T3"> </text:span><text:span text:style-name="T24">ﮈ</text:span><text:span text:style-name="T3"> </text:span><text:span text:style-name="T24">ﮉ</text:span><text:span text:style-name="T3"> </text:span><text:span text:style-name="T24">ﮊ</text:span><text:span text:style-name="T3"> </text:span><text:span text:style-name="T24">ﮋ</text:span><text:span text:style-name="T3"> </text:span><text:span text:style-name="T24">ﮌ</text:span><text:span text:style-name="T3"> </text:span><text:span text:style-name="T24">ﮍ</text:span><text:span text:style-name="T3"> </text:span><text:span text:style-name="T24">ﮎ</text:span><text:span text:style-name="T3"> </text:span><text:span text:style-name="T24">ﮏ</text:span><text:span text:style-name="T3"> </text:span><text:span text:style-name="T24">ﮐ</text:span><text:span text:style-name="T3"> </text:span><text:span text:style-name="T24">ﮑ</text:span><text:span text:style-name="T3"> </text:span><text:span text:style-name="T24">ﮒ</text:span><text:span text:style-name="T3"> </text:span><text:span text:style-name="T24">ﮓ</text:span><text:span text:style-name="T3"> </text:span><text:span text:style-name="T24">ﮔ</text:span><text:span text:style-name="T3"> </text:span><text:span text:style-name="T24">ﮕ</text:span><text:span text:style-name="T3"> </text:span><text:span text:style-name="T24">ﮖ</text:span><text:span text:style-name="T3"> </text:span><text:span text:style-name="T24">ﮗ</text:span><text:span text:style-name="T3"> </text:span><text:span text:style-name="T24">ﮘ</text:span><text:span text:style-name="T3"> </text:span><text:span text:style-name="T24">ﮙ</text:span><text:span text:style-name="T3"> </text:span><text:span text:style-name="T24">ﮚ</text:span><text:span text:style-name="T3"> </text:span><text:span text:style-name="T24">ﮛ</text:span><text:span text:style-name="T3"> </text:span><text:span text:style-name="T24">ﮜﮝ</text:span><text:span text:style-name="T3"> </text:span><text:span text:style-name="T24">ﮞ</text:span><text:span text:style-name="T3"> </text:span><text:span text:style-name="T24">ﮟ</text:span><text:span text:style-name="T3"> </text:span><text:span text:style-name="T24">ﮠ</text:span><text:span text:style-name="T3"> </text:span><text:span text:style-name="T24">ﮡ</text:span><text:span text:style-name="T3"> </text:span><text:span text:style-name="T24">ﮢﮣ</text:span><text:span text:style-name="T3"> </text:span><text:span text:style-name="T24">ﮤ</text:span><text:span text:style-name="T3"> </text:span><text:span text:style-name="T24">ﮥ</text:span><text:span text:style-name="T3"> </text:span><text:span text:style-name="T24">ﮦ</text:span><text:span text:style-name="T3"> </text:span><text:span text:style-name="T24">ﮧ</text:span><text:span text:style-name="T3"> </text:span><text:span text:style-name="T24">ﮨ</text:span><text:span text:style-name="T3"> </text:span><text:span text:style-name="T24">ﮩ</text:span><text:span text:style-name="T3"> </text:span><text:span text:style-name="T24">ﮪ</text:span><text:span text:style-name="T3"> </text:span><text:span text:style-name="T24">ﮫ</text:span><text:span text:style-name="T3"> </text:span><text:span text:style-name="T24">ﮬﮭ</text:span><text:span text:style-name="T3"> </text:span><text:span text:style-name="T24">ﮮ</text:span><text:span text:style-name="T3"> </text:span><text:span text:style-name="T24">ﮯ</text:span><text:span text:style-name="T3"> </text:span><text:span text:style-name="T24">ﮰ</text:span><text:span text:style-name="T3"> </text:span><text:span text:style-name="T24">ﮱ</text:span><text:span text:style-name="T3"> </text:span><text:span text:style-name="T24">ﯓ</text:span><text:span text:style-name="T3"> </text:span><text:span text:style-name="T24">ﯔ</text:span><text:span text:style-name="T3"> </text:span><text:span text:style-name="T24">ﯕ</text:span><text:span text:style-name="T3"> </text:span><text:span text:style-name="T24">ﯖ</text:span><text:span text:style-name="T3"> </text:span><text:span text:style-name="T24">ﯗ</text:span><text:span text:style-name="T3"> </text:span><text:span text:style-name="T24">ﯘ</text:span><text:span text:style-name="T3"> </text:span><text:span text:style-name="T24">ﯙ</text:span><text:span text:style-name="T3"> </text:span><text:span text:style-name="T24">ﯚ</text:span><text:span text:style-name="T3"> </text:span><text:span text:style-name="T24">ﯛ</text:span><text:span text:style-name="T3"> </text:span><text:span text:style-name="T24">ﯜ</text:span><text:span text:style-name="T3"> </text:span><text:span text:style-name="T24">ﯝﯞ</text:span><text:span text:style-name="T3"> </text:span><text:span text:style-name="T24">ﯟ</text:span><text:span text:style-name="T3"> </text:span><text:span text:style-name="T24">ﯠ</text:span><text:span text:style-name="T3"> </text:span><text:span text:style-name="T24">ﯡ</text:span><text:span text:style-name="T3"> </text:span><text:span text:style-name="T24">ﯢ</text:span><text:span text:style-name="T3"> </text:span><text:span text:style-name="T24">ﯣ</text:span><text:span text:style-name="T3"> </text:span><text:span text:style-name="T24">ﯤ</text:span><text:span text:style-name="T3"> </text:span><text:span text:style-name="T24">ﯥ</text:span><text:span text:style-name="T3"> </text:span><text:span text:style-name="T24">ﯦ</text:span><text:span text:style-name="T3"> </text:span><text:span text:style-name="T24">ﯧ</text:span><text:span text:style-name="T3"> </text:span><text:span text:style-name="T24">ﯨ</text:span><text:span text:style-name="T3"> </text:span><text:span text:style-name="T24">ﯩﯪ</text:span><text:span text:style-name="T3"> </text:span><text:span text:style-name="T24">ﯫ</text:span><text:span text:style-name="T3"> </text:span><text:span text:style-name="T24">ﯬ</text:span><text:span text:style-name="T3"> </text:span><text:span text:style-name="T24">ﯭ</text:span><text:span text:style-name="T3"> </text:span><text:span text:style-name="T24">ﯮ</text:span><text:span text:style-name="T3"> </text:span><text:span text:style-name="T24">ﯯ</text:span><text:span text:style-name="T3"> </text:span><text:span text:style-name="T24">ﯰ</text:span><text:span text:style-name="T3"> </text:span><text:span text:style-name="T24">ﯱ</text:span><text:span text:style-name="T3"> </text:span><text:span text:style-name="T24">ﯲ</text:span><text:span text:style-name="T3"> </text:span><text:span text:style-name="T24">ﯳ</text:span><text:span text:style-name="T3"> </text:span><text:span text:style-name="T24">ﯴ</text:span><text:span text:style-name="T3"> </text:span><text:span text:style-name="T24">ﯵ</text:span><text:span text:style-name="T3"> </text:span><text:span text:style-name="T24">ﯶ</text:span><text:span text:style-name="T3"> </text:span><text:span text:style-name="T24">ﯷ</text:span><text:span text:style-name="T3"> </text:span><text:span text:style-name="T24">ﯸ</text:span><text:span text:style-name="T3"> </text:span><text:span text:style-name="T24">ﯹ</text:span><text:span text:style-name="T3"> </text:span><text:span text:style-name="T24">ﯺ</text:span><text:span text:style-name="T3"> </text:span><text:span text:style-name="T24">ﯻﯼ</text:span><text:span text:style-name="T3"> </text:span><text:span text:style-name="T24">ﯽ</text:span><text:span text:style-name="T3"> </text:span><text:span text:style-name="T24">ﯾ</text:span><text:span text:style-name="T3"> </text:span><text:span text:style-name="T24">ﯿ</text:span><text:span text:style-name="T3"> </text:span><text:span text:style-name="T24">ﰀ</text:span><text:span text:style-name="T3"> </text:span><text:span text:style-name="T24">ﰁ</text:span><text:span text:style-name="T3"> </text:span><text:span text:style-name="T24">ﰂ</text:span><text:span text:style-name="T3"> </text:span><text:span text:style-name="T24">ﰃ</text:span><text:span text:style-name="T3"> </text:span><text:span text:style-name="T24">ﰄ</text:span><text:span text:style-name="T3"> </text:span><text:span text:style-name="T24">ﰅ</text:span><text:span text:style-name="T3"> </text:span><text:span text:style-name="T24">ﰆ</text:span><text:span text:style-name="T3"> </text:span><text:span text:style-name="T24">ﰇ</text:span><text:span text:style-name="T3"> </text:span><text:span text:style-name="T24">ﰈ</text:span><text:span text:style-name="T3"> </text:span><text:span text:style-name="T24">ﰉ</text:span><text:span text:style-name="T3"> </text:span><text:span text:style-name="T24">ﰊ</text:span><text:span text:style-name="T3"> </text:span><text:span text:style-name="T24">ﰋ</text:span><text:span text:style-name="T3"> </text:span><text:span text:style-name="T24">ﰌ</text:span><text:span text:style-name="T3"> </text:span><text:span text:style-name="T24">ﰍ</text:span><text:span text:style-name="T3"> </text:span><text:span text:style-name="T24">ﰎ</text:span><text:span text:style-name="T3"> </text:span><text:span text:style-name="T24">ﰏ</text:span><text:span text:style-name="T3"> </text:span><text:span text:style-name="T24">ﰐ</text:span><text:span text:style-name="T3"> </text:span><text:span text:style-name="T24">ﰑ</text:span><text:span text:style-name="T3"> </text:span><text:span text:style-name="T24">ﰒ</text:span><text:span text:style-name="T3"> </text:span><text:span text:style-name="T24">ﰓ</text:span><text:span text:style-name="T3"> </text:span><text:span text:style-name="T24">ﰔ</text:span><text:span text:style-name="T3"> </text:span><text:span text:style-name="T24">ﰕ</text:span><text:span text:style-name="T3"> </text:span><text:span text:style-name="T24">ﰖ</text:span><text:span text:style-name="T3"> </text:span><text:span text:style-name="T24">ﰗ</text:span><text:span text:style-name="T3"> </text:span><text:span text:style-name="T24">ﰘ</text:span><text:span text:style-name="T3"> </text:span><text:span text:style-name="T24">ﰙ</text:span></text:p>
      <text:p text:style-name="P28"><text:span text:style-name="T25">ﭑ</text:span><text:span text:style-name="T3"> </text:span><text:span text:style-name="T25">ﭒ</text:span><text:span text:style-name="T3"> </text:span><text:span text:style-name="T25">ﭓ</text:span><text:span text:style-name="T3"> </text:span><text:span text:style-name="T25">ﭔ</text:span><text:span text:style-name="T3"> </text:span><text:span text:style-name="T25">ﭕ</text:span><text:span text:style-name="T3"> </text:span><text:span text:style-name="T25">ﭖ</text:span><text:span text:style-name="T3"> </text:span><text:span text:style-name="T25">ﭗ</text:span><text:span text:style-name="T3"> </text:span><text:span text:style-name="T25">ﭘ</text:span><text:span text:style-name="T3"> </text:span><text:span text:style-name="T25">ﭙ</text:span><text:span text:style-name="T3"> </text:span><text:span text:style-name="T25">ﭚ</text:span><text:span text:style-name="T3"> </text:span><text:span text:style-name="T25">ﭛ</text:span><text:span text:style-name="T3"> </text:span><text:span text:style-name="T25">ﭜ</text:span><text:span text:style-name="T3"> </text:span><text:span text:style-name="T25">ﭝ</text:span><text:span text:style-name="T3"> </text:span><text:span text:style-name="T25">ﭞ</text:span><text:span text:style-name="T3"> </text:span><text:span text:style-name="T25">ﭟ</text:span><text:span text:style-name="T3"> </text:span><text:span text:style-name="T25">ﭠ</text:span><text:span text:style-name="T3"> </text:span><text:span text:style-name="T25">ﭡ</text:span><text:span text:style-name="T3"> </text:span><text:span text:style-name="T25">ﭢ</text:span><text:span text:style-name="T3"> </text:span><text:span text:style-name="T25">ﭣ</text:span><text:span text:style-name="T3"> </text:span><text:span text:style-name="T25">ﭤ</text:span><text:span text:style-name="T3"> </text:span><text:span text:style-name="T25">ﭥ</text:span><text:span text:style-name="T3"> </text:span><text:span text:style-name="T25">ﭦ</text:span><text:span text:style-name="T3"> </text:span><text:span text:style-name="T25">ﭧ</text:span><text:span text:style-name="T3"> </text:span><text:span text:style-name="T25">ﭨ</text:span><text:span text:style-name="T3"> </text:span><text:span text:style-name="T25">ﭩ</text:span><text:span text:style-name="T3"> </text:span><text:span text:style-name="T25">ﭪﭫ</text:span><text:span text:style-name="T3"> </text:span><text:span text:style-name="T25">ﭬ</text:span><text:span text:style-name="T3"> </text:span><text:span text:style-name="T25">ﭭ</text:span><text:span text:style-name="T3"> </text:span><text:span text:style-name="T25">ﭮ</text:span><text:span text:style-name="T3"> </text:span><text:span text:style-name="T25">ﭯ</text:span><text:span text:style-name="T3"> </text:span><text:span text:style-name="T25">ﭰ</text:span><text:span text:style-name="T3"> </text:span><text:span text:style-name="T25">ﭱ</text:span><text:span text:style-name="T3"> </text:span><text:span text:style-name="T25">ﭲ</text:span><text:span text:style-name="T3"> </text:span><text:span text:style-name="T25">ﭳ</text:span><text:span text:style-name="T3"> </text:span><text:span text:style-name="T25">ﭴ</text:span><text:span text:style-name="T3"> </text:span><text:span text:style-name="T25">ﭵ</text:span><text:span text:style-name="T3"> </text:span><text:span text:style-name="T25">ﭶ</text:span><text:span text:style-name="T3"> </text:span><text:span text:style-name="T25">ﭷ</text:span><text:span text:style-name="T3"> </text:span><text:span text:style-name="T25">ﭸ</text:span><text:span text:style-name="T3"> </text:span><text:span text:style-name="T25">ﭹ</text:span><text:span text:style-name="T3"> </text:span><text:span text:style-name="T25">ﭺ</text:span><text:span text:style-name="T3"> </text:span><text:span text:style-name="T25">ﭻ</text:span><text:span text:style-name="T3"> </text:span><text:span text:style-name="T25">ﭼ</text:span><text:span text:style-name="T3"> </text:span><text:span text:style-name="T25">ﭽ</text:span><text:span text:style-name="T3"> </text:span><text:span text:style-name="T25">ﭾ</text:span><text:span text:style-name="T3"> </text:span><text:span text:style-name="T25">ﭿ</text:span><text:span text:style-name="T3"> </text:span><text:span text:style-name="T25">ﮀ</text:span><text:span text:style-name="T3"> </text:span><text:span text:style-name="T25">ﮁ</text:span><text:span text:style-name="T3"> </text:span><text:span text:style-name="T25">ﮂ</text:span><text:span text:style-name="T3"> </text:span><text:span text:style-name="T25">ﮃ</text:span><text:span text:style-name="T3"> </text:span><text:span text:style-name="T25">ﮄ</text:span><text:span text:style-name="T3"> </text:span><text:span text:style-name="T25">ﮅ</text:span><text:span text:style-name="T3"> </text:span><text:span text:style-name="T25">ﮆ</text:span><text:span text:style-name="T3"> </text:span><text:span text:style-name="T25">ﮇﮈ</text:span><text:span text:style-name="T3"> </text:span><text:span text:style-name="T25">ﮉ</text:span><text:span text:style-name="T3"> </text:span><text:span text:style-name="T25">ﮊ</text:span><text:span text:style-name="T3"> </text:span><text:span text:style-name="T25">ﮋ</text:span><text:span text:style-name="T3"> </text:span><text:span text:style-name="T25">ﮌﮍ</text:span><text:span text:style-name="T3"> </text:span><text:span text:style-name="T25">ﮎ</text:span><text:span text:style-name="T3"> </text:span><text:span text:style-name="T25">ﮏ</text:span><text:span text:style-name="T3"> </text:span><text:span text:style-name="T25">ﮐ</text:span><text:span text:style-name="T3"> </text:span><text:span text:style-name="T25">ﮑ</text:span><text:span text:style-name="T3"> </text:span><text:span text:style-name="T25">ﮒ</text:span><text:span text:style-name="T3"> </text:span><text:span text:style-name="T25">ﮓ</text:span><text:span text:style-name="T3"> </text:span><text:span text:style-name="T25">ﮔﮕ</text:span><text:span text:style-name="T3"> </text:span><text:span text:style-name="T25">ﮖ</text:span><text:span text:style-name="T3"> </text:span><text:span text:style-name="T25">ﮗ</text:span><text:span text:style-name="T3"> </text:span><text:span text:style-name="T25">ﮘ</text:span><text:span text:style-name="T3"> </text:span><text:span text:style-name="T25">ﮙ</text:span><text:span text:style-name="T3"> </text:span><text:span text:style-name="T25">ﮚ</text:span><text:span text:style-name="T3"> </text:span><text:span text:style-name="T25">ﮛ</text:span><text:span text:style-name="T3"> </text:span><text:span text:style-name="T25">ﮜ</text:span><text:span text:style-name="T3"> </text:span><text:span text:style-name="T25">ﮝ</text:span><text:span text:style-name="T3"> </text:span><text:span text:style-name="T25">ﮞ</text:span><text:span text:style-name="T3"> </text:span><text:span text:style-name="T25">ﮟ</text:span><text:span text:style-name="T3"> </text:span><text:span text:style-name="T25">ﮠ</text:span><text:span text:style-name="T3"> </text:span><text:span text:style-name="T25">ﮡ</text:span><text:span text:style-name="T3"> </text:span><text:span text:style-name="T25">ﮢﮣ</text:span><text:span text:style-name="T3"> </text:span><text:span text:style-name="T25">ﮤ</text:span><text:span text:style-name="T3"> </text:span><text:span text:style-name="T25">ﮥ</text:span><text:span text:style-name="T3"> </text:span><text:span text:style-name="T25">ﮦ</text:span><text:span text:style-name="T3"> </text:span><text:span text:style-name="T25">ﮧ</text:span><text:span text:style-name="T3"> </text:span><text:span text:style-name="T25">ﮨ</text:span><text:span text:style-name="T3"> </text:span><text:span text:style-name="T25">ﮩ</text:span><text:span text:style-name="T3"> </text:span><text:span text:style-name="T25">ﮪ</text:span><text:span text:style-name="T3"> </text:span><text:span text:style-name="T25">ﮫ</text:span><text:span text:style-name="T3"> </text:span><text:span text:style-name="T25">ﮬ</text:span><text:span text:style-name="T3"> </text:span><text:span text:style-name="T25">ﮭ</text:span><text:span text:style-name="T3"> </text:span><text:span text:style-name="T25">ﮮ</text:span><text:span text:style-name="T3"> </text:span><text:span text:style-name="T25">ﮯ</text:span><text:span text:style-name="T3"> </text:span><text:span text:style-name="T25">ﮰ</text:span><text:span text:style-name="T3"> </text:span><text:span text:style-name="T25">ﮱ</text:span><text:span text:style-name="T3"> </text:span><text:span text:style-name="T25">ﯓ</text:span><text:span text:style-name="T3"> </text:span><text:span text:style-name="T25">ﯔ</text:span><text:span text:style-name="T3"> </text:span><text:span text:style-name="T25">ﯕ</text:span><text:span text:style-name="T3"> </text:span><text:span text:style-name="T25">ﯖ</text:span><text:span text:style-name="T3"> </text:span><text:span text:style-name="T25">ﯗ</text:span><text:span text:style-name="T3"> </text:span><text:span text:style-name="T25">ﯘ</text:span><text:span text:style-name="T3"> </text:span><text:span text:style-name="T25">ﯙ</text:span><text:span text:style-name="T3"> </text:span><text:span text:style-name="T25">ﯚ</text:span><text:span text:style-name="T3"> </text:span><text:span text:style-name="T25">ﯛ</text:span><text:span text:style-name="T3"> </text:span><text:span text:style-name="T25">ﯜ</text:span><text:span text:style-name="T3"> </text:span><text:span text:style-name="T25">ﯝ</text:span><text:span text:style-name="T3"> </text:span><text:span text:style-name="T25">ﯞ</text:span><text:span text:style-name="T3"> </text:span><text:span text:style-name="T25">ﯟ</text:span><text:span text:style-name="T3"> </text:span><text:span text:style-name="T25">ﯠ</text:span><text:span text:style-name="T3"> </text:span><text:span text:style-name="T25">ﯡ</text:span><text:span text:style-name="T3"> </text:span><text:span text:style-name="T25">ﯢ</text:span><text:span text:style-name="T3"> </text:span><text:span text:style-name="T25">ﯣ</text:span><text:span text:style-name="T3"> </text:span><text:span text:style-name="T25">ﯤ</text:span><text:span text:style-name="T3"> </text:span><text:span text:style-name="T25">ﯥ</text:span><text:span text:style-name="T3"> </text:span><text:span text:style-name="T25">ﯦ</text:span><text:span text:style-name="T3"> </text:span><text:span text:style-name="T25">ﯧ</text:span><text:span text:style-name="T3"> </text:span><text:span text:style-name="T25">ﯨ</text:span><text:span text:style-name="T3"> </text:span><text:span text:style-name="T25">ﯩ</text:span><text:span text:style-name="T3"> </text:span><text:span text:style-name="T25">ﯪ</text:span><text:span text:style-name="T3"> </text:span><text:span text:style-name="T25">ﯫ</text:span><text:span text:style-name="T3"> </text:span><text:span text:style-name="T25">ﯬ</text:span><text:span text:style-name="T3"> </text:span><text:span text:style-name="T25">ﯭ</text:span><text:span text:style-name="T3"> </text:span><text:span text:style-name="T25">ﯮ</text:span><text:span text:style-name="T3"> </text:span><text:span text:style-name="T25">ﯯ</text:span><text:span text:style-name="T3"> </text:span><text:span text:style-name="T25">ﯰ</text:span><text:span text:style-name="T3"> </text:span><text:span text:style-name="T25">ﯱ</text:span><text:span text:style-name="T3"> </text:span><text:span text:style-name="T25">ﯲ</text:span><text:span text:style-name="T3"> </text:span><text:span text:style-name="T25">ﯳ</text:span><text:span text:style-name="T3"> </text:span><text:span text:style-name="T25">ﯴ</text:span><text:span text:style-name="T3"> </text:span><text:span text:style-name="T25">ﯵ</text:span><text:span text:style-name="T3"> </text:span><text:span text:style-name="T25">ﯶ</text:span><text:span text:style-name="T3"> </text:span><text:span text:style-name="T25">ﯷ</text:span><text:span text:style-name="T3"> </text:span><text:span text:style-name="T25">ﯸ</text:span><text:span text:style-name="T3"> </text:span><text:span text:style-name="T25">ﯹ</text:span><text:span text:style-name="T3"> </text:span><text:span text:style-name="T25">ﯺ</text:span><text:span text:style-name="T3"> </text:span><text:span text:style-name="T25">ﯻ</text:span><text:span text:style-name="T3"> </text:span><text:span text:style-name="T25">ﯼ</text:span><text:span text:style-name="T3"> </text:span><text:span text:style-name="T25">ﯽﯾ</text:span><text:span text:style-name="T3"> </text:span><text:span text:style-name="T25">ﯿ</text:span><text:span text:style-name="T3"> </text:span><text:span text:style-name="T25">ﰀ</text:span><text:span text:style-name="T3"> </text:span><text:span text:style-name="T25">ﰁ</text:span><text:span text:style-name="T3"> </text:span><text:span text:style-name="T25">ﰂ</text:span></text:p>
      <text:p text:style-name="P29"><text:span text:style-name="T26">ﭑ</text:span><text:span text:style-name="T3"> </text:span><text:span text:style-name="T26">ﭒ</text:span><text:span text:style-name="T3"> </text:span><text:span text:style-name="T26">ﭓ</text:span><text:span text:style-name="T3"> </text:span><text:span text:style-name="T26">ﭔ</text:span><text:span text:style-name="T3"> </text:span><text:span text:style-name="T26">ﭕ</text:span><text:span text:style-name="T3"> </text:span><text:span text:style-name="T26">ﭖ</text:span><text:span text:style-name="T3"> </text:span><text:span text:style-name="T26">ﭗ</text:span><text:span text:style-name="T3"> </text:span><text:span text:style-name="T26">ﭘ</text:span><text:span text:style-name="T3"> </text:span><text:span text:style-name="T26">ﭙ</text:span><text:span text:style-name="T3"> </text:span><text:span text:style-name="T26">ﭚ</text:span><text:span text:style-name="T3"> </text:span><text:span text:style-name="T26">ﭛ</text:span><text:span text:style-name="T3"> </text:span><text:span text:style-name="T26">ﭜ</text:span><text:span text:style-name="T3"> </text:span><text:span text:style-name="T26">ﭝ</text:span><text:span text:style-name="T3"> </text:span><text:span text:style-name="T26">ﭞ</text:span><text:span text:style-name="T3"> </text:span><text:span text:style-name="T26">ﭟ</text:span><text:span text:style-name="T3"> </text:span><text:span text:style-name="T26">ﭠ</text:span><text:span text:style-name="T3"> </text:span><text:span text:style-name="T26">ﭡ</text:span><text:span text:style-name="T3"> </text:span><text:span text:style-name="T26">ﭢ</text:span><text:span text:style-name="T3"> </text:span><text:span text:style-name="T26">ﭣ</text:span><text:span text:style-name="T3"> </text:span><text:span text:style-name="T26">ﭤ</text:span><text:span text:style-name="T3"> </text:span><text:span text:style-name="T26">ﭥ</text:span><text:span text:style-name="T3"> </text:span><text:span text:style-name="T26">ﭦ</text:span><text:span text:style-name="T3"> </text:span><text:span text:style-name="T26">ﭧ</text:span><text:span text:style-name="T3"> </text:span><text:span text:style-name="T26">ﭨ</text:span><text:span text:style-name="T3"> </text:span><text:span text:style-name="T26">ﭩ</text:span><text:span text:style-name="T3"> </text:span><text:span text:style-name="T26">ﭪﭫ</text:span><text:span text:style-name="T3"> </text:span><text:span text:style-name="T26">ﭬ</text:span><text:span text:style-name="T3"> </text:span><text:span text:style-name="T26">ﭭ</text:span><text:span text:style-name="T3"> </text:span><text:span text:style-name="T26">ﭮ</text:span><text:span text:style-name="T3"> </text:span><text:span text:style-name="T26">ﭯ</text:span><text:span text:style-name="T3"> </text:span><text:span text:style-name="T26">ﭰ</text:span><text:span text:style-name="T3"> </text:span><text:span text:style-name="T26">ﭱ</text:span><text:span text:style-name="T3"> </text:span><text:span text:style-name="T26">ﭲ</text:span><text:span text:style-name="T3"> </text:span><text:span text:style-name="T26">ﭳ</text:span><text:span text:style-name="T3"> </text:span><text:span text:style-name="T26">ﭴ</text:span><text:span text:style-name="T3"> </text:span><text:span text:style-name="T26">ﭵ</text:span><text:span text:style-name="T3"> </text:span><text:span text:style-name="T26">ﭶ</text:span><text:span text:style-name="T3"> </text:span><text:span text:style-name="T26">ﭷ</text:span><text:span text:style-name="T3"> </text:span><text:span text:style-name="T26">ﭸ</text:span><text:span text:style-name="T3"> </text:span><text:span text:style-name="T26">ﭹ</text:span><text:span text:style-name="T3"> </text:span><text:span text:style-name="T26">ﭺ</text:span><text:span text:style-name="T3"> </text:span><text:span text:style-name="T26">ﭻ</text:span><text:span text:style-name="T3"> </text:span><text:span text:style-name="T26">ﭼ</text:span><text:span text:style-name="T3"> </text:span><text:span text:style-name="T26">ﭽ</text:span><text:span text:style-name="T3"> </text:span><text:span text:style-name="T26">ﭾ</text:span><text:span text:style-name="T3"> </text:span><text:span text:style-name="T26">ﭿ</text:span><text:span text:style-name="T3"> </text:span><text:span text:style-name="T26">ﮀ</text:span><text:span text:style-name="T3"> </text:span><text:span text:style-name="T26">ﮁ</text:span><text:span text:style-name="T3"> </text:span><text:span text:style-name="T26">ﮂ</text:span><text:span text:style-name="T3"> </text:span><text:span text:style-name="T26">ﮃ</text:span><text:span text:style-name="T3"> </text:span><text:span text:style-name="T26">ﮄ</text:span><text:span text:style-name="T3"> </text:span><text:span text:style-name="T26">ﮅ</text:span><text:span text:style-name="T3"> </text:span><text:span text:style-name="T26">ﮆ</text:span><text:span text:style-name="T3"> </text:span><text:span text:style-name="T26">ﮇ</text:span><text:span text:style-name="T3"> </text:span><text:span text:style-name="T26">ﮈ</text:span><text:span text:style-name="T3"> </text:span><text:span text:style-name="T26">ﮉ</text:span><text:span text:style-name="T3"> </text:span><text:span text:style-name="T26">ﮊ</text:span><text:span text:style-name="T3"> </text:span><text:span text:style-name="T26">ﮋ</text:span><text:span text:style-name="T3"> </text:span><text:span text:style-name="T26">ﮌ</text:span><text:span text:style-name="T3"> </text:span><text:span text:style-name="T26">ﮍ</text:span><text:span text:style-name="T3"> </text:span><text:span text:style-name="T26">ﮎ</text:span><text:span text:style-name="T3"> </text:span><text:span text:style-name="T26">ﮏ</text:span><text:span text:style-name="T3"> </text:span><text:span text:style-name="T26">ﮐ</text:span><text:span text:style-name="T3"> </text:span><text:span text:style-name="T26">ﮑ</text:span><text:span text:style-name="T3"> </text:span><text:span text:style-name="T26">ﮒ</text:span><text:span text:style-name="T3"> </text:span><text:span text:style-name="T26">ﮓ</text:span><text:span text:style-name="T3"> </text:span><text:span text:style-name="T26">ﮔ</text:span><text:span text:style-name="T3"> </text:span><text:span text:style-name="T26">ﮕ</text:span><text:span text:style-name="T3"> </text:span><text:span text:style-name="T26">ﮖ</text:span><text:span text:style-name="T3"> </text:span><text:span text:style-name="T26">ﮗ</text:span><text:span text:style-name="T3"> </text:span><text:span text:style-name="T26">ﮘ</text:span><text:span text:style-name="T3"> </text:span><text:span text:style-name="T26">ﮙ</text:span><text:span text:style-name="T3"> </text:span><text:span text:style-name="T26">ﮚ</text:span><text:span text:style-name="T3"> </text:span><text:span text:style-name="T26">ﮛ</text:span><text:span text:style-name="T3"> </text:span><text:span text:style-name="T26">ﮜ</text:span><text:span text:style-name="T3"> </text:span><text:span text:style-name="T26">ﮝ</text:span><text:span text:style-name="T3"> </text:span><text:span text:style-name="T26">ﮞ</text:span><text:span text:style-name="T3"> </text:span><text:span text:style-name="T26">ﮟ</text:span><text:span text:style-name="T3"> </text:span><text:span text:style-name="T26">ﮠ</text:span><text:span text:style-name="T3"> </text:span><text:span text:style-name="T26">ﮡ</text:span><text:span text:style-name="T3"> </text:span><text:span text:style-name="T26">ﮢ</text:span><text:span text:style-name="T3"> </text:span><text:span text:style-name="T26">ﮣ</text:span><text:span text:style-name="T3"> </text:span><text:span text:style-name="T26">ﮤﮥ</text:span><text:span text:style-name="T3"> </text:span><text:span text:style-name="T26">ﮦ</text:span><text:span text:style-name="T3"> </text:span><text:span text:style-name="T26">ﮧ</text:span><text:span text:style-name="T3"> </text:span><text:span text:style-name="T26">ﮨ</text:span><text:span text:style-name="T3"> </text:span><text:span text:style-name="T26">ﮩ</text:span><text:span text:style-name="T3"> </text:span><text:span text:style-name="T26">ﮪ</text:span><text:span text:style-name="T3"> </text:span><text:span text:style-name="T26">ﮫ</text:span><text:span text:style-name="T3"> </text:span><text:span text:style-name="T26">ﮬ</text:span><text:span text:style-name="T3"> </text:span><text:span text:style-name="T26">ﮭ</text:span><text:span text:style-name="T3"> </text:span><text:span text:style-name="T26">ﮮ</text:span><text:span text:style-name="T3"> </text:span><text:span text:style-name="T26">ﮯ</text:span><text:span text:style-name="T3"> </text:span><text:span text:style-name="T26">ﮰ</text:span><text:span text:style-name="T3"> </text:span><text:span text:style-name="T26">ﮱ</text:span><text:span text:style-name="T3"> </text:span><text:span text:style-name="T26">ﯓ</text:span><text:span text:style-name="T3"> </text:span><text:span text:style-name="T26">ﯔ</text:span><text:span text:style-name="T3"> </text:span><text:span text:style-name="T26">ﯕ</text:span><text:span text:style-name="T3"> </text:span><text:span text:style-name="T26">ﯖ</text:span><text:span text:style-name="T3"> </text:span><text:span text:style-name="T26">ﯗ</text:span><text:span text:style-name="T3"> </text:span><text:span text:style-name="T26">ﯘ</text:span><text:span text:style-name="T3"> </text:span><text:span text:style-name="T26">ﯙ</text:span><text:span text:style-name="T3"> </text:span><text:span text:style-name="T26">ﯚ</text:span><text:span text:style-name="T3"> </text:span><text:span text:style-name="T26">ﯛ</text:span><text:span text:style-name="T3"> </text:span><text:span text:style-name="T26">ﯜ</text:span><text:span text:style-name="T3"> </text:span><text:span text:style-name="T26">ﯝ</text:span><text:span text:style-name="T3"> </text:span><text:span text:style-name="T26">ﯞ</text:span><text:span text:style-name="T3"> </text:span><text:span text:style-name="T26">ﯟﯠ</text:span><text:span text:style-name="T3"> </text:span><text:span text:style-name="T26">ﯡ</text:span><text:span text:style-name="T3"> </text:span><text:span text:style-name="T26">ﯢ</text:span><text:span text:style-name="T3"> </text:span><text:span text:style-name="T26">ﯣ</text:span><text:span text:style-name="T3"> </text:span><text:span text:style-name="T26">ﯤ</text:span><text:span text:style-name="T3"> </text:span><text:span text:style-name="T26">ﯥ</text:span><text:span text:style-name="T3"> </text:span><text:span text:style-name="T26">ﯦ</text:span><text:span text:style-name="T3"> </text:span><text:span text:style-name="T26">ﯧﯨ</text:span><text:span text:style-name="T3"> </text:span><text:span text:style-name="T26">ﯩ</text:span><text:span text:style-name="T3"> </text:span><text:span text:style-name="T26">ﯪ</text:span><text:span text:style-name="T3"> </text:span><text:span text:style-name="T26">ﯫ</text:span><text:span text:style-name="T3"> </text:span><text:span text:style-name="T26">ﯬ</text:span><text:span text:style-name="T3"> </text:span><text:span text:style-name="T26">ﯭ</text:span><text:span text:style-name="T3"> </text:span><text:span text:style-name="T26">ﯮ</text:span><text:span text:style-name="T3"> </text:span><text:span text:style-name="T26">ﯯ</text:span><text:span text:style-name="T3"> </text:span><text:span text:style-name="T26">ﯰ</text:span></text:p>
      <text:p text:style-name="P30"><text:span text:style-name="T27">ﭑ</text:span><text:span text:style-name="T3"> </text:span><text:span text:style-name="T27">ﭒ</text:span><text:span text:style-name="T3"> </text:span><text:span text:style-name="T27">ﭓ</text:span><text:span text:style-name="T3"> </text:span><text:span text:style-name="T27">ﭔ</text:span><text:span text:style-name="T3"> </text:span><text:span text:style-name="T27">ﭕﭖ</text:span><text:span text:style-name="T3"> </text:span><text:span text:style-name="T27">ﭗ</text:span><text:span text:style-name="T3"> </text:span><text:span text:style-name="T27">ﭘ</text:span><text:span text:style-name="T3"> </text:span><text:span text:style-name="T27">ﭙ</text:span><text:span text:style-name="T3"> </text:span><text:span text:style-name="T27">ﭚ</text:span><text:span text:style-name="T3"> </text:span><text:span text:style-name="T27">ﭛ</text:span><text:span text:style-name="T3"> </text:span><text:span text:style-name="T27">ﭜ</text:span><text:span text:style-name="T3"> </text:span><text:span text:style-name="T27">ﭝ</text:span><text:span text:style-name="T3"> </text:span><text:span text:style-name="T27">ﭞ</text:span><text:span text:style-name="T3"> </text:span><text:span text:style-name="T27">ﭟ</text:span><text:span text:style-name="T3"> </text:span><text:span text:style-name="T27">ﭠ</text:span><text:span text:style-name="T3"> </text:span><text:span text:style-name="T27">ﭡ</text:span><text:span text:style-name="T3"> </text:span><text:span text:style-name="T27">ﭢ</text:span><text:span text:style-name="T3"> </text:span><text:span text:style-name="T27">ﭣ</text:span><text:span text:style-name="T3"> </text:span><text:span text:style-name="T27">ﭤ</text:span><text:span text:style-name="T3"> </text:span><text:span text:style-name="T27">ﭥ</text:span><text:span text:style-name="T3"> </text:span><text:span text:style-name="T27">ﭦ</text:span><text:span text:style-name="T3"> </text:span><text:span text:style-name="T27">ﭧ</text:span><text:span text:style-name="T3"> </text:span><text:span text:style-name="T27">ﭨ</text:span><text:span text:style-name="T3"> </text:span><text:span text:style-name="T27">ﭩ</text:span><text:span text:style-name="T3"> </text:span><text:span text:style-name="T27">ﭪ</text:span><text:span text:style-name="T3"> </text:span><text:span text:style-name="T27">ﭫ</text:span><text:span text:style-name="T3"> </text:span><text:span text:style-name="T27">ﭬ</text:span><text:span text:style-name="T3"> </text:span><text:span text:style-name="T27">ﭭ</text:span><text:span text:style-name="T3"> </text:span><text:span text:style-name="T27">ﭮ</text:span><text:span text:style-name="T3"> </text:span><text:span text:style-name="T27">ﭯ</text:span><text:span text:style-name="T3"> </text:span><text:span text:style-name="T27">ﭰ</text:span><text:span text:style-name="T3"> </text:span><text:span text:style-name="T27">ﭱ</text:span><text:span text:style-name="T3"> </text:span><text:span text:style-name="T27">ﭲ</text:span><text:span text:style-name="T3"> </text:span><text:span text:style-name="T27">ﭳ</text:span><text:span text:style-name="T3"> </text:span><text:span text:style-name="T27">ﭴ</text:span><text:span text:style-name="T3"> </text:span><text:span text:style-name="T27">ﭵ</text:span><text:span text:style-name="T3"> </text:span><text:span text:style-name="T27">ﭶ</text:span><text:span text:style-name="T3"> </text:span><text:span text:style-name="T27">ﭷ</text:span><text:span text:style-name="T3"> </text:span><text:span text:style-name="T27">ﭸ</text:span><text:span text:style-name="T3"> </text:span><text:span text:style-name="T27">ﭹ</text:span><text:span text:style-name="T3"> </text:span><text:span text:style-name="T27">ﭺ</text:span><text:span text:style-name="T3"> </text:span><text:span text:style-name="T27">ﭻ</text:span><text:span text:style-name="T3"> </text:span><text:span text:style-name="T27">ﭼ</text:span><text:span text:style-name="T3"> </text:span><text:span text:style-name="T27">ﭽ</text:span><text:span text:style-name="T3"> </text:span><text:span text:style-name="T27">ﭾ</text:span><text:span text:style-name="T3"> </text:span><text:span text:style-name="T27">ﭿ</text:span><text:span text:style-name="T3"> </text:span><text:span text:style-name="T27">ﮀ</text:span><text:span text:style-name="T3"> </text:span><text:span text:style-name="T27">ﮁ</text:span><text:span text:style-name="T3"> </text:span><text:span text:style-name="T27">ﮂ</text:span><text:span text:style-name="T3"> </text:span><text:span text:style-name="T27">ﮃ</text:span><text:span text:style-name="T3"> </text:span><text:span text:style-name="T27">ﮄ</text:span><text:span text:style-name="T3"> </text:span><text:span text:style-name="T27">ﮅ</text:span><text:span text:style-name="T3"> </text:span><text:span text:style-name="T27">ﮆ</text:span><text:span text:style-name="T3"> </text:span><text:span text:style-name="T27">ﮇ</text:span><text:span text:style-name="T3"> </text:span><text:span text:style-name="T27">ﮈ</text:span><text:span text:style-name="T3"> </text:span><text:span text:style-name="T27">ﮉ</text:span><text:span text:style-name="T3"> </text:span><text:span text:style-name="T27">ﮊﮋ</text:span><text:span text:style-name="T3"> </text:span><text:span text:style-name="T27">ﮌ</text:span><text:span text:style-name="T3"> </text:span><text:span text:style-name="T27">ﮍ</text:span><text:span text:style-name="T3"> </text:span><text:span text:style-name="T27">ﮎ</text:span><text:span text:style-name="T3"> </text:span><text:span text:style-name="T27">ﮏ</text:span><text:span text:style-name="T3"> </text:span><text:span text:style-name="T27">ﮐﮑ</text:span><text:span text:style-name="T3"> </text:span><text:span text:style-name="T27">ﮒ</text:span><text:span text:style-name="T3"> </text:span><text:span text:style-name="T27">ﮓ</text:span><text:span text:style-name="T3"> </text:span><text:span text:style-name="T27">ﮔ</text:span><text:span text:style-name="T3"> </text:span><text:span text:style-name="T27">ﮕ</text:span><text:span text:style-name="T3"> </text:span><text:span text:style-name="T27">ﮖ</text:span><text:span text:style-name="T3"> </text:span><text:span text:style-name="T27">ﮗ</text:span><text:span text:style-name="T3"> </text:span><text:span text:style-name="T27">ﮘ</text:span><text:span text:style-name="T3"> </text:span><text:span text:style-name="T27">ﮙ</text:span><text:span text:style-name="T3"> </text:span><text:span text:style-name="T27">ﮚ</text:span><text:span text:style-name="T3"> </text:span><text:span text:style-name="T27">ﮛ</text:span><text:span text:style-name="T3"> </text:span><text:span text:style-name="T27">ﮜ</text:span><text:span text:style-name="T3"> </text:span><text:span text:style-name="T27">ﮝ</text:span><text:span text:style-name="T3"> </text:span><text:span text:style-name="T27">ﮞ</text:span><text:span text:style-name="T3"> </text:span><text:span text:style-name="T27">ﮟ</text:span><text:span text:style-name="T3"> </text:span><text:span text:style-name="T27">ﮠ</text:span><text:span text:style-name="T3"> </text:span><text:span text:style-name="T27">ﮡ</text:span><text:span text:style-name="T3"> </text:span><text:span text:style-name="T27">ﮢ</text:span><text:span text:style-name="T3"> </text:span><text:span text:style-name="T27">ﮣ</text:span><text:span text:style-name="T3"> </text:span><text:span text:style-name="T27">ﮤ</text:span><text:span text:style-name="T3"> </text:span><text:span text:style-name="T27">ﮥ</text:span><text:span text:style-name="T3"> </text:span><text:span text:style-name="T27">ﮦ</text:span><text:span text:style-name="T3"> </text:span><text:span text:style-name="T27">ﮧ</text:span><text:span text:style-name="T3"> </text:span><text:span text:style-name="T27">ﮨ</text:span><text:span text:style-name="T3"> </text:span><text:span text:style-name="T27">ﮩ</text:span><text:span text:style-name="T3"> </text:span><text:span text:style-name="T27">ﮪ</text:span><text:span text:style-name="T3"> </text:span><text:span text:style-name="T27">ﮫ</text:span><text:span text:style-name="T3"> </text:span><text:span text:style-name="T27">ﮬ</text:span><text:span text:style-name="T3"> </text:span><text:span text:style-name="T27">ﮭﮮ</text:span><text:span text:style-name="T3"> </text:span><text:span text:style-name="T27">ﮯ</text:span><text:span text:style-name="T3"> </text:span><text:span text:style-name="T27">ﮰ</text:span><text:span text:style-name="T3"> </text:span><text:span text:style-name="T27">ﮱ</text:span><text:span text:style-name="T3"> </text:span><text:span text:style-name="T27">ﯓ</text:span><text:span text:style-name="T3"> </text:span><text:span text:style-name="T27">ﯔﯕ</text:span><text:span text:style-name="T3"> </text:span><text:span text:style-name="T27">ﯖ</text:span><text:span text:style-name="T3"> </text:span><text:span text:style-name="T27">ﯗ</text:span><text:span text:style-name="T3"> </text:span><text:span text:style-name="T27">ﯘ</text:span><text:span text:style-name="T3"> </text:span><text:span text:style-name="T27">ﯙ</text:span><text:span text:style-name="T3"> </text:span><text:span text:style-name="T27">ﯚ</text:span><text:span text:style-name="T3"> </text:span><text:span text:style-name="T27">ﯛ</text:span><text:span text:style-name="T3"> </text:span><text:span text:style-name="T27">ﯜ</text:span><text:span text:style-name="T3"> </text:span><text:span text:style-name="T27">ﯝﯞ</text:span><text:span text:style-name="T3"> </text:span><text:span text:style-name="T27">ﯟ</text:span><text:span text:style-name="T3"> </text:span><text:span text:style-name="T27">ﯠ</text:span><text:span text:style-name="T3"> </text:span><text:span text:style-name="T27">ﯡ</text:span><text:span text:style-name="T3"> </text:span><text:span text:style-name="T27">ﯢ</text:span><text:span text:style-name="T3"> </text:span><text:span text:style-name="T27">ﯣ</text:span><text:span text:style-name="T3"> </text:span><text:span text:style-name="T27">ﯤ</text:span><text:span text:style-name="T3"> </text:span><text:span text:style-name="T27">ﯥ</text:span><text:span text:style-name="T3"> </text:span><text:span text:style-name="T27">ﯦ</text:span><text:span text:style-name="T3"> </text:span><text:span text:style-name="T27">ﯧ</text:span><text:span text:style-name="T3"> </text:span><text:span text:style-name="T27">ﯨ</text:span><text:span text:style-name="T3"> </text:span><text:span text:style-name="T27">ﯩ</text:span><text:span text:style-name="T3"> </text:span><text:span text:style-name="T27">ﯪ</text:span><text:span text:style-name="T3"> </text:span><text:span text:style-name="T27">ﯫ</text:span><text:span text:style-name="T3"> </text:span><text:span text:style-name="T27">ﯬ</text:span><text:span text:style-name="T3"> </text:span><text:span text:style-name="T27">ﯭ</text:span><text:span text:style-name="T3"> </text:span><text:span text:style-name="T27">ﯮﯯ</text:span><text:span text:style-name="T3"> </text:span><text:span text:style-name="T27">ﯰ</text:span><text:span text:style-name="T3"> </text:span><text:span text:style-name="T27">ﯱ</text:span><text:span text:style-name="T3"> </text:span><text:span text:style-name="T27">ﯲ</text:span><text:span text:style-name="T3"> </text:span><text:span text:style-name="T27">ﯳ</text:span><text:span text:style-name="T3"> </text:span><text:span text:style-name="T27">ﯴ</text:span><text:span text:style-name="T3"> </text:span><text:span text:style-name="T27">ﯵ</text:span><text:span text:style-name="T3"> </text:span><text:span text:style-name="T27">ﯶ</text:span><text:span text:style-name="T3"> </text:span><text:span text:style-name="T27">ﯷﯸ</text:span><text:span text:style-name="T3"> </text:span><text:span text:style-name="T27">ﯹ</text:span><text:span text:style-name="T3"> </text:span><text:span text:style-name="T27">ﯺ</text:span><text:span text:style-name="T3"> </text:span><text:span text:style-name="T27">ﯻ</text:span><text:span text:style-name="T3"> </text:span><text:span text:style-name="T27">ﯼ</text:span><text:span text:style-name="T3"> </text:span><text:span text:style-name="T27">ﯽ</text:span><text:span text:style-name="T3"> </text:span><text:span text:style-name="T27">ﯾ</text:span><text:span text:style-name="T3"> </text:span><text:span text:style-name="T27">ﯿ</text:span><text:span text:style-name="T3"> </text:span><text:span text:style-name="T27">ﰀ</text:span><text:span text:style-name="T3"> </text:span><text:span text:style-name="T27">ﰁ</text:span><text:span text:style-name="T3"> </text:span><text:span text:style-name="T27">ﰂﰃ</text:span><text:span text:style-name="T3"> </text:span><text:span text:style-name="T27">ﰄ</text:span><text:span text:style-name="T3"> </text:span><text:span text:style-name="T27">ﰅ</text:span><text:span text:style-name="T3"> </text:span><text:span text:style-name="T27">ﰆ</text:span><text:span text:style-name="T3"> </text:span><text:span text:style-name="T27">ﰇ</text:span><text:span text:style-name="T3"> </text:span><text:span text:style-name="T27">ﰈ</text:span><text:span text:style-name="T3"> </text:span><text:span text:style-name="T27">ﰉ</text:span><text:span text:style-name="T3"> </text:span><text:span text:style-name="T27">ﰊ</text:span><text:span text:style-name="T3"> </text:span><text:span text:style-name="T27">ﰋ</text:span></text:p>
      <text:p text:style-name="P18"><text:span text:style-name="T28">ﭑ</text:span><text:span text:style-name="T3"> </text:span><text:span text:style-name="T28">ﭒ</text:span><text:span text:style-name="T3"> </text:span><text:span text:style-name="T28">ﭓ</text:span><text:span text:style-name="T3"> </text:span><text:span text:style-name="T28">ﭔ</text:span><text:span text:style-name="T3"> </text:span><text:span text:style-name="T28">ﭕﭖ</text:span><text:span text:style-name="T3"> </text:span><text:span text:style-name="T28">ﭗ</text:span><text:span text:style-name="T3"> </text:span><text:span text:style-name="T28">ﭘ</text:span><text:span text:style-name="T3"> </text:span><text:span text:style-name="T28">ﭙ</text:span><text:span text:style-name="T3"> </text:span><text:span text:style-name="T28">ﭚ</text:span><text:span text:style-name="T3"> </text:span><text:span text:style-name="T28">ﭛ</text:span><text:span text:style-name="T3"> </text:span><text:span text:style-name="T28">ﭜ</text:span><text:span text:style-name="T3"> </text:span><text:span text:style-name="T28">ﭝ</text:span><text:span text:style-name="T3"> </text:span><text:span text:style-name="T28">ﭞ</text:span><text:span text:style-name="T3"> </text:span><text:span text:style-name="T28">ﭟ</text:span><text:span text:style-name="T3"> </text:span><text:span text:style-name="T28">ﭠ</text:span><text:span text:style-name="T3"> </text:span><text:span text:style-name="T28">ﭡ</text:span><text:span text:style-name="T3"> </text:span><text:span text:style-name="T28">ﭢ</text:span><text:span text:style-name="T3"> </text:span><text:span text:style-name="T28">ﭣ</text:span><text:span text:style-name="T3"> </text:span><text:span text:style-name="T28">ﭤ</text:span><text:span text:style-name="T3"> </text:span><text:span text:style-name="T28">ﭥ</text:span><text:span text:style-name="T3"> </text:span><text:span text:style-name="T28">ﭦ</text:span><text:span text:style-name="T3"> </text:span><text:span text:style-name="T28">ﭧﭨ</text:span><text:span text:style-name="T3"> </text:span><text:span text:style-name="T28">ﭩ</text:span><text:span text:style-name="T3"> </text:span><text:span text:style-name="T28">ﭪ</text:span><text:span text:style-name="T3"> </text:span><text:span text:style-name="T28">ﭫ</text:span><text:span text:style-name="T3"> </text:span><text:span text:style-name="T28">ﭬ</text:span><text:span text:style-name="T3"> </text:span><text:span text:style-name="T28">ﭭ</text:span><text:span text:style-name="T3"> </text:span><text:span text:style-name="T28">ﭮ</text:span><text:span text:style-name="T3"> </text:span><text:span text:style-name="T28">ﭯ</text:span><text:span text:style-name="T3"> </text:span><text:span text:style-name="T28">ﭰ</text:span><text:span text:style-name="T3"> </text:span><text:span text:style-name="T28">ﭱ</text:span><text:span text:style-name="T3"> </text:span><text:span text:style-name="T28">ﭲ</text:span><text:span text:style-name="T3"> </text:span><text:span text:style-name="T28">ﭳ</text:span><text:span text:style-name="T3"> </text:span><text:span text:style-name="T28">ﭴ</text:span><text:span text:style-name="T3"> </text:span><text:span text:style-name="T28">ﭵ</text:span><text:span text:style-name="T3"> </text:span><text:span text:style-name="T28">ﭶ</text:span><text:span text:style-name="T3"> </text:span><text:span text:style-name="T28">ﭷ</text:span><text:span text:style-name="T3"> </text:span><text:span text:style-name="T28">ﭸﭹ</text:span><text:span text:style-name="T3"> </text:span><text:span text:style-name="T28">ﭺ</text:span><text:span text:style-name="T3"> </text:span><text:span text:style-name="T28">ﭻ</text:span><text:span text:style-name="T3"> </text:span><text:span text:style-name="T28">ﭼ</text:span><text:span text:style-name="T3"> </text:span><text:span text:style-name="T28">ﭽﭾ</text:span><text:span text:style-name="T3"> </text:span><text:span text:style-name="T28">ﭿ</text:span><text:span text:style-name="T3"> </text:span><text:span text:style-name="T28">ﮀ</text:span><text:span text:style-name="T3"> </text:span><text:span text:style-name="T28">ﮁ</text:span><text:span text:style-name="T3"> </text:span><text:span text:style-name="T28">ﮂ</text:span><text:span text:style-name="T3"> </text:span><text:span text:style-name="T28">ﮃ</text:span><text:span text:style-name="T3"> </text:span><text:span text:style-name="T28">ﮄ</text:span><text:span text:style-name="T3"> </text:span><text:span text:style-name="T28">ﮅ</text:span><text:span text:style-name="T3"> </text:span><text:span text:style-name="T28">ﮆ</text:span><text:span text:style-name="T3"> </text:span><text:span text:style-name="T28">ﮇ</text:span><text:span text:style-name="T3"> </text:span><text:span text:style-name="T28">ﮈ</text:span><text:span text:style-name="T3"> </text:span><text:span text:style-name="T28">ﮉ</text:span><text:span text:style-name="T3"> </text:span><text:span text:style-name="T28">ﮊ</text:span><text:span text:style-name="T3"> </text:span><text:span text:style-name="T28">ﮋ</text:span><text:span text:style-name="T3"> </text:span><text:span text:style-name="T28">ﮌ</text:span><text:span text:style-name="T3"> </text:span><text:span text:style-name="T28">ﮍ</text:span><text:span text:style-name="T3"> </text:span><text:span text:style-name="T28">ﮎ</text:span><text:span text:style-name="T3"> </text:span><text:span text:style-name="T28">ﮏ</text:span><text:span text:style-name="T3"> </text:span><text:span text:style-name="T28">ﮐ</text:span><text:span text:style-name="T3"> </text:span><text:span text:style-name="T28">ﮑﮒ</text:span><text:span text:style-name="T3"> </text:span><text:span text:style-name="T28">ﮓ</text:span><text:span text:style-name="T3"> </text:span><text:span text:style-name="T28">ﮔ</text:span><text:span text:style-name="T3"> </text:span><text:span text:style-name="T28">ﮕ</text:span><text:span text:style-name="T3"> </text:span><text:span text:style-name="T28">ﮖ</text:span><text:span text:style-name="T3"> </text:span><text:span text:style-name="T28">ﮗ</text:span><text:span text:style-name="T3"> </text:span><text:span text:style-name="T28">ﮘ</text:span><text:span text:style-name="T3"> </text:span><text:span text:style-name="T28">ﮙ</text:span><text:span text:style-name="T3"> </text:span><text:span text:style-name="T28">ﮚ</text:span><text:span text:style-name="T3"> </text:span><text:span text:style-name="T28">ﮛ</text:span><text:span text:style-name="T3"> </text:span><text:span text:style-name="T28">ﮜ</text:span><text:span text:style-name="T3"> </text:span><text:span text:style-name="T28">ﮝ</text:span><text:span text:style-name="T3"> </text:span><text:span text:style-name="T28">ﮞ</text:span><text:span text:style-name="T3"> </text:span><text:span text:style-name="T28">ﮟ</text:span><text:span text:style-name="T3"> </text:span><text:span text:style-name="T28">ﮠ</text:span><text:span text:style-name="T3"> </text:span><text:span text:style-name="T28">ﮡ</text:span><text:span text:style-name="T3"> </text:span><text:span text:style-name="T28">ﮢ</text:span><text:span text:style-name="T3"> </text:span><text:span text:style-name="T28">ﮣ</text:span><text:span text:style-name="T3"> </text:span><text:span text:style-name="T28">ﮤ</text:span><text:span text:style-name="T3"> </text:span><text:span text:style-name="T28">ﮥ</text:span><text:span text:style-name="T3"> </text:span><text:span text:style-name="T28">ﮦ</text:span><text:span text:style-name="T3"> </text:span><text:span text:style-name="T28">ﮧﮨ</text:span><text:span text:style-name="T3"> </text:span><text:span text:style-name="T28">ﮩ</text:span><text:span text:style-name="T3"> </text:span><text:span text:style-name="T28">ﮪ</text:span><text:span text:style-name="T3"> </text:span><text:span text:style-name="T28">ﮫ</text:span><text:span text:style-name="T3"> </text:span><text:span text:style-name="T28">ﮬ</text:span><text:span text:style-name="T3"> </text:span><text:span text:style-name="T28">ﮭ</text:span><text:span text:style-name="T3"> </text:span><text:span text:style-name="T28">ﮮﮯ</text:span><text:span text:style-name="T3"> </text:span><text:span text:style-name="T28">ﮰ</text:span><text:span text:style-name="T3"> </text:span><text:span text:style-name="T28">ﮱ</text:span><text:span text:style-name="T3"> </text:span><text:span text:style-name="T28">ﯓ</text:span><text:span text:style-name="T3"> </text:span><text:span text:style-name="T28">ﯔ</text:span><text:span text:style-name="T3"> </text:span><text:span text:style-name="T28">ﯕ</text:span><text:span text:style-name="T3"> </text:span><text:span text:style-name="T28">ﯖ</text:span><text:span text:style-name="T3"> </text:span><text:span text:style-name="T28">ﯗ</text:span><text:span text:style-name="T3"> </text:span><text:span text:style-name="T28">ﯘ</text:span><text:span text:style-name="T3"> </text:span><text:span text:style-name="T28">ﯙ</text:span><text:span text:style-name="T3"> </text:span><text:span text:style-name="T28">ﯚ</text:span><text:span text:style-name="T3"> </text:span><text:span text:style-name="T28">ﯛ</text:span><text:span text:style-name="T3"> </text:span><text:span text:style-name="T28">ﯜ</text:span><text:span text:style-name="T3"> </text:span><text:span text:style-name="T28">ﯝ</text:span><text:span text:style-name="T3"> </text:span><text:span text:style-name="T28">ﯞ</text:span><text:span text:style-name="T3"> </text:span><text:span text:style-name="T28">ﯟ</text:span><text:span text:style-name="T3"> </text:span><text:span text:style-name="T28">ﯠ</text:span><text:span text:style-name="T3"> </text:span><text:span text:style-name="T28">ﯡ</text:span><text:span text:style-name="T3"> </text:span><text:span text:style-name="T28">ﯢ</text:span><text:span text:style-name="T3"> </text:span><text:span text:style-name="T28">ﯣ</text:span><text:span text:style-name="T3"> </text:span><text:span text:style-name="T28">ﯤ</text:span><text:span text:style-name="T3"> </text:span><text:span text:style-name="T28">ﯥ</text:span><text:span text:style-name="T3"> </text:span><text:span text:style-name="T28">ﯦ</text:span><text:span text:style-name="T3"> </text:span><text:span text:style-name="T28">ﯧ</text:span><text:span text:style-name="T3"> </text:span><text:span text:style-name="T28">ﯨ</text:span><text:span text:style-name="T3"> </text:span><text:span text:style-name="T28">ﯩ</text:span><text:span text:style-name="T3"> </text:span><text:span text:style-name="T28">ﯪ</text:span><text:span text:style-name="T3"> </text:span><text:span text:style-name="T28">ﯫ</text:span><text:span text:style-name="T3"> </text:span><text:span text:style-name="T28">ﯬ</text:span><text:span text:style-name="T3"> </text:span><text:span text:style-name="T28">ﯭ</text:span><text:span text:style-name="T3"> </text:span><text:span text:style-name="T28">ﯮ</text:span><text:span text:style-name="T3"> </text:span><text:span text:style-name="T28">ﯯ</text:span><text:span text:style-name="T3"> </text:span><text:span text:style-name="T28">ﯰﯱ</text:span><text:span text:style-name="T3"> </text:span><text:span text:style-name="T28">ﯲ</text:span></text:p>
      <text:p text:style-name="P17"><text:span text:style-name="T28">ﯳ</text:span><text:span text:style-name="T3"> </text:span><text:span text:style-name="T28">ﯴ</text:span><text:span text:style-name="T3"> </text:span><text:span text:style-name="T28">ﯵ</text:span><text:span text:style-name="T3"> </text:span><text:span text:style-name="T28">ﯶ</text:span><text:span text:style-name="T3"> </text:span><text:span text:style-name="T28">ﯷ</text:span><text:span text:style-name="T3"> </text:span><text:span text:style-name="T28">ﯸ</text:span><text:span text:style-name="T3"> </text:span><text:span text:style-name="T28">ﯹ</text:span><text:span text:style-name="T3"> </text:span><text:span text:style-name="T28">ﯺ</text:span><text:span text:style-name="T3"> </text:span><text:span text:style-name="T28">ﯻ</text:span><text:span text:style-name="T3"> </text:span><text:span text:style-name="T28">ﯼ</text:span></text:p>
      <text:p text:style-name="P31"><text:span text:style-name="T29">ﭑ</text:span><text:span text:style-name="T3"> </text:span><text:span text:style-name="T29">ﭒ</text:span><text:span text:style-name="T3"> </text:span><text:span text:style-name="T29">ﭓ</text:span><text:span text:style-name="T3"> </text:span><text:span text:style-name="T29">ﭔ</text:span><text:span text:style-name="T3"> </text:span><text:span text:style-name="T29">ﭕ</text:span><text:span text:style-name="T3"> </text:span><text:span text:style-name="T29">ﭖﭗ</text:span><text:span text:style-name="T3"> </text:span><text:span text:style-name="T29">ﭘ</text:span><text:span text:style-name="T3"> </text:span><text:span text:style-name="T29">ﭙ</text:span><text:span text:style-name="T3"> </text:span><text:span text:style-name="T29">ﭚ</text:span><text:span text:style-name="T3"> </text:span><text:span text:style-name="T29">ﭛ</text:span><text:span text:style-name="T3"> </text:span><text:span text:style-name="T29">ﭜ</text:span><text:span text:style-name="T3"> </text:span><text:span text:style-name="T29">ﭝ</text:span><text:span text:style-name="T3"> </text:span><text:span text:style-name="T29">ﭞ</text:span><text:span text:style-name="T3"> </text:span><text:span text:style-name="T29">ﭟ</text:span><text:span text:style-name="T3"> </text:span><text:span text:style-name="T29">ﭠ</text:span><text:span text:style-name="T3"> </text:span><text:span text:style-name="T29">ﭡ</text:span><text:span text:style-name="T3"> </text:span><text:span text:style-name="T29">ﭢ</text:span><text:span text:style-name="T3"> </text:span><text:span text:style-name="T29">ﭣ</text:span><text:span text:style-name="T3"> </text:span><text:span text:style-name="T29">ﭤ</text:span><text:span text:style-name="T3"> </text:span><text:span text:style-name="T29">ﭥ</text:span><text:span text:style-name="T3"> </text:span><text:span text:style-name="T29">ﭦ</text:span><text:span text:style-name="T3"> </text:span><text:span text:style-name="T29">ﭧ</text:span><text:span text:style-name="T3"> </text:span><text:span text:style-name="T29">ﭨ</text:span><text:span text:style-name="T3"> </text:span><text:span text:style-name="T29">ﭩ</text:span><text:span text:style-name="T3"> </text:span><text:span text:style-name="T29">ﭪ</text:span><text:span text:style-name="T3"> </text:span><text:span text:style-name="T29">ﭫ</text:span><text:span text:style-name="T3"> </text:span><text:span text:style-name="T29">ﭬ</text:span><text:span text:style-name="T3"> </text:span><text:span text:style-name="T29">ﭭ</text:span><text:span text:style-name="T3"> </text:span><text:span text:style-name="T29">ﭮ</text:span><text:span text:style-name="T3"> </text:span><text:span text:style-name="T29">ﭯ</text:span><text:span text:style-name="T3"> </text:span><text:span text:style-name="T29">ﭰ</text:span><text:span text:style-name="T3"> </text:span><text:span text:style-name="T29">ﭱ</text:span><text:span text:style-name="T3"> </text:span><text:span text:style-name="T29">ﭲ</text:span><text:span text:style-name="T3"> </text:span><text:span text:style-name="T29">ﭳ</text:span><text:span text:style-name="T3"> </text:span><text:span text:style-name="T29">ﭴ</text:span><text:span text:style-name="T3"> </text:span><text:span text:style-name="T29">ﭵ</text:span><text:span text:style-name="T3"> </text:span><text:span text:style-name="T29">ﭶ</text:span><text:span text:style-name="T3"> </text:span><text:span text:style-name="T29">ﭷ</text:span><text:span text:style-name="T3"> </text:span><text:span text:style-name="T29">ﭸ</text:span><text:span text:style-name="T3"> </text:span><text:span text:style-name="T29">ﭹ</text:span><text:span text:style-name="T3"> </text:span><text:span text:style-name="T29">ﭺ</text:span><text:span text:style-name="T3"> </text:span><text:span text:style-name="T29">ﭻ</text:span><text:span text:style-name="T3"> </text:span><text:span text:style-name="T29">ﭼ</text:span><text:span text:style-name="T3"> </text:span><text:span text:style-name="T29">ﭽ</text:span><text:span text:style-name="T3"> </text:span><text:span text:style-name="T29">ﭾ</text:span><text:span text:style-name="T3"> </text:span><text:span text:style-name="T29">ﭿ</text:span><text:span text:style-name="T3"> </text:span><text:span text:style-name="T29">ﮀ</text:span><text:span text:style-name="T3"> </text:span><text:span text:style-name="T29">ﮁ</text:span><text:span text:style-name="T3"> </text:span><text:span text:style-name="T29">ﮂ</text:span><text:span text:style-name="T3"> </text:span><text:span text:style-name="T29">ﮃ</text:span><text:span text:style-name="T3"> </text:span><text:span text:style-name="T29">ﮄ</text:span><text:span text:style-name="T3"> </text:span><text:span text:style-name="T29">ﮅ</text:span><text:span text:style-name="T3"> </text:span><text:span text:style-name="T29">ﮆ</text:span><text:span text:style-name="T3"> </text:span><text:span text:style-name="T29">ﮇ</text:span><text:span text:style-name="T3"> </text:span><text:span text:style-name="T29">ﮈ</text:span><text:span text:style-name="T3"> </text:span><text:span text:style-name="T29">ﮉ</text:span><text:span text:style-name="T3"> </text:span><text:span text:style-name="T29">ﮊ</text:span><text:span text:style-name="T3"> </text:span><text:span text:style-name="T29">ﮋ</text:span><text:span text:style-name="T3"> </text:span><text:span text:style-name="T29">ﮌ</text:span><text:span text:style-name="T3"> </text:span><text:span text:style-name="T29">ﮍ</text:span><text:span text:style-name="T3"> </text:span><text:span text:style-name="T29">ﮎ</text:span><text:span text:style-name="T3"> </text:span><text:span text:style-name="T29">ﮏ</text:span><text:span text:style-name="T3"> </text:span><text:span text:style-name="T29">ﮐ</text:span><text:span text:style-name="T3"> </text:span><text:span text:style-name="T29">ﮑ</text:span><text:span text:style-name="T3"> </text:span><text:span text:style-name="T29">ﮒ</text:span><text:span text:style-name="T3"> </text:span><text:span text:style-name="T29">ﮓ</text:span><text:span text:style-name="T3"> </text:span><text:span text:style-name="T29">ﮔ</text:span><text:span text:style-name="T3"> </text:span><text:span text:style-name="T29">ﮕ</text:span><text:span text:style-name="T3"> </text:span><text:span text:style-name="T29">ﮖ</text:span><text:span text:style-name="T3"> </text:span><text:span text:style-name="T29">ﮗ</text:span><text:span text:style-name="T3"> </text:span><text:span text:style-name="T29">ﮘ</text:span><text:span text:style-name="T3"> </text:span><text:span text:style-name="T29">ﮙ</text:span><text:span text:style-name="T3"> </text:span><text:span text:style-name="T29">ﮚ</text:span><text:span text:style-name="T3"> </text:span><text:span text:style-name="T29">ﮛ</text:span><text:span text:style-name="T3"> </text:span><text:span text:style-name="T29">ﮜ</text:span><text:span text:style-name="T3"> </text:span><text:span text:style-name="T29">ﮝ</text:span><text:span text:style-name="T3"> </text:span><text:span text:style-name="T29">ﮞ</text:span><text:span text:style-name="T3"> </text:span><text:span text:style-name="T29">ﮟﮠ</text:span><text:span text:style-name="T3"> </text:span><text:span text:style-name="T29">ﮡ</text:span><text:span text:style-name="T3"> </text:span><text:span text:style-name="T29">ﮢ</text:span><text:span text:style-name="T3"> </text:span><text:span text:style-name="T29">ﮣ</text:span><text:span text:style-name="T3"> </text:span><text:span text:style-name="T29">ﮤ</text:span><text:span text:style-name="T3"> </text:span><text:span text:style-name="T29">ﮥ</text:span><text:span text:style-name="T3"> </text:span><text:span text:style-name="T29">ﮦ</text:span><text:span text:style-name="T3"> </text:span><text:span text:style-name="T29">ﮧ</text:span><text:span text:style-name="T3"> </text:span><text:span text:style-name="T29">ﮨ</text:span><text:span text:style-name="T3"> </text:span><text:span text:style-name="T29">ﮩ</text:span><text:span text:style-name="T3"> </text:span><text:span text:style-name="T29">ﮪ</text:span><text:span text:style-name="T3"> </text:span><text:span text:style-name="T29">ﮫ</text:span><text:span text:style-name="T3"> </text:span><text:span text:style-name="T29">ﮬ</text:span><text:span text:style-name="T3"> </text:span><text:span text:style-name="T29">ﮭ</text:span><text:span text:style-name="T3"> </text:span><text:span text:style-name="T29">ﮮ</text:span><text:span text:style-name="T3"> </text:span><text:span text:style-name="T29">ﮯﮰ</text:span><text:span text:style-name="T3"> </text:span><text:span text:style-name="T29">ﮱ</text:span><text:span text:style-name="T3"> </text:span><text:span text:style-name="T29">ﯓ</text:span><text:span text:style-name="T3"> </text:span><text:span text:style-name="T29">ﯔ</text:span><text:span text:style-name="T3"> </text:span><text:span text:style-name="T29">ﯕ</text:span><text:span text:style-name="T3"> </text:span><text:span text:style-name="T29">ﯖ</text:span><text:span text:style-name="T3"> </text:span><text:span text:style-name="T29">ﯗ</text:span><text:span text:style-name="T3"> </text:span><text:span text:style-name="T29">ﯘ</text:span><text:span text:style-name="T3"> </text:span><text:span text:style-name="T29">ﯙ</text:span><text:span text:style-name="T3"> </text:span><text:span text:style-name="T29">ﯚ</text:span><text:span text:style-name="T3"> </text:span><text:span text:style-name="T29">ﯛ</text:span><text:span text:style-name="T3"> </text:span><text:span text:style-name="T29">ﯜ</text:span><text:span text:style-name="T3"> </text:span><text:span text:style-name="T29">ﯝ</text:span><text:span text:style-name="T3"> </text:span><text:span text:style-name="T29">ﯞ</text:span><text:span text:style-name="T3"> </text:span><text:span text:style-name="T29">ﯟ</text:span><text:span text:style-name="T3"> </text:span><text:span text:style-name="T29">ﯠ</text:span><text:span text:style-name="T3"> </text:span><text:span text:style-name="T29">ﯡ</text:span><text:span text:style-name="T3"> </text:span><text:span text:style-name="T29">ﯢ</text:span><text:span text:style-name="T3"> </text:span><text:span text:style-name="T29">ﯣ</text:span><text:span text:style-name="T3"> </text:span><text:span text:style-name="T29">ﯤﯥ</text:span><text:span text:style-name="T3"> </text:span><text:span text:style-name="T29">ﯦ</text:span><text:span text:style-name="T3"> </text:span><text:span text:style-name="T29">ﯧ</text:span><text:span text:style-name="T3"> </text:span><text:span text:style-name="T29">ﯨ</text:span><text:span text:style-name="T3"> </text:span><text:span text:style-name="T29">ﯩ</text:span><text:span text:style-name="T3"> </text:span><text:span text:style-name="T29">ﯪ</text:span><text:span text:style-name="T3"> </text:span><text:span text:style-name="T29">ﯫ</text:span><text:span text:style-name="T3"> </text:span><text:span text:style-name="T29">ﯬ</text:span><text:span text:style-name="T3"> </text:span><text:span text:style-name="T29">ﯭ</text:span><text:span text:style-name="T3"> </text:span><text:span text:style-name="T29">ﯮ</text:span><text:span text:style-name="T3"> </text:span><text:span text:style-name="T29">ﯯ</text:span><text:span text:style-name="T3"> </text:span><text:span text:style-name="T29">ﯰ</text:span><text:span text:style-name="T3"> </text:span><text:span text:style-name="T29">ﯱ</text:span><text:span text:style-name="T3"> </text:span><text:span text:style-name="T29">ﯲ</text:span><text:span text:style-name="T3"> </text:span><text:span text:style-name="T29">ﯳ</text:span><text:span text:style-name="T3"> </text:span><text:span text:style-name="T29">ﯴ</text:span><text:span text:style-name="T3"> </text:span><text:span text:style-name="T29">ﯵ</text:span><text:span text:style-name="T3"> </text:span><text:span text:style-name="T29">ﯶ</text:span><text:span text:style-name="T3"> </text:span><text:span text:style-name="T29">ﯷ</text:span><text:span text:style-name="T3"> </text:span><text:span text:style-name="T29">ﯸ</text:span><text:span text:style-name="T3"> </text:span><text:span text:style-name="T29">ﯹ</text:span><text:span text:style-name="T3"> </text:span><text:span text:style-name="T29">ﯺ</text:span><text:span text:style-name="T3"> </text:span><text:span text:style-name="T29">ﯻ</text:span><text:span text:style-name="T3"> </text:span><text:span text:style-name="T29">ﯼ</text:span><text:span text:style-name="T3"> </text:span><text:span text:style-name="T29">ﯽ</text:span><text:span text:style-name="T3"> </text:span><text:span text:style-name="T29">ﯾ</text:span><text:span text:style-name="T3"> </text:span><text:span text:style-name="T29">ﯿ</text:span></text:p>
      <text:p text:style-name="P20"><text:span text:style-name="T30">ﭑ</text:span><text:span text:style-name="T3"> </text:span><text:span text:style-name="T30">ﭒ</text:span><text:span text:style-name="T3"> </text:span><text:span text:style-name="T30">ﭓ</text:span><text:span text:style-name="T3"> </text:span><text:span text:style-name="T30">ﭔ</text:span><text:span text:style-name="T3"> </text:span><text:span text:style-name="T30">ﭕﭖ</text:span><text:span text:style-name="T3"> </text:span><text:span text:style-name="T30">ﭗ</text:span><text:span text:style-name="T3"> </text:span><text:span text:style-name="T30">ﭘ</text:span><text:span text:style-name="T3"> </text:span><text:span text:style-name="T30">ﭙ</text:span><text:span text:style-name="T3"> </text:span><text:span text:style-name="T30">ﭚ</text:span><text:span text:style-name="T3"> </text:span><text:span text:style-name="T30">ﭛ</text:span><text:span text:style-name="T3"> </text:span><text:span text:style-name="T30">ﭜ</text:span><text:span text:style-name="T3"> </text:span><text:span text:style-name="T30">ﭝ</text:span><text:span text:style-name="T3"> </text:span><text:span text:style-name="T30">ﭞ</text:span><text:span text:style-name="T3"> </text:span><text:span text:style-name="T30">ﭟ</text:span><text:span text:style-name="T3"> </text:span><text:span text:style-name="T30">ﭠ</text:span><text:span text:style-name="T3"> </text:span><text:span text:style-name="T30">ﭡ</text:span><text:span text:style-name="T3"> </text:span><text:span text:style-name="T30">ﭢ</text:span><text:span text:style-name="T3"> </text:span><text:span text:style-name="T30">ﭣ</text:span><text:span text:style-name="T3"> </text:span><text:span text:style-name="T30">ﭤ</text:span><text:span text:style-name="T3"> </text:span><text:span text:style-name="T30">ﭥ</text:span><text:span text:style-name="T3"> </text:span><text:span text:style-name="T30">ﭦ</text:span><text:span text:style-name="T3"> </text:span><text:span text:style-name="T30">ﭧ</text:span><text:span text:style-name="T3"> </text:span><text:span text:style-name="T30">ﭨ</text:span><text:span text:style-name="T3"> </text:span><text:span text:style-name="T30">ﭩ</text:span><text:span text:style-name="T3"> </text:span><text:span text:style-name="T30">ﭪ</text:span><text:span text:style-name="T3"> </text:span><text:span text:style-name="T30">ﭫ</text:span><text:span text:style-name="T3"> </text:span><text:span text:style-name="T30">ﭬ</text:span><text:span text:style-name="T3"> </text:span><text:span text:style-name="T30">ﭭ</text:span><text:span text:style-name="T3"> </text:span><text:span text:style-name="T30">ﭮ</text:span><text:span text:style-name="T3"> </text:span><text:span text:style-name="T30">ﭯ</text:span><text:span text:style-name="T3"> </text:span><text:span text:style-name="T30">ﭰ</text:span><text:span text:style-name="T3"> </text:span><text:span text:style-name="T30">ﭱ</text:span><text:span text:style-name="T3"> </text:span><text:span text:style-name="T30">ﭲ</text:span><text:span text:style-name="T3"> </text:span><text:span text:style-name="T30">ﭳ</text:span><text:span text:style-name="T3"> </text:span><text:span text:style-name="T30">ﭴﭵ</text:span><text:span text:style-name="T3"> </text:span><text:span text:style-name="T30">ﭶ</text:span><text:span text:style-name="T3"> </text:span><text:span text:style-name="T30">ﭷ</text:span><text:span text:style-name="T3"> </text:span><text:span text:style-name="T30">ﭸ</text:span><text:span text:style-name="T3"> </text:span><text:span text:style-name="T30">ﭹ</text:span><text:span text:style-name="T3"> </text:span><text:span text:style-name="T30">ﭺ</text:span><text:span text:style-name="T3"> </text:span><text:span text:style-name="T30">ﭻ</text:span><text:span text:style-name="T3"> </text:span><text:span text:style-name="T30">ﭼ</text:span><text:span text:style-name="T3"> </text:span><text:span text:style-name="T30">ﭽ</text:span><text:span text:style-name="T3"> </text:span><text:span text:style-name="T30">ﭾﭿ</text:span><text:span text:style-name="T3"> </text:span><text:span text:style-name="T30">ﮀ</text:span><text:span text:style-name="T3"> </text:span><text:span text:style-name="T30">ﮁ</text:span><text:span text:style-name="T3"> </text:span><text:span text:style-name="T30">ﮂ</text:span><text:span text:style-name="T3"> </text:span><text:span text:style-name="T30">ﮃ</text:span><text:span text:style-name="T3"> </text:span><text:span text:style-name="T30">ﮄ</text:span><text:span text:style-name="T3"> </text:span><text:span text:style-name="T30">ﮅ</text:span><text:span text:style-name="T3"> </text:span><text:span text:style-name="T30">ﮆ</text:span><text:span text:style-name="T3"> </text:span><text:span text:style-name="T30">ﮇ</text:span><text:span text:style-name="T3"> </text:span><text:span text:style-name="T30">ﮈ</text:span><text:span text:style-name="T3"> </text:span><text:span text:style-name="T30">ﮉ</text:span></text:p>
      <text:p text:style-name="P19"><text:span text:style-name="T30">ﮊ</text:span><text:span text:style-name="T3"> </text:span><text:span text:style-name="T30">ﮋ</text:span><text:span text:style-name="T3"> </text:span><text:span text:style-name="T30">ﮌ</text:span><text:span text:style-name="T3"> </text:span><text:span text:style-name="T30">ﮍ</text:span><text:span text:style-name="T3"> </text:span><text:span text:style-name="T30">ﮎ</text:span><text:span text:style-name="T3"> </text:span><text:span text:style-name="T30">ﮏ</text:span><text:span text:style-name="T3"> </text:span><text:span text:style-name="T30">ﮐ</text:span><text:span text:style-name="T3"> </text:span><text:span text:style-name="T30">ﮑﮒ</text:span><text:span text:style-name="T3"> </text:span><text:span text:style-name="T30">ﮓ</text:span><text:span text:style-name="T3"> </text:span><text:span text:style-name="T30">ﮔ</text:span><text:span text:style-name="T3"> </text:span><text:span text:style-name="T30">ﮕ</text:span><text:span text:style-name="T3"> </text:span><text:span text:style-name="T30">ﮖ</text:span><text:span text:style-name="T3"> </text:span><text:span text:style-name="T30">ﮗ</text:span><text:span text:style-name="T3"> </text:span><text:span text:style-name="T30">ﮘ</text:span><text:span text:style-name="T3"> </text:span><text:span text:style-name="T30">ﮙﮚﮛ</text:span><text:span text:style-name="T3"> </text:span><text:span text:style-name="T30">ﮜﮝ</text:span><text:span text:style-name="T3"> </text:span><text:span text:style-name="T30">ﮞ</text:span><text:span text:style-name="T3"> </text:span><text:span text:style-name="T30">ﮟ</text:span><text:span text:style-name="T3"> </text:span><text:span text:style-name="T30">ﮠ</text:span><text:span text:style-name="T3"> </text:span><text:span text:style-name="T30">ﮡ</text:span><text:span text:style-name="T3"> </text:span><text:span text:style-name="T30">ﮢ</text:span><text:span text:style-name="T3"> </text:span><text:span text:style-name="T30">ﮣ</text:span><text:span text:style-name="T3"> </text:span><text:span text:style-name="T30">ﮤ</text:span><text:span text:style-name="T3"> </text:span><text:span text:style-name="T30">ﮥ</text:span><text:span text:style-name="T3"> </text:span><text:span text:style-name="T30">ﮦ</text:span><text:span text:style-name="T3"> </text:span><text:span text:style-name="T30">ﮧ</text:span><text:span text:style-name="T3"> </text:span><text:span text:style-name="T30">ﮨ</text:span><text:span text:style-name="T3"> </text:span><text:span text:style-name="T30">ﮩ</text:span><text:span text:style-name="T3"> </text:span><text:span text:style-name="T30">ﮪ</text:span><text:span text:style-name="T3"> </text:span><text:span text:style-name="T30">ﮫ</text:span><text:span text:style-name="T3"> </text:span><text:span text:style-name="T30">ﮬ</text:span><text:span text:style-name="T3"> </text:span><text:span text:style-name="T30">ﮭ</text:span><text:span text:style-name="T3"> </text:span><text:span text:style-name="T30">ﮮ</text:span><text:span text:style-name="T3"> </text:span><text:span text:style-name="T30">ﮯ</text:span><text:span text:style-name="T3"> </text:span><text:span text:style-name="T30">ﮰ</text:span><text:span text:style-name="T3"> </text:span><text:span text:style-name="T30">ﮱ</text:span><text:span text:style-name="T3"> </text:span><text:span text:style-name="T30">ﯓ</text:span><text:span text:style-name="T3"> </text:span><text:span text:style-name="T30">ﯔ</text:span><text:span text:style-name="T3"> </text:span><text:span text:style-name="T30">ﯕ</text:span><text:span text:style-name="T3"> </text:span><text:span text:style-name="T30">ﯖ</text:span><text:span text:style-name="T3"> </text:span><text:span text:style-name="T30">ﯗ</text:span><text:span text:style-name="T3"> </text:span><text:span text:style-name="T30">ﯘ</text:span><text:span text:style-name="T3"> </text:span><text:span text:style-name="T30">ﯙ</text:span><text:span text:style-name="T3"> </text:span><text:span text:style-name="T30">ﯚ</text:span><text:span text:style-name="T3"> </text:span><text:span text:style-name="T30">ﯛ</text:span><text:span text:style-name="T3"> </text:span><text:span text:style-name="T30">ﯜ</text:span><text:span text:style-name="T3"> </text:span><text:span text:style-name="T30">ﯝ</text:span><text:span text:style-name="T3"> </text:span><text:span text:style-name="T30">ﯞ</text:span><text:span text:style-name="T3"> </text:span><text:span text:style-name="T30">ﯟ</text:span><text:span text:style-name="T3"> </text:span><text:span text:style-name="T30">ﯠ</text:span><text:span text:style-name="T3"> </text:span><text:span text:style-name="T30">ﯡ</text:span><text:span text:style-name="T3"> </text:span><text:span text:style-name="T30">ﯢ</text:span><text:span text:style-name="T3"> </text:span><text:span text:style-name="T30">ﯣ</text:span><text:span text:style-name="T3"> </text:span><text:span text:style-name="T30">ﯤ</text:span><text:span text:style-name="T3"> </text:span><text:span text:style-name="T30">ﯥﯦ</text:span><text:span text:style-name="T3"> </text:span><text:span text:style-name="T30">ﯧ</text:span><text:span text:style-name="T3"> </text:span><text:span text:style-name="T30">ﯨ</text:span><text:span text:style-name="T3"> </text:span><text:span text:style-name="T30">ﯩ</text:span><text:span text:style-name="T3"> </text:span><text:span text:style-name="T30">ﯪ</text:span><text:span text:style-name="T3"> </text:span><text:span text:style-name="T30">ﯫ</text:span><text:span text:style-name="T3"> </text:span><text:span text:style-name="T30">ﯬ</text:span><text:span text:style-name="T3"> </text:span><text:span text:style-name="T30">ﯭ</text:span><text:span text:style-name="T3"> </text:span><text:span text:style-name="T30">ﯮ</text:span><text:span text:style-name="T3"> </text:span><text:span text:style-name="T30">ﯯ</text:span><text:span text:style-name="T3"> </text:span><text:span text:style-name="T30">ﯰ</text:span><text:span text:style-name="T3"> </text:span><text:span text:style-name="T30">ﯱ</text:span><text:span text:style-name="T3"> </text:span><text:span text:style-name="T30">ﯲﯳ</text:span><text:span text:style-name="T3"> </text:span><text:span text:style-name="T30">ﯴ</text:span><text:span text:style-name="T3"> </text:span><text:span text:style-name="T30">ﯵ</text:span><text:span text:style-name="T3"> </text:span><text:span text:style-name="T30">ﯶ</text:span><text:span text:style-name="T3"> </text:span><text:span text:style-name="T30">ﯷ</text:span><text:span text:style-name="T3"> </text:span><text:span text:style-name="T30">ﯸ</text:span><text:span text:style-name="T3"> </text:span><text:span text:style-name="T30">ﯹ</text:span></text:p>
      <text:p text:style-name="P32"><text:span text:style-name="T31">ﭑ</text:span><text:span text:style-name="T3"> </text:span><text:span text:style-name="T31">ﭒ</text:span><text:span text:style-name="T3"> </text:span><text:span text:style-name="T31">ﭓ</text:span><text:span text:style-name="T3"> </text:span><text:span text:style-name="T31">ﭔ</text:span><text:span text:style-name="T3"> </text:span><text:span text:style-name="T31">ﭕ</text:span><text:span text:style-name="T3"> </text:span><text:span text:style-name="T31">ﭖ</text:span><text:span text:style-name="T3"> </text:span><text:span text:style-name="T31">ﭗ</text:span><text:span text:style-name="T3"> </text:span><text:span text:style-name="T31">ﭘ</text:span><text:span text:style-name="T3"> </text:span><text:span text:style-name="T31">ﭙ</text:span><text:span text:style-name="T3"> </text:span><text:span text:style-name="T31">ﭚ</text:span><text:span text:style-name="T3"> </text:span><text:span text:style-name="T31">ﭛ</text:span><text:span text:style-name="T3"> </text:span><text:span text:style-name="T31">ﭜ</text:span><text:span text:style-name="T3"> </text:span><text:span text:style-name="T31">ﭝ</text:span><text:span text:style-name="T3"> </text:span><text:span text:style-name="T31">ﭞ</text:span><text:span text:style-name="T3"> </text:span><text:span text:style-name="T31">ﭟ</text:span><text:span text:style-name="T3"> </text:span><text:span text:style-name="T31">ﭠ</text:span><text:span text:style-name="T3"> </text:span><text:span text:style-name="T31">ﭡ</text:span><text:span text:style-name="T3"> </text:span><text:span text:style-name="T31">ﭢ</text:span><text:span text:style-name="T3"> </text:span><text:span text:style-name="T31">ﭣ</text:span><text:span text:style-name="T3"> </text:span><text:span text:style-name="T31">ﭤ</text:span><text:span text:style-name="T3"> </text:span><text:span text:style-name="T31">ﭥ</text:span><text:span text:style-name="T3"> </text:span><text:span text:style-name="T31">ﭦﭧ</text:span><text:span text:style-name="T3"> </text:span><text:span text:style-name="T31">ﭨ</text:span><text:span text:style-name="T3"> </text:span><text:span text:style-name="T31">ﭩ</text:span><text:span text:style-name="T3"> </text:span><text:span text:style-name="T31">ﭪ</text:span><text:span text:style-name="T3"> </text:span><text:span text:style-name="T31">ﭫ</text:span><text:span text:style-name="T3"> </text:span><text:span text:style-name="T31">ﭬ</text:span><text:span text:style-name="T3"> </text:span><text:span text:style-name="T31">ﭭ</text:span><text:span text:style-name="T3"> </text:span><text:span text:style-name="T31">ﭮ</text:span><text:span text:style-name="T3"> </text:span><text:span text:style-name="T31">ﭯ</text:span><text:span text:style-name="T3"> </text:span><text:span text:style-name="T31">ﭰ</text:span><text:span text:style-name="T3"> </text:span><text:span text:style-name="T31">ﭱ</text:span><text:span text:style-name="T3"> </text:span><text:span text:style-name="T31">ﭲ</text:span><text:span text:style-name="T3"> </text:span><text:span text:style-name="T31">ﭳ</text:span><text:span text:style-name="T3"> </text:span><text:span text:style-name="T31">ﭴﭵ</text:span><text:span text:style-name="T3"> </text:span><text:span text:style-name="T31">ﭶ</text:span><text:span text:style-name="T3"> </text:span><text:span text:style-name="T31">ﭷ</text:span><text:span text:style-name="T3"> </text:span><text:span text:style-name="T31">ﭸ</text:span><text:span text:style-name="T3"> </text:span><text:span text:style-name="T31">ﭹ</text:span><text:span text:style-name="T3"> </text:span><text:span text:style-name="T31">ﭺ</text:span><text:span text:style-name="T3"> </text:span><text:span text:style-name="T31">ﭻ</text:span><text:span text:style-name="T3"> </text:span><text:span text:style-name="T31">ﭼ</text:span><text:span text:style-name="T3"> </text:span><text:span text:style-name="T31">ﭽ</text:span><text:span text:style-name="T3"> </text:span><text:span text:style-name="T31">ﭾ</text:span><text:span text:style-name="T3"> </text:span><text:span text:style-name="T31">ﭿﮀ</text:span><text:span text:style-name="T3"> </text:span><text:span text:style-name="T31">ﮁ</text:span><text:span text:style-name="T3"> </text:span><text:span text:style-name="T31">ﮂ</text:span><text:span text:style-name="T3"> </text:span><text:span text:style-name="T31">ﮃ</text:span><text:span text:style-name="T3"> </text:span><text:span text:style-name="T31">ﮄﮅ</text:span><text:span text:style-name="T3"> </text:span><text:span text:style-name="T31">ﮆ</text:span><text:span text:style-name="T3"> </text:span><text:span text:style-name="T31">ﮇ</text:span><text:span text:style-name="T3"> </text:span><text:span text:style-name="T31">ﮈﮉ</text:span><text:span text:style-name="T3"> </text:span><text:span text:style-name="T31">ﮊ</text:span><text:span text:style-name="T3"> </text:span><text:span text:style-name="T31">ﮋ</text:span><text:span text:style-name="T3"> </text:span><text:span text:style-name="T31">ﮌ</text:span><text:span text:style-name="T3"> </text:span><text:span text:style-name="T31">ﮍ</text:span><text:span text:style-name="T3"> </text:span><text:span text:style-name="T31">ﮎ</text:span><text:span text:style-name="T3"> </text:span><text:span text:style-name="T31">ﮏ</text:span><text:span text:style-name="T3"> </text:span><text:span text:style-name="T31">ﮐ</text:span><text:span text:style-name="T3"> </text:span><text:span text:style-name="T31">ﮑ</text:span><text:span text:style-name="T3"> </text:span><text:span text:style-name="T31">ﮒ</text:span><text:span text:style-name="T3"> </text:span><text:span text:style-name="T31">ﮓ</text:span><text:span text:style-name="T3"> </text:span><text:span text:style-name="T31">ﮔ</text:span><text:span text:style-name="T3"> </text:span><text:span text:style-name="T31">ﮕ</text:span><text:span text:style-name="T3"> </text:span><text:span text:style-name="T31">ﮖ</text:span><text:span text:style-name="T3"> </text:span><text:span text:style-name="T31">ﮗ</text:span><text:span text:style-name="T3"> </text:span><text:span text:style-name="T31">ﮘ</text:span><text:span text:style-name="T3"> </text:span><text:span text:style-name="T31">ﮙ</text:span><text:span text:style-name="T3"> </text:span><text:span text:style-name="T31">ﮚ</text:span><text:span text:style-name="T3"> </text:span><text:span text:style-name="T31">ﮛ</text:span><text:span text:style-name="T3"> </text:span><text:span text:style-name="T31">ﮜ</text:span><text:span text:style-name="T3"> </text:span><text:span text:style-name="T31">ﮝ</text:span><text:span text:style-name="T3"> </text:span><text:span text:style-name="T31">ﮞ</text:span><text:span text:style-name="T3"> </text:span><text:span text:style-name="T31">ﮟ</text:span><text:span text:style-name="T3"> </text:span><text:span text:style-name="T31">ﮠ</text:span><text:span text:style-name="T3"> </text:span><text:span text:style-name="T31">ﮡ</text:span><text:span text:style-name="T3"> </text:span><text:span text:style-name="T31">ﮢ</text:span><text:span text:style-name="T3"> </text:span><text:span text:style-name="T31">ﮣ</text:span><text:span text:style-name="T3"> </text:span><text:span text:style-name="T31">ﮤ</text:span><text:span text:style-name="T3"> </text:span><text:span text:style-name="T31">ﮥ</text:span><text:span text:style-name="T3"> </text:span><text:span text:style-name="T31">ﮦ</text:span><text:span text:style-name="T3"> </text:span><text:span text:style-name="T31">ﮧ</text:span><text:span text:style-name="T3"> </text:span><text:span text:style-name="T31">ﮨ</text:span><text:span text:style-name="T3"> </text:span><text:span text:style-name="T31">ﮩﮪ</text:span><text:span text:style-name="T3"> </text:span><text:span text:style-name="T31">ﮫ</text:span><text:span text:style-name="T3"> </text:span><text:span text:style-name="T31">ﮬ</text:span><text:span text:style-name="T3"> </text:span><text:span text:style-name="T31">ﮭ</text:span><text:span text:style-name="T3"> </text:span><text:span text:style-name="T31">ﮮﮯ</text:span><text:span text:style-name="T3"> </text:span><text:span text:style-name="T31">ﮰ</text:span><text:span text:style-name="T3"> </text:span><text:span text:style-name="T31">ﮱ</text:span><text:span text:style-name="T3"> </text:span><text:span text:style-name="T31">ﯓ</text:span><text:span text:style-name="T3"> </text:span><text:span text:style-name="T31">ﯔ</text:span><text:span text:style-name="T3"> </text:span><text:span text:style-name="T31">ﯕ</text:span><text:span text:style-name="T3"> </text:span><text:span text:style-name="T31">ﯖ</text:span><text:span text:style-name="T3"> </text:span><text:span text:style-name="T31">ﯗ</text:span><text:span text:style-name="T3"> </text:span><text:span text:style-name="T31">ﯘ</text:span><text:span text:style-name="T3"> </text:span><text:span text:style-name="T31">ﯙ</text:span><text:span text:style-name="T3"> </text:span><text:span text:style-name="T31">ﯚ</text:span><text:span text:style-name="T3"> </text:span><text:span text:style-name="T31">ﯛ</text:span><text:span text:style-name="T3"> </text:span><text:span text:style-name="T31">ﯜ</text:span><text:span text:style-name="T3"> </text:span><text:span text:style-name="T31">ﯝ</text:span><text:span text:style-name="T3"> </text:span><text:span text:style-name="T31">ﯞ</text:span><text:span text:style-name="T3"> </text:span><text:span text:style-name="T31">ﯟ</text:span><text:span text:style-name="T3"> </text:span><text:span text:style-name="T31">ﯠ</text:span><text:span text:style-name="T3"> </text:span><text:span text:style-name="T31">ﯡ</text:span><text:span text:style-name="T3"> </text:span><text:span text:style-name="T31">ﯢ</text:span><text:span text:style-name="T3"> </text:span><text:span text:style-name="T31">ﯣ</text:span><text:span text:style-name="T3"> </text:span><text:span text:style-name="T31">ﯤﯥ</text:span><text:span text:style-name="T3"> </text:span><text:span text:style-name="T31">ﯦ</text:span><text:span text:style-name="T3"> </text:span><text:span text:style-name="T31">ﯧ</text:span><text:span text:style-name="T3"> </text:span><text:span text:style-name="T31">ﯨ</text:span><text:span text:style-name="T3"> </text:span><text:span text:style-name="T31">ﯩ</text:span><text:span text:style-name="T3"> </text:span><text:span text:style-name="T31">ﯪ</text:span><text:span text:style-name="T3"> </text:span><text:span text:style-name="T31">ﯫ</text:span><text:span text:style-name="T3"> </text:span><text:span text:style-name="T31">ﯬ</text:span><text:span text:style-name="T3"> </text:span><text:span text:style-name="T31">ﯭ</text:span><text:span text:style-name="T3"> </text:span><text:span text:style-name="T31">ﯮ</text:span><text:span text:style-name="T3"> </text:span><text:span text:style-name="T31">ﯯ</text:span><text:span text:style-name="T3"> </text:span><text:span text:style-name="T31">ﯰ</text:span><text:span text:style-name="T3"> </text:span><text:span text:style-name="T31">ﯱ</text:span><text:span text:style-name="T3"> </text:span><text:span text:style-name="T31">ﯲ</text:span><text:span text:style-name="T3"> </text:span><text:span text:style-name="T31">ﯳ</text:span><text:span text:style-name="T3"> </text:span><text:span text:style-name="T31">ﯴ</text:span><text:span text:style-name="T3"> </text:span><text:span text:style-name="T31">ﯵﯶ</text:span><text:span text:style-name="T3"> </text:span><text:span text:style-name="T31">ﯷ</text:span><text:span text:style-name="T3"> </text:span><text:span text:style-name="T31">ﯸ</text:span><text:span text:style-name="T3"> </text:span><text:span text:style-name="T31">ﯹ</text:span><text:span text:style-name="T3"> </text:span><text:span text:style-name="T31">ﯺ</text:span><text:span text:style-name="T3"> </text:span><text:span text:style-name="T31">ﯻ</text:span><text:span text:style-name="T3"> </text:span><text:span text:style-name="T31">ﯼﯽ</text:span><text:span text:style-name="T3"> </text:span><text:span text:style-name="T31">ﯾ</text:span><text:span text:style-name="T3"> </text:span><text:span text:style-name="T31">ﯿ</text:span><text:span text:style-name="T3"> </text:span><text:span text:style-name="T31">ﰀ</text:span><text:span text:style-name="T3"> </text:span><text:span text:style-name="T31">ﰁ</text:span><text:span text:style-name="T3"> </text:span><text:span text:style-name="T31">ﰂﰃ</text:span><text:span text:style-name="T3"> </text:span><text:span text:style-name="T31">ﰄ</text:span><text:span text:style-name="T3"> </text:span><text:span text:style-name="T31">ﰅ</text:span><text:span text:style-name="T3"> </text:span><text:span text:style-name="T31">ﰆ</text:span><text:span text:style-name="T3"> </text:span><text:span text:style-name="T31">ﰇ</text:span><text:span text:style-name="T3"> </text:span><text:span text:style-name="T31">ﰈﰉ</text:span><text:span text:style-name="T3"> </text:span><text:span text:style-name="T31">ﰊ</text:span><text:span text:style-name="T3"> </text:span><text:span text:style-name="T31">ﰋ</text:span><text:span text:style-name="T3"> </text:span><text:span text:style-name="T31">ﰌ</text:span></text:p>
      <text:p text:style-name="P22"><text:span text:style-name="T32">ﭑ</text:span><text:span text:style-name="T3"> </text:span><text:span text:style-name="T32">ﭒ</text:span><text:span text:style-name="T3"> </text:span><text:span text:style-name="T32">ﭓ</text:span><text:span text:style-name="T3"> </text:span><text:span text:style-name="T32">ﭔ</text:span><text:span text:style-name="T3"> </text:span><text:span text:style-name="T32">ﭕ</text:span><text:span text:style-name="T3"> </text:span><text:span text:style-name="T32">ﭖﭗ</text:span><text:span text:style-name="T3"> </text:span><text:span text:style-name="T32">ﭘ</text:span><text:span text:style-name="T3"> </text:span><text:span text:style-name="T32">ﭙ</text:span><text:span text:style-name="T3"> </text:span><text:span text:style-name="T32">ﭚ</text:span><text:span text:style-name="T3"> </text:span><text:span text:style-name="T32">ﭛ</text:span><text:span text:style-name="T3"> </text:span><text:span text:style-name="T32">ﭜ</text:span><text:span text:style-name="T3"> </text:span><text:span text:style-name="T32">ﭝ</text:span><text:span text:style-name="T3"> </text:span><text:span text:style-name="T32">ﭞ</text:span><text:span text:style-name="T3"> </text:span><text:span text:style-name="T32">ﭟ</text:span><text:span text:style-name="T3"> </text:span><text:span text:style-name="T32">ﭠ</text:span><text:span text:style-name="T3"> </text:span><text:span text:style-name="T32">ﭡ</text:span><text:span text:style-name="T3"> </text:span><text:span text:style-name="T32">ﭢ</text:span><text:span text:style-name="T3"> </text:span><text:span text:style-name="T32">ﭣﭤ</text:span><text:span text:style-name="T3"> </text:span><text:span text:style-name="T32">ﭥ</text:span><text:span text:style-name="T3"> </text:span><text:span text:style-name="T32">ﭦ</text:span><text:span text:style-name="T3"> </text:span><text:span text:style-name="T32">ﭧ</text:span><text:span text:style-name="T3"> </text:span><text:span text:style-name="T32">ﭨ</text:span><text:span text:style-name="T3"> </text:span><text:span text:style-name="T32">ﭩ</text:span><text:span text:style-name="T3"> </text:span><text:span text:style-name="T32">ﭪ</text:span><text:span text:style-name="T3"> </text:span><text:span text:style-name="T32">ﭫﭬ</text:span><text:span text:style-name="T3"> </text:span><text:span text:style-name="T32">ﭭ</text:span><text:span text:style-name="T3"> </text:span><text:span text:style-name="T32">ﭮ</text:span><text:span text:style-name="T3"> </text:span><text:span text:style-name="T32">ﭯ</text:span><text:span text:style-name="T3"> </text:span><text:span text:style-name="T32">ﭰ</text:span><text:span text:style-name="T3"> </text:span><text:span text:style-name="T32">ﭱ</text:span><text:span text:style-name="T3"> </text:span><text:span text:style-name="T32">ﭲ</text:span><text:span text:style-name="T3"> </text:span><text:span text:style-name="T32">ﭳ</text:span><text:span text:style-name="T3"> </text:span><text:span text:style-name="T32">ﭴ</text:span><text:span text:style-name="T3"> </text:span><text:span text:style-name="T32">ﭵﭶ</text:span><text:span text:style-name="T3"> </text:span><text:span text:style-name="T32">ﭷ</text:span><text:span text:style-name="T3"> </text:span><text:span text:style-name="T32">ﭸ</text:span><text:span text:style-name="T3"> </text:span><text:span text:style-name="T32">ﭹ</text:span><text:span text:style-name="T3"> </text:span><text:span text:style-name="T32">ﭺ</text:span><text:span text:style-name="T3"> </text:span><text:span text:style-name="T32">ﭻ</text:span><text:span text:style-name="T3"> </text:span><text:span text:style-name="T32">ﭼ</text:span><text:span text:style-name="T3"> </text:span><text:span text:style-name="T32">ﭽ</text:span><text:span text:style-name="T3"> </text:span><text:span text:style-name="T32">ﭾ</text:span><text:span text:style-name="T3"> </text:span><text:span text:style-name="T32">ﭿ</text:span><text:span text:style-name="T3"> </text:span><text:span text:style-name="T32">ﮀ</text:span><text:span text:style-name="T3"> </text:span><text:span text:style-name="T32">ﮁ</text:span><text:span text:style-name="T3"> </text:span><text:span text:style-name="T32">ﮂﮃ</text:span><text:span text:style-name="T3"> </text:span><text:span text:style-name="T32">ﮄ</text:span><text:span text:style-name="T3"> </text:span><text:span text:style-name="T32">ﮅ</text:span><text:span text:style-name="T3"> </text:span><text:span text:style-name="T32">ﮆ</text:span><text:span text:style-name="T3"> </text:span><text:span text:style-name="T32">ﮇ</text:span><text:span text:style-name="T3"> </text:span><text:span text:style-name="T32">ﮈ</text:span><text:span text:style-name="T3"> </text:span><text:span text:style-name="T32">ﮉ</text:span><text:span text:style-name="T3"> </text:span><text:span text:style-name="T32">ﮊ</text:span><text:span text:style-name="T3"> </text:span><text:span text:style-name="T32">ﮋ</text:span><text:span text:style-name="T3"> </text:span><text:span text:style-name="T32">ﮌ</text:span><text:span text:style-name="T3"> </text:span><text:span text:style-name="T32">ﮍ</text:span><text:span text:style-name="T3"> </text:span><text:span text:style-name="T32">ﮎﮏ</text:span><text:span text:style-name="T3"> </text:span><text:span text:style-name="T32">ﮐ</text:span><text:span text:style-name="T3"> </text:span><text:span text:style-name="T32">ﮑ</text:span><text:span text:style-name="T3"> </text:span><text:span text:style-name="T32">ﮒ</text:span><text:span text:style-name="T3"> </text:span><text:span text:style-name="T32">ﮓ</text:span><text:span text:style-name="T3"> </text:span><text:span text:style-name="T32">ﮔ</text:span><text:span text:style-name="T3"> </text:span><text:span text:style-name="T32">ﮕ</text:span><text:span text:style-name="T3"> </text:span><text:span text:style-name="T32">ﮖ</text:span><text:span text:style-name="T3"> </text:span><text:span text:style-name="T32">ﮗ</text:span><text:span text:style-name="T3"> </text:span><text:span text:style-name="T32">ﮘ</text:span><text:span text:style-name="T3"> </text:span><text:span text:style-name="T32">ﮙ</text:span><text:span text:style-name="T3"> </text:span><text:span text:style-name="T32">ﮚ</text:span><text:span text:style-name="T3"> </text:span><text:span text:style-name="T32">ﮛ</text:span><text:span text:style-name="T3"> </text:span><text:span text:style-name="T32">ﮜ</text:span><text:span text:style-name="T3"> </text:span><text:span text:style-name="T32">ﮝ</text:span><text:span text:style-name="T3"> </text:span><text:span text:style-name="T32">ﮞ</text:span><text:span text:style-name="T3"> </text:span><text:span text:style-name="T32">ﮟ</text:span><text:span text:style-name="T3"> </text:span><text:span text:style-name="T32">ﮠ</text:span><text:span text:style-name="T3"> </text:span><text:span text:style-name="T32">ﮡ</text:span><text:span text:style-name="T3"> </text:span><text:span text:style-name="T32">ﮢ</text:span><text:span text:style-name="T3"> </text:span><text:span text:style-name="T32">ﮣ</text:span><text:span text:style-name="T3"> </text:span><text:span text:style-name="T32">ﮤ</text:span><text:span text:style-name="T3"> </text:span><text:span text:style-name="T32">ﮥ</text:span><text:span text:style-name="T3"> </text:span><text:span text:style-name="T32">ﮦﮧ</text:span><text:span text:style-name="T3"> </text:span><text:span text:style-name="T32">ﮨ</text:span><text:span text:style-name="T3"> </text:span><text:span text:style-name="T32">ﮩ</text:span><text:span text:style-name="T3"> </text:span><text:span text:style-name="T32">ﮪ</text:span><text:span text:style-name="T3"> </text:span><text:span text:style-name="T32">ﮫ</text:span><text:span text:style-name="T3"> </text:span><text:span text:style-name="T32">ﮬ</text:span><text:span text:style-name="T3"> </text:span><text:span text:style-name="T32">ﮭ</text:span><text:span text:style-name="T3"> </text:span><text:span text:style-name="T32">ﮮ</text:span><text:span text:style-name="T3"> </text:span><text:span text:style-name="T32">ﮯ</text:span><text:span text:style-name="T3"> </text:span><text:span text:style-name="T32">ﮰﮱ</text:span><text:span text:style-name="T3"> </text:span><text:span text:style-name="T32">ﯓ</text:span><text:span text:style-name="T3"> </text:span><text:span text:style-name="T32">ﯔ</text:span><text:span text:style-name="T3"> </text:span><text:span text:style-name="T32">ﯕﯖ</text:span><text:span text:style-name="T3"> </text:span><text:span text:style-name="T32">ﯗ</text:span><text:span text:style-name="T3"> </text:span><text:span text:style-name="T32">ﯘ</text:span><text:span text:style-name="T3"> </text:span><text:span text:style-name="T32">ﯙ</text:span><text:span text:style-name="T3"> </text:span><text:span text:style-name="T32">ﯚ</text:span><text:span text:style-name="T3"> </text:span><text:span text:style-name="T32">ﯛ</text:span><text:span text:style-name="T3"> </text:span><text:span text:style-name="T32">ﯜ</text:span><text:span text:style-name="T3"> </text:span><text:span text:style-name="T32">ﯝ</text:span><text:span text:style-name="T3"> </text:span><text:span text:style-name="T32">ﯞ</text:span><text:span text:style-name="T3"> </text:span><text:span text:style-name="T32">ﯟ</text:span><text:span text:style-name="T3"> </text:span><text:span text:style-name="T32">ﯠ</text:span><text:span text:style-name="T3"> </text:span><text:span text:style-name="T32">ﯡ</text:span><text:span text:style-name="T3"> </text:span><text:span text:style-name="T32">ﯢ</text:span><text:span text:style-name="T3"> </text:span><text:span text:style-name="T32">ﯣ</text:span><text:span text:style-name="T3"> </text:span><text:span text:style-name="T32">ﯤ</text:span><text:span text:style-name="T3"> </text:span><text:span text:style-name="T32">ﯥﯦ</text:span><text:span text:style-name="T3"> </text:span><text:span text:style-name="T32">ﯧ</text:span><text:span text:style-name="T3"> </text:span><text:span text:style-name="T32">ﯨ</text:span><text:span text:style-name="T3"> </text:span><text:span text:style-name="T32">ﯩ</text:span><text:span text:style-name="T3"> </text:span><text:span text:style-name="T32">ﯪ</text:span><text:span text:style-name="T3"> </text:span><text:span text:style-name="T32">ﯫ</text:span><text:span text:style-name="T3"> </text:span><text:span text:style-name="T32">ﯬ</text:span><text:span text:style-name="T3"> </text:span><text:span text:style-name="T32">ﯭ</text:span><text:span text:style-name="T3"> </text:span><text:span text:style-name="T32">ﯮﯯ</text:span><text:span text:style-name="T3"> </text:span><text:span text:style-name="T32">ﯰ</text:span><text:span text:style-name="T3"> </text:span><text:span text:style-name="T32">ﯱ</text:span><text:span text:style-name="T3"> </text:span><text:span text:style-name="T32">ﯲ</text:span><text:span text:style-name="T3"> </text:span><text:span text:style-name="T32">ﯳ</text:span><text:span text:style-name="T3"> </text:span><text:span text:style-name="T32">ﯴ</text:span></text:p>
      <text:p text:style-name="P21"><text:span text:style-name="T33">ﮌ</text:span><text:span text:style-name="T12">ﮣ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Sans Serif" svg:font-family="'MS Sans Serif'" style:font-family-generic="roman" style:font-pitch="variable"/>
    <style:font-face style:name="MSI_BASMALAH" svg:font-family="MSI_BASMALAH"/>
    <style:font-face style:name="MSI_Z322" svg:font-family="MSI_Z322"/>
    <style:font-face style:name="MSI_Z323" svg:font-family="MSI_Z323" style:font-pitch="variable"/>
    <style:font-face style:name="MSI_Z324" svg:font-family="MSI_Z324" style:font-pitch="variable"/>
    <style:font-face style:name="MSI_Z325" svg:font-family="MSI_Z325" style:font-pitch="variable"/>
    <style:font-face style:name="MSI_Z326" svg:font-family="MSI_Z326" style:font-pitch="variable"/>
    <style:font-face style:name="MSI_Z327" svg:font-family="MSI_Z327" style:font-pitch="variable"/>
    <style:font-face style:name="MSI_Z328" svg:font-family="MSI_Z328" style:font-pitch="variable"/>
    <style:font-face style:name="MSI_Z329" svg:font-family="MSI_Z329" style:font-pitch="variable"/>
    <style:font-face style:name="MSI_Z330" svg:font-family="MSI_Z330" style:font-pitch="variable"/>
    <style:font-face style:name="MSI_Z331" svg:font-family="MSI_Z331" style:font-pitch="variable"/>
    <style:font-face style:name="MSI_Z332" svg:font-family="MSI_Z332" style:font-pitch="variable"/>
    <style:font-face style:name="MSI_Z333" svg:font-family="MSI_Z333" style:font-pitch="variable"/>
    <style:font-face style:name="MSI_Z334" svg:font-family="MSI_Z334" style:font-pitch="variable"/>
    <style:font-face style:name="MSI_Z335" svg:font-family="MSI_Z335" style:font-pitch="variable"/>
    <style:font-face style:name="MSI_Z336" svg:font-family="MSI_Z336" style:font-pitch="variable"/>
    <style:font-face style:name="MSI_Z337" svg:font-family="MSI_Z337" style:font-pitch="variable"/>
    <style:font-face style:name="MSI_Z338" svg:font-family="MSI_Z338" style:font-pitch="variable"/>
    <style:font-face style:name="MSI_Z339" svg:font-family="MSI_Z339" style:font-pitch="variable"/>
    <style:font-face style:name="MSI_Z340" svg:font-family="MSI_Z340" style:font-pitch="variable"/>
    <style:font-face style:name="MSI_Z341" svg:font-family="MSI_Z341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QCF_P322" svg:font-family="QCF_P322" style:font-family-generic="roman" style:font-pitch="variable"/>
    <style:font-face style:name="QCF_P323" svg:font-family="QCF_P323" style:font-family-generic="roman" style:font-pitch="variable"/>
    <style:font-face style:name="QCF_P324" svg:font-family="QCF_P324" style:font-family-generic="roman" style:font-pitch="variable"/>
    <style:font-face style:name="QCF_P325" svg:font-family="QCF_P325" style:font-family-generic="roman" style:font-pitch="variable"/>
    <style:font-face style:name="QCF_P326" svg:font-family="QCF_P326" style:font-family-generic="roman" style:font-pitch="variable"/>
    <style:font-face style:name="QCF_P327" svg:font-family="QCF_P327" style:font-family-generic="roman" style:font-pitch="variable"/>
    <style:font-face style:name="QCF_P328" svg:font-family="QCF_P328" style:font-family-generic="roman" style:font-pitch="variable"/>
    <style:font-face style:name="QCF_P329" svg:font-family="QCF_P329" style:font-family-generic="roman" style:font-pitch="variable"/>
    <style:font-face style:name="QCF_P330" svg:font-family="QCF_P330" style:font-family-generic="roman" style:font-pitch="variable"/>
    <style:font-face style:name="QCF_P331" svg:font-family="QCF_P331" style:font-family-generic="roman" style:font-pitch="variable"/>
    <style:font-face style:name="QCF_P332" svg:font-family="QCF_P332" style:font-family-generic="roman" style:font-pitch="variable"/>
    <style:font-face style:name="QCF_P333" svg:font-family="QCF_P333" style:font-family-generic="roman" style:font-pitch="variable"/>
    <style:font-face style:name="QCF_P334" svg:font-family="QCF_P334" style:font-family-generic="roman" style:font-pitch="variable"/>
    <style:font-face style:name="QCF_P335" svg:font-family="QCF_P335" style:font-family-generic="roman" style:font-pitch="variable"/>
    <style:font-face style:name="QCF_P336" svg:font-family="QCF_P336" style:font-family-generic="roman" style:font-pitch="variable"/>
    <style:font-face style:name="QCF_P337" svg:font-family="QCF_P337" style:font-family-generic="roman" style:font-pitch="variable"/>
    <style:font-face style:name="QCF_P338" svg:font-family="QCF_P338" style:font-family-generic="roman" style:font-pitch="variable"/>
    <style:font-face style:name="QCF_P339" svg:font-family="QCF_P339" style:font-family-generic="roman" style:font-pitch="variable"/>
    <style:font-face style:name="QCF_P340" svg:font-family="QCF_P340" style:font-family-generic="roman" style:font-pitch="variable"/>
    <style:font-face style:name="QCF_P341" svg:font-family="QCF_P341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4201in" style:type="center"/>
          <style:tab-stop style:position="4.840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75019c" style:font-size-asian="8pt" style:font-size-complex="8pt"/>
    </style:style>
    <style:style style:name="MP2" style:family="paragraph" style:parent-style-name="Footer">
      <style:paragraph-properties fo:text-align="center" style:justify-single-word="false"/>
      <style:text-properties style:font-name="Liberation Sans Narrow" fo:font-size="10pt" officeooo:rsid="00201315" officeooo:paragraph-rsid="00201315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officeooo:paragraph-rsid="00c359f2"/>
    </style:style>
    <style:style style:name="MP4" style:family="paragraph" style:parent-style-name="Header">
      <style:paragraph-properties fo:text-align="start" style:justify-single-word="false"/>
      <style:text-properties style:font-name="Liberation Sans Narrow" fo:font-size="10pt" officeooo:rsid="0075019c" officeooo:paragraph-rsid="00c359f2" style:font-size-asian="10pt" style:font-size-complex="10pt"/>
    </style:style>
    <style:style style:name="MT1" style:family="text">
      <style:text-properties officeooo:rsid="012706cb"/>
    </style:style>
    <style:style style:name="MT2" style:family="text">
      <style:text-properties officeooo:rsid="01267b88"/>
    </style:style>
    <style:style style:name="MT3" style:family="text">
      <style:text-properties style:font-name="Liberation Sans Narrow" fo:font-size="10pt" officeooo:rsid="0075019c" style:font-size-asian="10pt" style:font-size-complex="10pt"/>
    </style:style>
    <style:style style:name="MT4" style:family="text">
      <style:text-properties style:font-name="Liberation Sans Narrow" fo:font-size="10pt" officeooo:rsid="0136b361" style:font-size-asian="10pt" style:font-size-complex="10pt"/>
    </style:style>
    <style:style style:name="MT5" style:family="text">
      <style:text-properties style:font-name="Liberation Sans Narrow" fo:font-size="10pt" officeooo:rsid="00b43692" style:font-size-asian="10pt" style:font-size-complex="10pt"/>
    </style:style>
    <style:style style:name="MT6" style:family="text">
      <style:text-properties officeooo:rsid="011f8199"/>
    </style:style>
    <style:style style:name="MT7" style:family="text">
      <style:text-properties officeooo:rsid="00b43692"/>
    </style:style>
    <style:page-layout style:name="Mpm1" style:page-usage="mirrored">
      <style:page-layout-properties fo:page-width="6in" fo:page-height="10.1598in" style:num-format="1" style:print-orientation="portrait" fo:margin-top="0.2in" fo:margin-bottom="0.2in" fo:margin-left="0.6598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page-layout style:name="Mpm2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6in" fo:page-height="10.1598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in" fo:page-height="10.1598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1598in" fo:page-height="6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9" style:page-usage="mirrored">
      <style:page-layout-properties fo:page-width="6in" fo:page-height="10.1598in" style:num-format="1" style:print-orientation="portrait" fo:margin-top="0.2in" fo:margin-bottom="0.2in" fo:margin-left="0.6598in" fo:margin-right="0.5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1402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.1402in" fo:margin-left="0in" fo:margin-right="0in" fo:margin-top="0.040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ext:p text:style-name="MP1">Surat <text:span text:style-name="MT1">Al Anbiya’</text:span><text:tab/><text:tab/>Juz 1<text:span text:style-name="MT2">7</text:span></text:p>
      </style:header>
      <style:footer>
        <text:p text:style-name="MP2"><text:page-number text:select-page="current">331</text:page-number></text:p>
      </style:footer>
    </style:master-page>
    <style:master-page style:name="Endnot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Envelope" style:page-layout-name="Mpm6" draw:style-name="Mdp1"/>
    <style:master-page style:name="Index" style:page-layout-name="Mpm3" draw:style-name="Mdp1"/>
    <style:master-page style:name="HTML" style:page-layout-name="Mpm7" draw:style-name="Mdp1"/>
    <style:master-page style:name="Footnote" style:page-layout-name="Mpm2" draw:style-name="Mdp1"/>
    <style:master-page style:name="Landscape" style:page-layout-name="Mpm8" draw:style-name="Mdp1"/>
    <style:master-page style:name="ganti_20_surat" style:display-name="ganti surat" style:page-layout-name="Mpm9" draw:style-name="Mdp2">
      <style:header>
        <text:p text:style-name="MP3"><text:span text:style-name="MT3">Surat </text:span><text:span text:style-name="MT4">Al Hajj</text:span><text:span text:style-name="MT3"><text:tab/><text:tab/>Juz </text:span><text:span text:style-name="MT5">1</text:span><text:span text:style-name="MT4">7</text:span></text:p>
      </style:header>
      <style:footer>
        <text:p text:style-name="MP2"><text:page-number text:select-page="current">341</text:page-number></text:p>
      </style:footer>
    </style:master-page>
    <style:master-page style:name="ganti_20_surat2" style:display-name="ganti surat2" style:page-layout-name="Mpm9" draw:style-name="Mdp2">
      <style:header>
        <text:p text:style-name="MP4">Surat <text:span text:style-name="MT6">Thaha<text:tab/><text:tab/></text:span>Juz <text:span text:style-name="MT7">16</text:span></text:p>
      </style:header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05T08:24:30.462285225</meta:creation-date>
    <dc:date>2022-05-31T23:51:00.630000000</dc:date>
    <meta:editing-duration>PT12H29M6S</meta:editing-duration>
    <meta:editing-cycles>257</meta:editing-cycles>
    <meta:generator>LibreOffice/7.3.3.2$Windows_X86_64 LibreOffice_project/d1d0ea68f081ee2800a922cac8f79445e4603348</meta:generator>
    <meta:document-statistic meta:table-count="0" meta:image-count="0" meta:object-count="0" meta:page-count="20" meta:paragraph-count="38" meta:word-count="2647" meta:character-count="5452" meta:non-whitespace-character-count="2840"/>
  </office:meta>
</office:document-meta>
</file>